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MGRAY" table:style-name="ta1">
        <table:shapes>
          <draw:frame draw:z-index="0" draw:style-name="gr1" draw:text-style-name="P1" svg:width="468.85pt" svg:height="292.14pt" svg:x="419.73pt" svg:y="69.28pt">
            <loext:p draw:notify-on-update-of-ranges="IMGRAY.B2:IMGRAY.C2 IMGRAY.G1:IMGRAY.G1 IMGRAY.I1:IMGRAY.I2 IMGRAY.H1:IMGRAY.H2 IMGRAY.B3:IMGRAY.B20 IMGRAY.A1:IMGRAY.A1 IMGRAY.C3:IMGRAY.C20 IMGRAY.A22:IMGRAY.A22 IMGRAY.C24:IMGRAY.C41 IMGRAY.B24:IMGRAY.B41 IMGRAY.A43:IMGRAY.A43 IMGRAY.C45:IMGRAY.C63 IMGRAY.B45:IMGRAY.B63 IMGRAY.A65:IMGRAY.A65 IMGRAY.C67:IMGRAY.C80 IMGRAY.B67:IMGRAY.B80 IMGRAY.A82:IMGRAY.A82 IMGRAY.C84:IMGRAY.C99 IMGRAY.B84:IMGRAY.B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D-Tree</text:p>
          </table:table-cell>
          <table:table-cell table:number-columns-repeated="5"/>
          <table:table-cell office:value-type="string" calcext:value-type="string">
            <text:p>Linear Search</text:p>
          </table:table-cell>
          <table:table-cell table:formula="of:=MIN([.B3:.B99])" office:value-type="float" office:value="0.0704637" calcext:value-type="float">
            <text:p>0.0704637</text:p>
          </table:table-cell>
          <table:table-cell office:value-type="float" office:value="193.042" calcext:value-type="float">
            <text:p>193.042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3.042" calcext:value-type="float">
            <text:p>193.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11356" calcext:value-type="float">
            <text:p>0.0711356</text:p>
          </table:table-cell>
          <table:table-cell office:value-type="float" office:value="0.0649633" calcext:value-type="float">
            <text:p>0.0649633</text:p>
          </table:table-cell>
          <table:table-cell office:value-type="float" office:value="0.00150528" calcext:value-type="float">
            <text:p>0.00150528</text:p>
          </table:table-cell>
          <table:table-cell office:value-type="float" office:value="6.40714" calcext:value-type="float">
            <text:p>6.407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8811" calcext:value-type="float">
            <text:p>0.0898811</text:p>
          </table:table-cell>
          <table:table-cell office:value-type="float" office:value="0.0835993" calcext:value-type="float">
            <text:p>0.0835993</text:p>
          </table:table-cell>
          <table:table-cell office:value-type="float" office:value="0.0019371" calcext:value-type="float">
            <text:p>0.0019371</text:p>
          </table:table-cell>
          <table:table-cell office:value-type="float" office:value="2.70845" calcext:value-type="float">
            <text:p>2.708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6703" calcext:value-type="float">
            <text:p>0.106703</text:p>
          </table:table-cell>
          <table:table-cell office:value-type="float" office:value="0.115851" calcext:value-type="float">
            <text:p>0.115851</text:p>
          </table:table-cell>
          <table:table-cell office:value-type="float" office:value="0.0026844" calcext:value-type="float">
            <text:p>0.0026844</text:p>
          </table:table-cell>
          <table:table-cell office:value-type="float" office:value="1.63806" calcext:value-type="float">
            <text:p>1.638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337" calcext:value-type="float">
            <text:p>0.124337</text:p>
          </table:table-cell>
          <table:table-cell office:value-type="float" office:value="0.172481" calcext:value-type="float">
            <text:p>0.172481</text:p>
          </table:table-cell>
          <table:table-cell office:value-type="float" office:value="0.00399659" calcext:value-type="float">
            <text:p>0.00399659</text:p>
          </table:table-cell>
          <table:table-cell office:value-type="float" office:value="1.43285" calcext:value-type="float">
            <text:p>1.432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9014" calcext:value-type="float">
            <text:p>0.149014</text:p>
          </table:table-cell>
          <table:table-cell office:value-type="float" office:value="0.276471" calcext:value-type="float">
            <text:p>0.276471</text:p>
          </table:table-cell>
          <table:table-cell office:value-type="float" office:value="0.00640617" calcext:value-type="float">
            <text:p>0.00640617</text:p>
          </table:table-cell>
          <table:table-cell office:value-type="float" office:value="1.30687" calcext:value-type="float">
            <text:p>1.3068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3539" calcext:value-type="float">
            <text:p>0.183539</text:p>
          </table:table-cell>
          <table:table-cell office:value-type="float" office:value="0.470274" calcext:value-type="float">
            <text:p>0.470274</text:p>
          </table:table-cell>
          <table:table-cell office:value-type="float" office:value="0.0108968" calcext:value-type="float">
            <text:p>0.0108968</text:p>
          </table:table-cell>
          <table:table-cell office:value-type="float" office:value="1.23203" calcext:value-type="float">
            <text:p>1.232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850846" calcext:value-type="float">
            <text:p>0.850846</text:p>
          </table:table-cell>
          <table:table-cell office:value-type="float" office:value="0.0197151" calcext:value-type="float">
            <text:p>0.0197151</text:p>
          </table:table-cell>
          <table:table-cell office:value-type="float" office:value="1.17929" calcext:value-type="float">
            <text:p>1.1792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5065" calcext:value-type="float">
            <text:p>0.275065</text:p>
          </table:table-cell>
          <table:table-cell office:value-type="float" office:value="1.5801" calcext:value-type="float">
            <text:p>1.5801</text:p>
          </table:table-cell>
          <table:table-cell office:value-type="float" office:value="0.0366128" calcext:value-type="float">
            <text:p>0.0366128</text:p>
          </table:table-cell>
          <table:table-cell office:value-type="float" office:value="1.13995" calcext:value-type="float">
            <text:p>1.1399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34013" calcext:value-type="float">
            <text:p>0.334013</text:p>
          </table:table-cell>
          <table:table-cell office:value-type="float" office:value="2.9671" calcext:value-type="float">
            <text:p>2.9671</text:p>
          </table:table-cell>
          <table:table-cell office:value-type="float" office:value="0.0687513" calcext:value-type="float">
            <text:p>0.0687513</text:p>
          </table:table-cell>
          <table:table-cell office:value-type="float" office:value="1.10934" calcext:value-type="float">
            <text:p>1.1093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05844" calcext:value-type="float">
            <text:p>0.405844</text:p>
          </table:table-cell>
          <table:table-cell office:value-type="float" office:value="5.82927" calcext:value-type="float">
            <text:p>5.82927</text:p>
          </table:table-cell>
          <table:table-cell office:value-type="float" office:value="0.135071" calcext:value-type="float">
            <text:p>0.135071</text:p>
          </table:table-cell>
          <table:table-cell office:value-type="float" office:value="1.08404" calcext:value-type="float">
            <text:p>1.0840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8977" calcext:value-type="float">
            <text:p>0.48977</text:p>
          </table:table-cell>
          <table:table-cell office:value-type="float" office:value="11.1622" calcext:value-type="float">
            <text:p>11.1622</text:p>
          </table:table-cell>
          <table:table-cell office:value-type="float" office:value="0.258642" calcext:value-type="float">
            <text:p>0.258642</text:p>
          </table:table-cell>
          <table:table-cell office:value-type="float" office:value="1.06174" calcext:value-type="float">
            <text:p>1.06174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76639" calcext:value-type="float">
            <text:p>0.576639</text:p>
          </table:table-cell>
          <table:table-cell office:value-type="float" office:value="21.7701" calcext:value-type="float">
            <text:p>21.7701</text:p>
          </table:table-cell>
          <table:table-cell office:value-type="float" office:value="0.50444" calcext:value-type="float">
            <text:p>0.50444</text:p>
          </table:table-cell>
          <table:table-cell office:value-type="float" office:value="1.04195" calcext:value-type="float">
            <text:p>1.041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42.7453" calcext:value-type="float">
            <text:p>42.7453</text:p>
          </table:table-cell>
          <table:table-cell office:value-type="float" office:value="0.990461" calcext:value-type="float">
            <text:p>0.990461</text:p>
          </table:table-cell>
          <table:table-cell office:value-type="float" office:value="1.02717" calcext:value-type="float">
            <text:p>1.02717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772273" calcext:value-type="float">
            <text:p>0.772273</text:p>
          </table:table-cell>
          <table:table-cell office:value-type="float" office:value="88.1823" calcext:value-type="float">
            <text:p>88.1823</text:p>
          </table:table-cell>
          <table:table-cell office:value-type="float" office:value="2.04329" calcext:value-type="float">
            <text:p>2.04329</text:p>
          </table:table-cell>
          <table:table-cell office:value-type="float" office:value="1.01448" calcext:value-type="float">
            <text:p>1.01448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889242" calcext:value-type="float">
            <text:p>0.889242</text:p>
          </table:table-cell>
          <table:table-cell office:value-type="float" office:value="187.741" calcext:value-type="float">
            <text:p>187.741</text:p>
          </table:table-cell>
          <table:table-cell office:value-type="float" office:value="4.35019" calcext:value-type="float">
            <text:p>4.35019</text:p>
          </table:table-cell>
          <table:table-cell office:value-type="float" office:value="1.00537" calcext:value-type="float">
            <text:p>1.00537</text:p>
          </table:table-cell>
          <table:table-cell table:number-columns-repeated="4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952569" calcext:value-type="float">
            <text:p>0.952569</text:p>
          </table:table-cell>
          <table:table-cell office:value-type="float" office:value="299.139" calcext:value-type="float">
            <text:p>299.139</text:p>
          </table:table-cell>
          <table:table-cell office:value-type="float" office:value="6.93142" calcext:value-type="float">
            <text:p>6.93142</text:p>
          </table:table-cell>
          <table:table-cell office:value-type="float" office:value="1.00216" calcext:value-type="float">
            <text:p>1.00216</text:p>
          </table:table-cell>
          <table:table-cell table:number-columns-repeated="4"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0.977709" calcext:value-type="float">
            <text:p>0.977709</text:p>
          </table:table-cell>
          <table:table-cell office:value-type="float" office:value="381.238" calcext:value-type="float">
            <text:p>381.238</text:p>
          </table:table-cell>
          <table:table-cell office:value-type="float" office:value="8.83374" calcext:value-type="float">
            <text:p>8.83374</text:p>
          </table:table-cell>
          <table:table-cell office:value-type="float" office:value="1.00081" calcext:value-type="float">
            <text:p>1.00081</text:p>
          </table:table-cell>
          <table:table-cell table:number-columns-repeated="4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995458" calcext:value-type="float">
            <text:p>0.995458</text:p>
          </table:table-cell>
          <table:table-cell office:value-type="float" office:value="473.844" calcext:value-type="float">
            <text:p>473.844</text:p>
          </table:table-cell>
          <table:table-cell office:value-type="float" office:value="10.9795" calcext:value-type="float">
            <text:p>10.9795</text:p>
          </table:table-cell>
          <table:table-cell office:value-type="float" office:value="1.0001" calcext:value-type="float">
            <text:p>1.0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ndom 5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15759" calcext:value-type="float">
            <text:p>0.0715759</text:p>
          </table:table-cell>
          <table:table-cell office:value-type="float" office:value="0.161084" calcext:value-type="float">
            <text:p>0.161084</text:p>
          </table:table-cell>
          <table:table-cell office:value-type="float" office:value="0.00373251" calcext:value-type="float">
            <text:p>0.00373251</text:p>
          </table:table-cell>
          <table:table-cell office:value-type="float" office:value="6.46653" calcext:value-type="float">
            <text:p>6.466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1629" calcext:value-type="float">
            <text:p>0.101629</text:p>
          </table:table-cell>
          <table:table-cell office:value-type="float" office:value="0.168185" calcext:value-type="float">
            <text:p>0.168185</text:p>
          </table:table-cell>
          <table:table-cell office:value-type="float" office:value="0.00389705" calcext:value-type="float">
            <text:p>0.00389705</text:p>
          </table:table-cell>
          <table:table-cell office:value-type="float" office:value="1.93889" calcext:value-type="float">
            <text:p>1.938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0964" calcext:value-type="float">
            <text:p>0.130964</text:p>
          </table:table-cell>
          <table:table-cell office:value-type="float" office:value="0.17959" calcext:value-type="float">
            <text:p>0.17959</text:p>
          </table:table-cell>
          <table:table-cell office:value-type="float" office:value="0.00416132" calcext:value-type="float">
            <text:p>0.00416132</text:p>
          </table:table-cell>
          <table:table-cell office:value-type="float" office:value="1.42092" calcext:value-type="float">
            <text:p>1.420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8607" calcext:value-type="float">
            <text:p>0.158607</text:p>
          </table:table-cell>
          <table:table-cell office:value-type="float" office:value="0.246756" calcext:value-type="float">
            <text:p>0.246756</text:p>
          </table:table-cell>
          <table:table-cell office:value-type="float" office:value="0.00571764" calcext:value-type="float">
            <text:p>0.00571764</text:p>
          </table:table-cell>
          <table:table-cell office:value-type="float" office:value="1.28154" calcext:value-type="float">
            <text:p>1.2815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1834" calcext:value-type="float">
            <text:p>0.191834</text:p>
          </table:table-cell>
          <table:table-cell office:value-type="float" office:value="0.384439" calcext:value-type="float">
            <text:p>0.384439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1.19831" calcext:value-type="float">
            <text:p>1.198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4284" calcext:value-type="float">
            <text:p>0.234284</text:p>
          </table:table-cell>
          <table:table-cell office:value-type="float" office:value="0.638197" calcext:value-type="float">
            <text:p>0.638197</text:p>
          </table:table-cell>
          <table:table-cell office:value-type="float" office:value="0.0147878" calcext:value-type="float">
            <text:p>0.0147878</text:p>
          </table:table-cell>
          <table:table-cell office:value-type="float" office:value="1.14335" calcext:value-type="float">
            <text:p>1.1433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818" calcext:value-type="float">
            <text:p>0.28818</text:p>
          </table:table-cell>
          <table:table-cell office:value-type="float" office:value="1.11081" calcext:value-type="float">
            <text:p>1.11081</text:p>
          </table:table-cell>
          <table:table-cell office:value-type="float" office:value="0.0257387" calcext:value-type="float">
            <text:p>0.0257387</text:p>
          </table:table-cell>
          <table:table-cell office:value-type="float" office:value="1.1038" calcext:value-type="float">
            <text:p>1.103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9316" calcext:value-type="float">
            <text:p>0.359316</text:p>
          </table:table-cell>
          <table:table-cell office:value-type="float" office:value="2.0112" calcext:value-type="float">
            <text:p>2.0112</text:p>
          </table:table-cell>
          <table:table-cell office:value-type="float" office:value="0.046602" calcext:value-type="float">
            <text:p>0.046602</text:p>
          </table:table-cell>
          <table:table-cell office:value-type="float" office:value="1.07413" calcext:value-type="float">
            <text:p>1.074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43914" calcext:value-type="float">
            <text:p>0.443914</text:p>
          </table:table-cell>
          <table:table-cell office:value-type="float" office:value="3.76174" calcext:value-type="float">
            <text:p>3.76174</text:p>
          </table:table-cell>
          <table:table-cell office:value-type="float" office:value="0.0871641" calcext:value-type="float">
            <text:p>0.0871641</text:p>
          </table:table-cell>
          <table:table-cell office:value-type="float" office:value="1.05164" calcext:value-type="float">
            <text:p>1.0516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43921" calcext:value-type="float">
            <text:p>0.543921</text:p>
          </table:table-cell>
          <table:table-cell office:value-type="float" office:value="7.18475" calcext:value-type="float">
            <text:p>7.18475</text:p>
          </table:table-cell>
          <table:table-cell office:value-type="float" office:value="0.166479" calcext:value-type="float">
            <text:p>0.166479</text:p>
          </table:table-cell>
          <table:table-cell office:value-type="float" office:value="1.03448" calcext:value-type="float">
            <text:p>1.03448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503" calcext:value-type="float">
            <text:p>0.6503</text:p>
          </table:table-cell>
          <table:table-cell office:value-type="float" office:value="14.005" calcext:value-type="float">
            <text:p>14.005</text:p>
          </table:table-cell>
          <table:table-cell office:value-type="float" office:value="0.324513" calcext:value-type="float">
            <text:p>0.324513</text:p>
          </table:table-cell>
          <table:table-cell office:value-type="float" office:value="1.02193" calcext:value-type="float">
            <text:p>1.0219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757189" calcext:value-type="float">
            <text:p>0.757189</text:p>
          </table:table-cell>
          <table:table-cell office:value-type="float" office:value="27.8789" calcext:value-type="float">
            <text:p>27.8789</text:p>
          </table:table-cell>
          <table:table-cell office:value-type="float" office:value="0.645987" calcext:value-type="float">
            <text:p>0.645987</text:p>
          </table:table-cell>
          <table:table-cell office:value-type="float" office:value="1.01216" calcext:value-type="float">
            <text:p>1.0121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846166" calcext:value-type="float">
            <text:p>0.846166</text:p>
          </table:table-cell>
          <table:table-cell office:value-type="float" office:value="57.7495" calcext:value-type="float">
            <text:p>57.7495</text:p>
          </table:table-cell>
          <table:table-cell office:value-type="float" office:value="1.33813" calcext:value-type="float">
            <text:p>1.33813</text:p>
          </table:table-cell>
          <table:table-cell office:value-type="float" office:value="1.00641" calcext:value-type="float">
            <text:p>1.0064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917418" calcext:value-type="float">
            <text:p>0.917418</text:p>
          </table:table-cell>
          <table:table-cell office:value-type="float" office:value="131.525" calcext:value-type="float">
            <text:p>131.525</text:p>
          </table:table-cell>
          <table:table-cell office:value-type="float" office:value="3.0476" calcext:value-type="float">
            <text:p>3.0476</text:p>
          </table:table-cell>
          <table:table-cell office:value-type="float" office:value="1.00307" calcext:value-type="float">
            <text:p>1.00307</text:p>
          </table:table-cell>
          <table:table-cell table:number-columns-repeated="4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948282" calcext:value-type="float">
            <text:p>0.948282</text:p>
          </table:table-cell>
          <table:table-cell office:value-type="float" office:value="218.779" calcext:value-type="float">
            <text:p>218.779</text:p>
          </table:table-cell>
          <table:table-cell office:value-type="float" office:value="5.06938" calcext:value-type="float">
            <text:p>5.06938</text:p>
          </table:table-cell>
          <table:table-cell office:value-type="float" office:value="1.00174" calcext:value-type="float">
            <text:p>1.00174</text:p>
          </table:table-cell>
          <table:table-cell table:number-columns-repeated="4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0.973909" calcext:value-type="float">
            <text:p>0.973909</text:p>
          </table:table-cell>
          <table:table-cell office:value-type="float" office:value="375.948" calcext:value-type="float">
            <text:p>375.948</text:p>
          </table:table-cell>
          <table:table-cell office:value-type="float" office:value="8.71118" calcext:value-type="float">
            <text:p>8.71118</text:p>
          </table:table-cell>
          <table:table-cell office:value-type="float" office:value="1.00068" calcext:value-type="float">
            <text:p>1.00068</text:p>
          </table:table-cell>
          <table:table-cell table:number-columns-repeated="4"/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0.985796" calcext:value-type="float">
            <text:p>0.985796</text:p>
          </table:table-cell>
          <table:table-cell office:value-type="float" office:value="507.472" calcext:value-type="float">
            <text:p>507.472</text:p>
          </table:table-cell>
          <table:table-cell office:value-type="float" office:value="11.7587" calcext:value-type="float">
            <text:p>11.7587</text:p>
          </table:table-cell>
          <table:table-cell office:value-type="float" office:value="1.00034" calcext:value-type="float">
            <text:p>1.00034</text:p>
          </table:table-cell>
          <table:table-cell table:number-columns-repeated="4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993327" calcext:value-type="float">
            <text:p>0.993327</text:p>
          </table:table-cell>
          <table:table-cell office:value-type="float" office:value="729.314" calcext:value-type="float">
            <text:p>729.314</text:p>
          </table:table-cell>
          <table:table-cell office:value-type="float" office:value="16.8991" calcext:value-type="float">
            <text:p>16.8991</text:p>
          </table:table-cell>
          <table:table-cell office:value-type="float" office:value="1.00014" calcext:value-type="float">
            <text:p>1.000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ndom 20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04637" calcext:value-type="float">
            <text:p>0.0704637</text:p>
          </table:table-cell>
          <table:table-cell office:value-type="float" office:value="0.561891" calcext:value-type="float">
            <text:p>0.561891</text:p>
          </table:table-cell>
          <table:table-cell office:value-type="float" office:value="0.0130197" calcext:value-type="float">
            <text:p>0.0130197</text:p>
          </table:table-cell>
          <table:table-cell office:value-type="float" office:value="8.03214" calcext:value-type="float">
            <text:p>8.032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0.570319" calcext:value-type="float">
            <text:p>0.570319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1.8736" calcext:value-type="float">
            <text:p>1.87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567" calcext:value-type="float">
            <text:p>0.137567</text:p>
          </table:table-cell>
          <table:table-cell office:value-type="float" office:value="0.584998" calcext:value-type="float">
            <text:p>0.584998</text:p>
          </table:table-cell>
          <table:table-cell office:value-type="float" office:value="0.0135551" calcext:value-type="float">
            <text:p>0.0135551</text:p>
          </table:table-cell>
          <table:table-cell office:value-type="float" office:value="1.43979" calcext:value-type="float">
            <text:p>1.439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0.614641" calcext:value-type="float">
            <text:p>0.614641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1.27012" calcext:value-type="float">
            <text:p>1.270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9001" calcext:value-type="float">
            <text:p>0.229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0155196" calcext:value-type="float">
            <text:p>0.0155196</text:p>
          </table:table-cell>
          <table:table-cell office:value-type="float" office:value="1.16191" calcext:value-type="float">
            <text:p>1.1619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7462" calcext:value-type="float">
            <text:p>0.287462</text:p>
          </table:table-cell>
          <table:table-cell office:value-type="float" office:value="0.960275" calcext:value-type="float">
            <text:p>0.960275</text:p>
          </table:table-cell>
          <table:table-cell office:value-type="float" office:value="0.0222507" calcext:value-type="float">
            <text:p>0.0222507</text:p>
          </table:table-cell>
          <table:table-cell office:value-type="float" office:value="1.11097" calcext:value-type="float">
            <text:p>1.1109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299" calcext:value-type="float">
            <text:p>0.35299</text:p>
          </table:table-cell>
          <table:table-cell office:value-type="float" office:value="1.57724" calcext:value-type="float">
            <text:p>1.57724</text:p>
          </table:table-cell>
          <table:table-cell office:value-type="float" office:value="0.0365466" calcext:value-type="float">
            <text:p>0.0365466</text:p>
          </table:table-cell>
          <table:table-cell office:value-type="float" office:value="1.07729" calcext:value-type="float">
            <text:p>1.0772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33255" calcext:value-type="float">
            <text:p>0.433255</text:p>
          </table:table-cell>
          <table:table-cell office:value-type="float" office:value="2.75282" calcext:value-type="float">
            <text:p>2.75282</text:p>
          </table:table-cell>
          <table:table-cell office:value-type="float" office:value="0.0637863" calcext:value-type="float">
            <text:p>0.0637863</text:p>
          </table:table-cell>
          <table:table-cell office:value-type="float" office:value="1.05285" calcext:value-type="float">
            <text:p>1.0528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3355" calcext:value-type="float">
            <text:p>0.533355</text:p>
          </table:table-cell>
          <table:table-cell office:value-type="float" office:value="5.01697" calcext:value-type="float">
            <text:p>5.01697</text:p>
          </table:table-cell>
          <table:table-cell office:value-type="float" office:value="0.116249" calcext:value-type="float">
            <text:p>0.116249</text:p>
          </table:table-cell>
          <table:table-cell office:value-type="float" office:value="1.03424" calcext:value-type="float">
            <text:p>1.0342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42167" calcext:value-type="float">
            <text:p>0.642167</text:p>
          </table:table-cell>
          <table:table-cell office:value-type="float" office:value="9.38814" calcext:value-type="float">
            <text:p>9.38814</text:p>
          </table:table-cell>
          <table:table-cell office:value-type="float" office:value="0.217535" calcext:value-type="float">
            <text:p>0.217535</text:p>
          </table:table-cell>
          <table:table-cell office:value-type="float" office:value="1.02122" calcext:value-type="float">
            <text:p>1.0212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750307" calcext:value-type="float">
            <text:p>0.750307</text:p>
          </table:table-cell>
          <table:table-cell office:value-type="float" office:value="18.1389" calcext:value-type="float">
            <text:p>18.1389</text:p>
          </table:table-cell>
          <table:table-cell office:value-type="float" office:value="0.4203" calcext:value-type="float">
            <text:p>0.4203</text:p>
          </table:table-cell>
          <table:table-cell office:value-type="float" office:value="1.01233" calcext:value-type="float">
            <text:p>1.0123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847487" calcext:value-type="float">
            <text:p>0.847487</text:p>
          </table:table-cell>
          <table:table-cell office:value-type="float" office:value="36.29" calcext:value-type="float">
            <text:p>36.29</text:p>
          </table:table-cell>
          <table:table-cell office:value-type="float" office:value="0.840882" calcext:value-type="float">
            <text:p>0.840882</text:p>
          </table:table-cell>
          <table:table-cell office:value-type="float" office:value="1.00579" calcext:value-type="float">
            <text:p>1.00579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22168" calcext:value-type="float">
            <text:p>0.922168</text:p>
          </table:table-cell>
          <table:table-cell office:value-type="float" office:value="78.6272" calcext:value-type="float">
            <text:p>78.6272</text:p>
          </table:table-cell>
          <table:table-cell office:value-type="float" office:value="1.82189" calcext:value-type="float">
            <text:p>1.82189</text:p>
          </table:table-cell>
          <table:table-cell office:value-type="float" office:value="1.00229" calcext:value-type="float">
            <text:p>1.00229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952522" calcext:value-type="float">
            <text:p>0.952522</text:p>
          </table:table-cell>
          <table:table-cell office:value-type="float" office:value="129.477" calcext:value-type="float">
            <text:p>129.477</text:p>
          </table:table-cell>
          <table:table-cell office:value-type="float" office:value="3.00013" calcext:value-type="float">
            <text:p>3.00013</text:p>
          </table:table-cell>
          <table:table-cell office:value-type="float" office:value="1.00126" calcext:value-type="float">
            <text:p>1.00126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.964733" calcext:value-type="float">
            <text:p>0.964733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4.30628" calcext:value-type="float">
            <text:p>4.30628</text:p>
          </table:table-cell>
          <table:table-cell office:value-type="float" office:value="1.00079" calcext:value-type="float">
            <text:p>1.0007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76806" calcext:value-type="float">
            <text:p>0.976806</text:p>
          </table:table-cell>
          <table:table-cell office:value-type="float" office:value="242.923" calcext:value-type="float">
            <text:p>242.923</text:p>
          </table:table-cell>
          <table:table-cell office:value-type="float" office:value="5.62881" calcext:value-type="float">
            <text:p>5.62881</text:p>
          </table:table-cell>
          <table:table-cell office:value-type="float" office:value="1.00045" calcext:value-type="float">
            <text:p>1.00045</text:p>
          </table:table-cell>
          <table:table-cell table:number-columns-repeated="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984406" calcext:value-type="float">
            <text:p>0.984406</text:p>
          </table:table-cell>
          <table:table-cell office:value-type="float" office:value="340.976" calcext:value-type="float">
            <text:p>340.976</text:p>
          </table:table-cell>
          <table:table-cell office:value-type="float" office:value="7.90083" calcext:value-type="float">
            <text:p>7.90083</text:p>
          </table:table-cell>
          <table:table-cell office:value-type="float" office:value="1.00028" calcext:value-type="float">
            <text:p>1.00028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989967" calcext:value-type="float">
            <text:p>0.989967</text:p>
          </table:table-cell>
          <table:table-cell office:value-type="float" office:value="460.079" calcext:value-type="float">
            <text:p>460.079</text:p>
          </table:table-cell>
          <table:table-cell office:value-type="float" office:value="10.6606" calcext:value-type="float">
            <text:p>10.6606</text:p>
          </table:table-cell>
          <table:table-cell office:value-type="float" office:value="1.00015" calcext:value-type="float">
            <text:p>1.00015</text:p>
          </table:table-cell>
          <table:table-cell table:number-columns-repeated="4"/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0.993999" calcext:value-type="float">
            <text:p>0.993999</text:p>
          </table:table-cell>
          <table:table-cell office:value-type="float" office:value="637.355" calcext:value-type="float">
            <text:p>637.355</text:p>
          </table:table-cell>
          <table:table-cell office:value-type="float" office:value="14.7683" calcext:value-type="float">
            <text:p>14.7683</text:p>
          </table:table-cell>
          <table:table-cell office:value-type="float" office:value="1.00006" calcext:value-type="float">
            <text:p>1.000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Mean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612" calcext:value-type="float">
            <text:p>0.233612</text:p>
          </table:table-cell>
          <table:table-cell office:value-type="float" office:value="0.431872" calcext:value-type="float">
            <text:p>0.431872</text:p>
          </table:table-cell>
          <table:table-cell office:value-type="float" office:value="0.010007" calcext:value-type="float">
            <text:p>0.010007</text:p>
          </table:table-cell>
          <table:table-cell office:value-type="float" office:value="2.02563" calcext:value-type="float">
            <text:p>2.025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0352" calcext:value-type="float">
            <text:p>0.260352</text:p>
          </table:table-cell>
          <table:table-cell office:value-type="float" office:value="0.689208" calcext:value-type="float">
            <text:p>0.689208</text:p>
          </table:table-cell>
          <table:table-cell office:value-type="float" office:value="0.0159698" calcext:value-type="float">
            <text:p>0.0159698</text:p>
          </table:table-cell>
          <table:table-cell office:value-type="float" office:value="1.9798" calcext:value-type="float">
            <text:p>1.97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7621" calcext:value-type="float">
            <text:p>0.307621</text:p>
          </table:table-cell>
          <table:table-cell office:value-type="float" office:value="1.0399" calcext:value-type="float">
            <text:p>1.0399</text:p>
          </table:table-cell>
          <table:table-cell office:value-type="float" office:value="0.0240957" calcext:value-type="float">
            <text:p>0.0240957</text:p>
          </table:table-cell>
          <table:table-cell office:value-type="float" office:value="1.30959" calcext:value-type="float">
            <text:p>1.309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9564" calcext:value-type="float">
            <text:p>0.399564</text:p>
          </table:table-cell>
          <table:table-cell office:value-type="float" office:value="1.82394" calcext:value-type="float">
            <text:p>1.82394</text:p>
          </table:table-cell>
          <table:table-cell office:value-type="float" office:value="0.0422629" calcext:value-type="float">
            <text:p>0.0422629</text:p>
          </table:table-cell>
          <table:table-cell office:value-type="float" office:value="1.13932" calcext:value-type="float">
            <text:p>1.1393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4457" calcext:value-type="float">
            <text:p>0.524457</text:p>
          </table:table-cell>
          <table:table-cell office:value-type="float" office:value="3.41266" calcext:value-type="float">
            <text:p>3.41266</text:p>
          </table:table-cell>
          <table:table-cell office:value-type="float" office:value="0.0790754" calcext:value-type="float">
            <text:p>0.0790754</text:p>
          </table:table-cell>
          <table:table-cell office:value-type="float" office:value="1.06284" calcext:value-type="float">
            <text:p>1.0628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8814" calcext:value-type="float">
            <text:p>0.668814</text:p>
          </table:table-cell>
          <table:table-cell office:value-type="float" office:value="5.73088" calcext:value-type="float">
            <text:p>5.73088</text:p>
          </table:table-cell>
          <table:table-cell office:value-type="float" office:value="0.132791" calcext:value-type="float">
            <text:p>0.132791</text:p>
          </table:table-cell>
          <table:table-cell office:value-type="float" office:value="1.02976" calcext:value-type="float">
            <text:p>1.0297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6673" calcext:value-type="float">
            <text:p>0.796673</text:p>
          </table:table-cell>
          <table:table-cell office:value-type="float" office:value="9.21895" calcext:value-type="float">
            <text:p>9.21895</text:p>
          </table:table-cell>
          <table:table-cell office:value-type="float" office:value="0.213614" calcext:value-type="float">
            <text:p>0.213614</text:p>
          </table:table-cell>
          <table:table-cell office:value-type="float" office:value="1.01392" calcext:value-type="float">
            <text:p>1.0139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92022" calcext:value-type="float">
            <text:p>0.892022</text:p>
          </table:table-cell>
          <table:table-cell office:value-type="float" office:value="15.3865" calcext:value-type="float">
            <text:p>15.3865</text:p>
          </table:table-cell>
          <table:table-cell office:value-type="float" office:value="0.356525" calcext:value-type="float">
            <text:p>0.356525</text:p>
          </table:table-cell>
          <table:table-cell office:value-type="float" office:value="1.00568" calcext:value-type="float">
            <text:p>1.0056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31599" calcext:value-type="float">
            <text:p>0.931599</text:p>
          </table:table-cell>
          <table:table-cell office:value-type="float" office:value="21.3702" calcext:value-type="float">
            <text:p>21.3702</text:p>
          </table:table-cell>
          <table:table-cell office:value-type="float" office:value="0.495173" calcext:value-type="float">
            <text:p>0.495173</text:p>
          </table:table-cell>
          <table:table-cell office:value-type="float" office:value="1.00314" calcext:value-type="float">
            <text:p>1.0031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623" calcext:value-type="float">
            <text:p>0.9623</text:p>
          </table:table-cell>
          <table:table-cell office:value-type="float" office:value="29.8553" calcext:value-type="float">
            <text:p>29.8553</text:p>
          </table:table-cell>
          <table:table-cell office:value-type="float" office:value="0.691785" calcext:value-type="float">
            <text:p>0.691785</text:p>
          </table:table-cell>
          <table:table-cell office:value-type="float" office:value="1.00168" calcext:value-type="float">
            <text:p>1.00168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74349" calcext:value-type="float">
            <text:p>0.974349</text:p>
          </table:table-cell>
          <table:table-cell office:value-type="float" office:value="35.7499" calcext:value-type="float">
            <text:p>35.7499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1.00112" calcext:value-type="float">
            <text:p>1.0011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83015" calcext:value-type="float">
            <text:p>0.983015</text:p>
          </table:table-cell>
          <table:table-cell office:value-type="float" office:value="44.9924" calcext:value-type="float">
            <text:p>44.9924</text:p>
          </table:table-cell>
          <table:table-cell office:value-type="float" office:value="1.04253" calcext:value-type="float">
            <text:p>1.04253</text:p>
          </table:table-cell>
          <table:table-cell office:value-type="float" office:value="1.00079" calcext:value-type="float">
            <text:p>1.00079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88924" calcext:value-type="float">
            <text:p>0.988924</text:p>
          </table:table-cell>
          <table:table-cell office:value-type="float" office:value="57.7786" calcext:value-type="float">
            <text:p>57.7786</text:p>
          </table:table-cell>
          <table:table-cell office:value-type="float" office:value="1.3388" calcext:value-type="float">
            <text:p>1.3388</text:p>
          </table:table-cell>
          <table:table-cell office:value-type="float" office:value="1.00045" calcext:value-type="float">
            <text:p>1.00045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92701" calcext:value-type="float">
            <text:p>0.992701</text:p>
          </table:table-cell>
          <table:table-cell office:value-type="float" office:value="74.035" calcext:value-type="float">
            <text:p>74.035</text:p>
          </table:table-cell>
          <table:table-cell office:value-type="float" office:value="1.71548" calcext:value-type="float">
            <text:p>1.71548</text:p>
          </table:table-cell>
          <table:table-cell office:value-type="float" office:value="1.00026" calcext:value-type="float">
            <text:p>1.000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Means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2123" calcext:value-type="float">
            <text:p>0.272123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0146063" calcext:value-type="float">
            <text:p>0.0146063</text:p>
          </table:table-cell>
          <table:table-cell office:value-type="float" office:value="1.40246" calcext:value-type="float">
            <text:p>1.402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0.677454" calcext:value-type="float">
            <text:p>0.677454</text:p>
          </table:table-cell>
          <table:table-cell office:value-type="float" office:value="0.0156974" calcext:value-type="float">
            <text:p>0.0156974</text:p>
          </table:table-cell>
          <table:table-cell office:value-type="float" office:value="1.38915" calcext:value-type="float">
            <text:p>1.3891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9696" calcext:value-type="float">
            <text:p>0.299696</text:p>
          </table:table-cell>
          <table:table-cell office:value-type="float" office:value="0.699145" calcext:value-type="float">
            <text:p>0.699145</text:p>
          </table:table-cell>
          <table:table-cell office:value-type="float" office:value="0.0162" calcext:value-type="float">
            <text:p>0.0162</text:p>
          </table:table-cell>
          <table:table-cell office:value-type="float" office:value="1.36578" calcext:value-type="float">
            <text:p>1.365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402" calcext:value-type="float">
            <text:p>0.329402</text:p>
          </table:table-cell>
          <table:table-cell office:value-type="float" office:value="0.810145" calcext:value-type="float">
            <text:p>0.810145</text:p>
          </table:table-cell>
          <table:table-cell office:value-type="float" office:value="0.018772" calcext:value-type="float">
            <text:p>0.018772</text:p>
          </table:table-cell>
          <table:table-cell office:value-type="float" office:value="1.33125" calcext:value-type="float">
            <text:p>1.331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5708" calcext:value-type="float">
            <text:p>0.385708</text:p>
          </table:table-cell>
          <table:table-cell office:value-type="float" office:value="1.0495" calcext:value-type="float">
            <text:p>1.0495</text:p>
          </table:table-cell>
          <table:table-cell office:value-type="float" office:value="0.0243182" calcext:value-type="float">
            <text:p>0.0243182</text:p>
          </table:table-cell>
          <table:table-cell office:value-type="float" office:value="1.23988" calcext:value-type="float">
            <text:p>1.2398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9538" calcext:value-type="float">
            <text:p>0.489538</text:p>
          </table:table-cell>
          <table:table-cell office:value-type="float" office:value="1.54508" calcext:value-type="float">
            <text:p>1.54508</text:p>
          </table:table-cell>
          <table:table-cell office:value-type="float" office:value="0.0358013" calcext:value-type="float">
            <text:p>0.0358013</text:p>
          </table:table-cell>
          <table:table-cell office:value-type="float" office:value="1.16093" calcext:value-type="float">
            <text:p>1.1609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414" calcext:value-type="float">
            <text:p>0.62414</text:p>
          </table:table-cell>
          <table:table-cell office:value-type="float" office:value="2.51639" calcext:value-type="float">
            <text:p>2.51639</text:p>
          </table:table-cell>
          <table:table-cell office:value-type="float" office:value="0.0583079" calcext:value-type="float">
            <text:p>0.0583079</text:p>
          </table:table-cell>
          <table:table-cell office:value-type="float" office:value="1.08183" calcext:value-type="float">
            <text:p>1.0818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6378" calcext:value-type="float">
            <text:p>0.756378</text:p>
          </table:table-cell>
          <table:table-cell office:value-type="float" office:value="4.12519" calcext:value-type="float">
            <text:p>4.12519</text:p>
          </table:table-cell>
          <table:table-cell office:value-type="float" office:value="0.0955856" calcext:value-type="float">
            <text:p>0.0955856</text:p>
          </table:table-cell>
          <table:table-cell office:value-type="float" office:value="1.01645" calcext:value-type="float">
            <text:p>1.0164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70635" calcext:value-type="float">
            <text:p>0.870635</text:p>
          </table:table-cell>
          <table:table-cell office:value-type="float" office:value="7.13017" calcext:value-type="float">
            <text:p>7.13017</text:p>
          </table:table-cell>
          <table:table-cell office:value-type="float" office:value="0.165215" calcext:value-type="float">
            <text:p>0.165215</text:p>
          </table:table-cell>
          <table:table-cell office:value-type="float" office:value="1.0063" calcext:value-type="float">
            <text:p>1.006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20685" calcext:value-type="float">
            <text:p>0.920685</text:p>
          </table:table-cell>
          <table:table-cell office:value-type="float" office:value="10.0531" calcext:value-type="float">
            <text:p>10.0531</text:p>
          </table:table-cell>
          <table:table-cell office:value-type="float" office:value="0.232942" calcext:value-type="float">
            <text:p>0.232942</text:p>
          </table:table-cell>
          <table:table-cell office:value-type="float" office:value="1.00329" calcext:value-type="float">
            <text:p>1.00329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54098" calcext:value-type="float">
            <text:p>0.954098</text:p>
          </table:table-cell>
          <table:table-cell office:value-type="float" office:value="14.3217" calcext:value-type="float">
            <text:p>14.3217</text:p>
          </table:table-cell>
          <table:table-cell office:value-type="float" office:value="0.331851" calcext:value-type="float">
            <text:p>0.331851</text:p>
          </table:table-cell>
          <table:table-cell office:value-type="float" office:value="1.00176" calcext:value-type="float">
            <text:p>1.00176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67027" calcext:value-type="float">
            <text:p>0.967027</text:p>
          </table:table-cell>
          <table:table-cell office:value-type="float" office:value="17.2753" calcext:value-type="float">
            <text:p>17.2753</text:p>
          </table:table-cell>
          <table:table-cell office:value-type="float" office:value="0.400289" calcext:value-type="float">
            <text:p>0.400289</text:p>
          </table:table-cell>
          <table:table-cell office:value-type="float" office:value="1.00128" calcext:value-type="float">
            <text:p>1.00128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76713" calcext:value-type="float">
            <text:p>0.976713</text:p>
          </table:table-cell>
          <table:table-cell office:value-type="float" office:value="21.6166" calcext:value-type="float">
            <text:p>21.6166</text:p>
          </table:table-cell>
          <table:table-cell office:value-type="float" office:value="0.500882" calcext:value-type="float">
            <text:p>0.500882</text:p>
          </table:table-cell>
          <table:table-cell office:value-type="float" office:value="1.00093" calcext:value-type="float">
            <text:p>1.00093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83363" calcext:value-type="float">
            <text:p>0.983363</text:p>
          </table:table-cell>
          <table:table-cell office:value-type="float" office:value="26.6104" calcext:value-type="float">
            <text:p>26.6104</text:p>
          </table:table-cell>
          <table:table-cell office:value-type="float" office:value="0.616595" calcext:value-type="float">
            <text:p>0.616595</text:p>
          </table:table-cell>
          <table:table-cell office:value-type="float" office:value="1.00061" calcext:value-type="float">
            <text:p>1.00061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987673" calcext:value-type="float">
            <text:p>0.987673</text:p>
          </table:table-cell>
          <table:table-cell office:value-type="float" office:value="32.2429" calcext:value-type="float">
            <text:p>32.2429</text:p>
          </table:table-cell>
          <table:table-cell office:value-type="float" office:value="0.747108" calcext:value-type="float">
            <text:p>0.747108</text:p>
          </table:table-cell>
          <table:table-cell office:value-type="float" office:value="1.00043" calcext:value-type="float">
            <text:p>1.00043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991102" calcext:value-type="float">
            <text:p>0.991102</text:p>
          </table:table-cell>
          <table:table-cell office:value-type="float" office:value="38.7439" calcext:value-type="float">
            <text:p>38.7439</text:p>
          </table:table-cell>
          <table:table-cell office:value-type="float" office:value="0.897743" calcext:value-type="float">
            <text:p>0.897743</text:p>
          </table:table-cell>
          <table:table-cell office:value-type="float" office:value="1.00027" calcext:value-type="float">
            <text:p>1.00027</text:p>
          </table:table-cell>
          <table:table-cell table:number-columns-repeated="4"/>
        </table:table-row>
      </table:table>
      <table:table table:name="OMD" table:style-name="ta1">
        <table:shapes>
          <draw:frame draw:z-index="0" draw:style-name="gr1" draw:text-style-name="P1" svg:width="453.26pt" svg:height="255.26pt" svg:x="471.97pt" svg:y="115.2pt">
            <loext:p draw:notify-on-update-of-ranges="OMD.A1:OMD.A1 OMD.C3:OMD.C19 OMD.B3:OMD.B19 OMD.B22:OMD.B38 OMD.A20:OMD.A20 OMD.C22:OMD.C38 OMD.A39:OMD.A39 OMD.C41:OMD.C58 OMD.B41:OMD.B58 OMD.A59:OMD.A59 OMD.C61:OMD.C76 OMD.B61:OMD.B76 OMD.A77:OMD.A77 OMD.C79:OMD.C96 OMD.B79:OMD.B96 OMD.G1:OMD.G1 OMD.I1:OMD.I2 OMD.H1:OMD.H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D-Tree</text:p>
          </table:table-cell>
          <table:table-cell table:number-columns-repeated="5"/>
          <table:table-cell office:value-type="string" calcext:value-type="string">
            <text:p>Linear Search</text:p>
          </table:table-cell>
          <table:table-cell table:formula="of:=MIN([.B3:.B99])" office:value-type="float" office:value="0.0703246" calcext:value-type="float">
            <text:p>0.0703246</text:p>
          </table:table-cell>
          <table:table-cell office:value-type="float" office:value="193.042" calcext:value-type="float">
            <text:p>193.042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3.042" calcext:value-type="float">
            <text:p>193.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0052" calcext:value-type="float">
            <text:p>0.0750052</text:p>
          </table:table-cell>
          <table:table-cell office:value-type="float" office:value="0.065279" calcext:value-type="float">
            <text:p>0.065279</text:p>
          </table:table-cell>
          <table:table-cell office:value-type="float" office:value="0.00151259" calcext:value-type="float">
            <text:p>0.00151259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9811" calcext:value-type="float">
            <text:p>0.0879811</text:p>
          </table:table-cell>
          <table:table-cell office:value-type="float" office:value="0.0831237" calcext:value-type="float">
            <text:p>0.0831237</text:p>
          </table:table-cell>
          <table:table-cell office:value-type="float" office:value="0.00192608" calcext:value-type="float">
            <text:p>0.00192608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0725" calcext:value-type="float">
            <text:p>0.100725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0.00269559" calcext:value-type="float">
            <text:p>0.00269559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1569" calcext:value-type="float">
            <text:p>0.111569</text:p>
          </table:table-cell>
          <table:table-cell office:value-type="float" office:value="0.170174" calcext:value-type="float">
            <text:p>0.170174</text:p>
          </table:table-cell>
          <table:table-cell office:value-type="float" office:value="0.00394314" calcext:value-type="float">
            <text:p>0.00394314</text:p>
          </table:table-cell>
          <table:table-cell office:value-type="float" office:value="1.43633" calcext:value-type="float">
            <text:p>1.436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3503" calcext:value-type="float">
            <text:p>0.123503</text:p>
          </table:table-cell>
          <table:table-cell office:value-type="float" office:value="0.27447" calcext:value-type="float">
            <text:p>0.27447</text:p>
          </table:table-cell>
          <table:table-cell office:value-type="float" office:value="0.0063598" calcext:value-type="float">
            <text:p>0.0063598</text:p>
          </table:table-cell>
          <table:table-cell office:value-type="float" office:value="1.37647" calcext:value-type="float">
            <text:p>1.3764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766" calcext:value-type="float">
            <text:p>0.13766</text:p>
          </table:table-cell>
          <table:table-cell office:value-type="float" office:value="0.491405" calcext:value-type="float">
            <text:p>0.491405</text:p>
          </table:table-cell>
          <table:table-cell office:value-type="float" office:value="0.0113864" calcext:value-type="float">
            <text:p>0.0113864</text:p>
          </table:table-cell>
          <table:table-cell office:value-type="float" office:value="1.32608" calcext:value-type="float">
            <text:p>1.3260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534" calcext:value-type="float">
            <text:p>0.15534</text:p>
          </table:table-cell>
          <table:table-cell office:value-type="float" office:value="0.871186" calcext:value-type="float">
            <text:p>0.871186</text:p>
          </table:table-cell>
          <table:table-cell office:value-type="float" office:value="0.0201864" calcext:value-type="float">
            <text:p>0.0201864</text:p>
          </table:table-cell>
          <table:table-cell office:value-type="float" office:value="1.2836" calcext:value-type="float">
            <text:p>1.28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7909" calcext:value-type="float">
            <text:p>0.17909</text:p>
          </table:table-cell>
          <table:table-cell office:value-type="float" office:value="1.52814" calcext:value-type="float">
            <text:p>1.52814</text:p>
          </table:table-cell>
          <table:table-cell office:value-type="float" office:value="0.0354089" calcext:value-type="float">
            <text:p>0.0354089</text:p>
          </table:table-cell>
          <table:table-cell office:value-type="float" office:value="1.24584" calcext:value-type="float">
            <text:p>1.2458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2.88569" calcext:value-type="float">
            <text:p>2.88569</text:p>
          </table:table-cell>
          <table:table-cell office:value-type="float" office:value="0.0668648" calcext:value-type="float">
            <text:p>0.0668648</text:p>
          </table:table-cell>
          <table:table-cell office:value-type="float" office:value="1.2066" calcext:value-type="float">
            <text:p>1.206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55555" calcext:value-type="float">
            <text:p>0.255555</text:p>
          </table:table-cell>
          <table:table-cell office:value-type="float" office:value="5.6149" calcext:value-type="float">
            <text:p>5.6149</text:p>
          </table:table-cell>
          <table:table-cell office:value-type="float" office:value="0.130104" calcext:value-type="float">
            <text:p>0.130104</text:p>
          </table:table-cell>
          <table:table-cell office:value-type="float" office:value="1.16787" calcext:value-type="float">
            <text:p>1.16787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18674" calcext:value-type="float">
            <text:p>0.318674</text:p>
          </table:table-cell>
          <table:table-cell office:value-type="float" office:value="11.0163" calcext:value-type="float">
            <text:p>11.0163</text:p>
          </table:table-cell>
          <table:table-cell office:value-type="float" office:value="0.25526" calcext:value-type="float">
            <text:p>0.25526</text:p>
          </table:table-cell>
          <table:table-cell office:value-type="float" office:value="1.12549" calcext:value-type="float">
            <text:p>1.12549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21.4748" calcext:value-type="float">
            <text:p>21.4748</text:p>
          </table:table-cell>
          <table:table-cell office:value-type="float" office:value="0.497598" calcext:value-type="float">
            <text:p>0.497598</text:p>
          </table:table-cell>
          <table:table-cell office:value-type="float" office:value="1.08676" calcext:value-type="float">
            <text:p>1.0867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527678" calcext:value-type="float">
            <text:p>0.527678</text:p>
          </table:table-cell>
          <table:table-cell office:value-type="float" office:value="43.0338" calcext:value-type="float">
            <text:p>43.0338</text:p>
          </table:table-cell>
          <table:table-cell office:value-type="float" office:value="0.997146" calcext:value-type="float">
            <text:p>0.997146</text:p>
          </table:table-cell>
          <table:table-cell office:value-type="float" office:value="1.05108" calcext:value-type="float">
            <text:p>1.05108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69027" calcext:value-type="float">
            <text:p>0.69027</text:p>
          </table:table-cell>
          <table:table-cell office:value-type="float" office:value="87.3087" calcext:value-type="float">
            <text:p>87.3087</text:p>
          </table:table-cell>
          <table:table-cell office:value-type="float" office:value="2.02305" calcext:value-type="float">
            <text:p>2.02305</text:p>
          </table:table-cell>
          <table:table-cell office:value-type="float" office:value="1.02537" calcext:value-type="float">
            <text:p>1.02537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859582" calcext:value-type="float">
            <text:p>0.859582</text:p>
          </table:table-cell>
          <table:table-cell office:value-type="float" office:value="192.512" calcext:value-type="float">
            <text:p>192.512</text:p>
          </table:table-cell>
          <table:table-cell office:value-type="float" office:value="4.46074" calcext:value-type="float">
            <text:p>4.46074</text:p>
          </table:table-cell>
          <table:table-cell office:value-type="float" office:value="1.00811" calcext:value-type="float">
            <text:p>1.00811</text:p>
          </table:table-cell>
          <table:table-cell table:number-columns-repeated="4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940821" calcext:value-type="float">
            <text:p>0.940821</text:p>
          </table:table-cell>
          <table:table-cell office:value-type="float" office:value="300.526" calcext:value-type="float">
            <text:p>300.526</text:p>
          </table:table-cell>
          <table:table-cell office:value-type="float" office:value="6.96355" calcext:value-type="float">
            <text:p>6.96355</text:p>
          </table:table-cell>
          <table:table-cell office:value-type="float" office:value="1.00268" calcext:value-type="float">
            <text:p>1.00268</text:p>
          </table:table-cell>
          <table:table-cell table:number-columns-repeated="4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0.990361" calcext:value-type="float">
            <text:p>0.990361</text:p>
          </table:table-cell>
          <table:table-cell office:value-type="float" office:value="466.7" calcext:value-type="float">
            <text:p>466.7</text:p>
          </table:table-cell>
          <table:table-cell office:value-type="float" office:value="10.814" calcext:value-type="float">
            <text:p>10.814</text:p>
          </table:table-cell>
          <table:table-cell office:value-type="float" office:value="1.00019" calcext:value-type="float">
            <text:p>1.00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5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07649" calcext:value-type="float">
            <text:p>0.0707649</text:p>
          </table:table-cell>
          <table:table-cell office:value-type="float" office:value="0.16045" calcext:value-type="float">
            <text:p>0.16045</text:p>
          </table:table-cell>
          <table:table-cell office:value-type="float" office:value="0.00371782" calcext:value-type="float">
            <text:p>0.00371782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1096" calcext:value-type="float">
            <text:p>0.101096</text:p>
          </table:table-cell>
          <table:table-cell office:value-type="float" office:value="0.167355" calcext:value-type="float">
            <text:p>0.167355</text:p>
          </table:table-cell>
          <table:table-cell office:value-type="float" office:value="0.00387783" calcext:value-type="float">
            <text:p>0.00387783</text:p>
          </table:table-cell>
          <table:table-cell office:value-type="float" office:value="1.51773" calcext:value-type="float">
            <text:p>1.517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6061" calcext:value-type="float">
            <text:p>0.136061</text:p>
          </table:table-cell>
          <table:table-cell office:value-type="float" office:value="0.18108" calcext:value-type="float">
            <text:p>0.18108</text:p>
          </table:table-cell>
          <table:table-cell office:value-type="float" office:value="0.00419583" calcext:value-type="float">
            <text:p>0.00419583</text:p>
          </table:table-cell>
          <table:table-cell office:value-type="float" office:value="1.34806" calcext:value-type="float">
            <text:p>1.348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148" calcext:value-type="float">
            <text:p>0.16148</text:p>
          </table:table-cell>
          <table:table-cell office:value-type="float" office:value="0.249525" calcext:value-type="float">
            <text:p>0.249525</text:p>
          </table:table-cell>
          <table:table-cell office:value-type="float" office:value="0.0057818" calcext:value-type="float">
            <text:p>0.0057818</text:p>
          </table:table-cell>
          <table:table-cell office:value-type="float" office:value="1.26044" calcext:value-type="float">
            <text:p>1.260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3145" calcext:value-type="float">
            <text:p>0.183145</text:p>
          </table:table-cell>
          <table:table-cell office:value-type="float" office:value="0.394233" calcext:value-type="float">
            <text:p>0.394233</text:p>
          </table:table-cell>
          <table:table-cell office:value-type="float" office:value="0.00913486" calcext:value-type="float">
            <text:p>0.00913486</text:p>
          </table:table-cell>
          <table:table-cell office:value-type="float" office:value="1.2154" calcext:value-type="float">
            <text:p>1.215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7359" calcext:value-type="float">
            <text:p>0.207359</text:p>
          </table:table-cell>
          <table:table-cell office:value-type="float" office:value="0.658348" calcext:value-type="float">
            <text:p>0.658348</text:p>
          </table:table-cell>
          <table:table-cell office:value-type="float" office:value="0.0152547" calcext:value-type="float">
            <text:p>0.0152547</text:p>
          </table:table-cell>
          <table:table-cell office:value-type="float" office:value="1.17911" calcext:value-type="float">
            <text:p>1.1791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7042" calcext:value-type="float">
            <text:p>0.237042</text:p>
          </table:table-cell>
          <table:table-cell office:value-type="float" office:value="1.14808" calcext:value-type="float">
            <text:p>1.14808</text:p>
          </table:table-cell>
          <table:table-cell office:value-type="float" office:value="0.0266025" calcext:value-type="float">
            <text:p>0.0266025</text:p>
          </table:table-cell>
          <table:table-cell office:value-type="float" office:value="1.14711" calcext:value-type="float">
            <text:p>1.1471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6873" calcext:value-type="float">
            <text:p>0.276873</text:p>
          </table:table-cell>
          <table:table-cell office:value-type="float" office:value="2.06623" calcext:value-type="float">
            <text:p>2.06623</text:p>
          </table:table-cell>
          <table:table-cell office:value-type="float" office:value="0.047877" calcext:value-type="float">
            <text:p>0.047877</text:p>
          </table:table-cell>
          <table:table-cell office:value-type="float" office:value="1.12081" calcext:value-type="float">
            <text:p>1.1208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26853" calcext:value-type="float">
            <text:p>0.326853</text:p>
          </table:table-cell>
          <table:table-cell office:value-type="float" office:value="3.98783" calcext:value-type="float">
            <text:p>3.98783</text:p>
          </table:table-cell>
          <table:table-cell office:value-type="float" office:value="0.0924028" calcext:value-type="float">
            <text:p>0.0924028</text:p>
          </table:table-cell>
          <table:table-cell office:value-type="float" office:value="1.09688" calcext:value-type="float">
            <text:p>1.09688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93864" calcext:value-type="float">
            <text:p>0.393864</text:p>
          </table:table-cell>
          <table:table-cell office:value-type="float" office:value="7.41106" calcext:value-type="float">
            <text:p>7.41106</text:p>
          </table:table-cell>
          <table:table-cell office:value-type="float" office:value="0.171723" calcext:value-type="float">
            <text:p>0.171723</text:p>
          </table:table-cell>
          <table:table-cell office:value-type="float" office:value="1.07581" calcext:value-type="float">
            <text:p>1.07581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7932" calcext:value-type="float">
            <text:p>0.47932</text:p>
          </table:table-cell>
          <table:table-cell office:value-type="float" office:value="14.1974" calcext:value-type="float">
            <text:p>14.1974</text:p>
          </table:table-cell>
          <table:table-cell office:value-type="float" office:value="0.328971" calcext:value-type="float">
            <text:p>0.328971</text:p>
          </table:table-cell>
          <table:table-cell office:value-type="float" office:value="1.05413" calcext:value-type="float">
            <text:p>1.0541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82663" calcext:value-type="float">
            <text:p>0.582663</text:p>
          </table:table-cell>
          <table:table-cell office:value-type="float" office:value="27.6259" calcext:value-type="float">
            <text:p>27.6259</text:p>
          </table:table-cell>
          <table:table-cell office:value-type="float" office:value="0.640125" calcext:value-type="float">
            <text:p>0.640125</text:p>
          </table:table-cell>
          <table:table-cell office:value-type="float" office:value="1.0359" calcext:value-type="float">
            <text:p>1.0359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06351" calcext:value-type="float">
            <text:p>0.706351</text:p>
          </table:table-cell>
          <table:table-cell office:value-type="float" office:value="54.8314" calcext:value-type="float">
            <text:p>54.8314</text:p>
          </table:table-cell>
          <table:table-cell office:value-type="float" office:value="1.27051" calcext:value-type="float">
            <text:p>1.27051</text:p>
          </table:table-cell>
          <table:table-cell office:value-type="float" office:value="1.02049" calcext:value-type="float">
            <text:p>1.02049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829182" calcext:value-type="float">
            <text:p>0.829182</text:p>
          </table:table-cell>
          <table:table-cell office:value-type="float" office:value="114.996" calcext:value-type="float">
            <text:p>114.996</text:p>
          </table:table-cell>
          <table:table-cell office:value-type="float" office:value="2.66459" calcext:value-type="float">
            <text:p>2.66459</text:p>
          </table:table-cell>
          <table:table-cell office:value-type="float" office:value="1.00941" calcext:value-type="float">
            <text:p>1.00941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940612" calcext:value-type="float">
            <text:p>0.940612</text:p>
          </table:table-cell>
          <table:table-cell office:value-type="float" office:value="293.077" calcext:value-type="float">
            <text:p>293.077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1.00229" calcext:value-type="float">
            <text:p>1.00229</text:p>
          </table:table-cell>
          <table:table-cell table:number-columns-repeated="4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.979609" calcext:value-type="float">
            <text:p>0.979609</text:p>
          </table:table-cell>
          <table:table-cell office:value-type="float" office:value="523.7" calcext:value-type="float">
            <text:p>523.7</text:p>
          </table:table-cell>
          <table:table-cell office:value-type="float" office:value="12.1348" calcext:value-type="float">
            <text:p>12.1348</text:p>
          </table:table-cell>
          <table:table-cell office:value-type="float" office:value="1.00056" calcext:value-type="float">
            <text:p>1.00056</text:p>
          </table:table-cell>
          <table:table-cell table:number-columns-repeated="4"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0.990199" calcext:value-type="float">
            <text:p>0.990199</text:p>
          </table:table-cell>
          <table:table-cell office:value-type="float" office:value="733.011" calcext:value-type="float">
            <text:p>733.011</text:p>
          </table:table-cell>
          <table:table-cell office:value-type="float" office:value="16.9848" calcext:value-type="float">
            <text:p>16.9848</text:p>
          </table:table-cell>
          <table:table-cell office:value-type="float" office:value="1.00011" calcext:value-type="float">
            <text:p>1.0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20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03246" calcext:value-type="float">
            <text:p>0.0703246</text:p>
          </table:table-cell>
          <table:table-cell office:value-type="float" office:value="0.572867" calcext:value-type="float">
            <text:p>0.572867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2.61221" calcext:value-type="float">
            <text:p>2.612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92886" calcext:value-type="float">
            <text:p>0.0992886</text:p>
          </table:table-cell>
          <table:table-cell office:value-type="float" office:value="0.569987" calcext:value-type="float">
            <text:p>0.569987</text:p>
          </table:table-cell>
          <table:table-cell office:value-type="float" office:value="0.0132073" calcext:value-type="float">
            <text:p>0.0132073</text:p>
          </table:table-cell>
          <table:table-cell office:value-type="float" office:value="1.49951" calcext:value-type="float">
            <text:p>1.499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4231" calcext:value-type="float">
            <text:p>0.134231</text:p>
          </table:table-cell>
          <table:table-cell office:value-type="float" office:value="0.583466" calcext:value-type="float">
            <text:p>0.583466</text:p>
          </table:table-cell>
          <table:table-cell office:value-type="float" office:value="0.0135196" calcext:value-type="float">
            <text:p>0.0135196</text:p>
          </table:table-cell>
          <table:table-cell office:value-type="float" office:value="1.33477" calcext:value-type="float">
            <text:p>1.334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4304" calcext:value-type="float">
            <text:p>0.184304</text:p>
          </table:table-cell>
          <table:table-cell office:value-type="float" office:value="0.617093" calcext:value-type="float">
            <text:p>0.617093</text:p>
          </table:table-cell>
          <table:table-cell office:value-type="float" office:value="0.0142988" calcext:value-type="float">
            <text:p>0.0142988</text:p>
          </table:table-cell>
          <table:table-cell office:value-type="float" office:value="1.22157" calcext:value-type="float">
            <text:p>1.221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1106" calcext:value-type="float">
            <text:p>0.251106</text:p>
          </table:table-cell>
          <table:table-cell office:value-type="float" office:value="0.671071" calcext:value-type="float">
            <text:p>0.671071</text:p>
          </table:table-cell>
          <table:table-cell office:value-type="float" office:value="0.0155495" calcext:value-type="float">
            <text:p>0.0155495</text:p>
          </table:table-cell>
          <table:table-cell office:value-type="float" office:value="1.14975" calcext:value-type="float">
            <text:p>1.1497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3381" calcext:value-type="float">
            <text:p>0.303381</text:p>
          </table:table-cell>
          <table:table-cell office:value-type="float" office:value="0.972259" calcext:value-type="float">
            <text:p>0.972259</text:p>
          </table:table-cell>
          <table:table-cell office:value-type="float" office:value="0.0225284" calcext:value-type="float">
            <text:p>0.0225284</text:p>
          </table:table-cell>
          <table:table-cell office:value-type="float" office:value="1.11119" calcext:value-type="float">
            <text:p>1.1111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48657" calcext:value-type="float">
            <text:p>0.348657</text:p>
          </table:table-cell>
          <table:table-cell office:value-type="float" office:value="1.61599" calcext:value-type="float">
            <text:p>1.61599</text:p>
          </table:table-cell>
          <table:table-cell office:value-type="float" office:value="0.0374444" calcext:value-type="float">
            <text:p>0.0374444</text:p>
          </table:table-cell>
          <table:table-cell office:value-type="float" office:value="1.08746" calcext:value-type="float">
            <text:p>1.0874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1024" calcext:value-type="float">
            <text:p>0.401024</text:p>
          </table:table-cell>
          <table:table-cell office:value-type="float" office:value="2.79884" calcext:value-type="float">
            <text:p>2.79884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1.06679" calcext:value-type="float">
            <text:p>1.0667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67757" calcext:value-type="float">
            <text:p>0.467757</text:p>
          </table:table-cell>
          <table:table-cell office:value-type="float" office:value="5.03768" calcext:value-type="float">
            <text:p>5.03768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.04926" calcext:value-type="float">
            <text:p>1.0492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44941" calcext:value-type="float">
            <text:p>0.544941</text:p>
          </table:table-cell>
          <table:table-cell office:value-type="float" office:value="9.29802" calcext:value-type="float">
            <text:p>9.29802</text:p>
          </table:table-cell>
          <table:table-cell office:value-type="float" office:value="0.215446" calcext:value-type="float">
            <text:p>0.215446</text:p>
          </table:table-cell>
          <table:table-cell office:value-type="float" office:value="1.03539" calcext:value-type="float">
            <text:p>1.0353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33153" calcext:value-type="float">
            <text:p>0.633153</text:p>
          </table:table-cell>
          <table:table-cell office:value-type="float" office:value="17.5413" calcext:value-type="float">
            <text:p>17.5413</text:p>
          </table:table-cell>
          <table:table-cell office:value-type="float" office:value="0.406453" calcext:value-type="float">
            <text:p>0.406453</text:p>
          </table:table-cell>
          <table:table-cell office:value-type="float" office:value="1.02469" calcext:value-type="float">
            <text:p>1.02469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726974" calcext:value-type="float">
            <text:p>0.726974</text:p>
          </table:table-cell>
          <table:table-cell office:value-type="float" office:value="34.1741" calcext:value-type="float">
            <text:p>34.1741</text:p>
          </table:table-cell>
          <table:table-cell office:value-type="float" office:value="0.791855" calcext:value-type="float">
            <text:p>0.791855</text:p>
          </table:table-cell>
          <table:table-cell office:value-type="float" office:value="1.016" calcext:value-type="float">
            <text:p>1.01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82128" calcext:value-type="float">
            <text:p>0.82128</text:p>
          </table:table-cell>
          <table:table-cell office:value-type="float" office:value="70.6007" calcext:value-type="float">
            <text:p>70.6007</text:p>
          </table:table-cell>
          <table:table-cell office:value-type="float" office:value="1.6359" calcext:value-type="float">
            <text:p>1.6359</text:p>
          </table:table-cell>
          <table:table-cell office:value-type="float" office:value="1.00925" calcext:value-type="float">
            <text:p>1.00925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907315" calcext:value-type="float">
            <text:p>0.907315</text:p>
          </table:table-cell>
          <table:table-cell office:value-type="float" office:value="155.956" calcext:value-type="float">
            <text:p>155.956</text:p>
          </table:table-cell>
          <table:table-cell office:value-type="float" office:value="3.6137" calcext:value-type="float">
            <text:p>3.6137</text:p>
          </table:table-cell>
          <table:table-cell office:value-type="float" office:value="1.00402" calcext:value-type="float">
            <text:p>1.00402</text:p>
          </table:table-cell>
          <table:table-cell table:number-columns-repeated="4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.947355" calcext:value-type="float">
            <text:p>0.947355</text:p>
          </table:table-cell>
          <table:table-cell office:value-type="float" office:value="280.051" calcext:value-type="float">
            <text:p>280.051</text:p>
          </table:table-cell>
          <table:table-cell office:value-type="float" office:value="6.48912" calcext:value-type="float">
            <text:p>6.48912</text:p>
          </table:table-cell>
          <table:table-cell office:value-type="float" office:value="1.0021" calcext:value-type="float">
            <text:p>1.0021</text:p>
          </table:table-cell>
          <table:table-cell table:number-columns-repeated="4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514.454" calcext:value-type="float">
            <text:p>514.454</text:p>
          </table:table-cell>
          <table:table-cell office:value-type="float" office:value="11.9205" calcext:value-type="float">
            <text:p>11.9205</text:p>
          </table:table-cell>
          <table:table-cell office:value-type="float" office:value="1.00064" calcext:value-type="float">
            <text:p>1.00064</text:p>
          </table:table-cell>
          <table:table-cell table:number-columns-repeated="4"/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0.985333" calcext:value-type="float">
            <text:p>0.985333</text:p>
          </table:table-cell>
          <table:table-cell office:value-type="float" office:value="744.59" calcext:value-type="float">
            <text:p>744.59</text:p>
          </table:table-cell>
          <table:table-cell office:value-type="float" office:value="17.253" calcext:value-type="float">
            <text:p>17.253</text:p>
          </table:table-cell>
          <table:table-cell office:value-type="float" office:value="1.00025" calcext:value-type="float">
            <text:p>1.00025</text:p>
          </table:table-cell>
          <table:table-cell table:number-columns-repeated="4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991427" calcext:value-type="float">
            <text:p>0.991427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25.932" calcext:value-type="float">
            <text:p>25.932</text:p>
          </table:table-cell>
          <table:table-cell office:value-type="float" office:value="1.00005" calcext:value-type="float">
            <text:p>1.0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106" calcext:value-type="float">
            <text:p>0.162106</text:p>
          </table:table-cell>
          <table:table-cell office:value-type="float" office:value="0.327442" calcext:value-type="float">
            <text:p>0.327442</text:p>
          </table:table-cell>
          <table:table-cell office:value-type="float" office:value="0.00758723" calcext:value-type="float">
            <text:p>0.00758723</text:p>
          </table:table-cell>
          <table:table-cell office:value-type="float" office:value="2.09025" calcext:value-type="float">
            <text:p>2.090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901" calcext:value-type="float">
            <text:p>0.179901</text:p>
          </table:table-cell>
          <table:table-cell office:value-type="float" office:value="0.481578" calcext:value-type="float">
            <text:p>0.481578</text:p>
          </table:table-cell>
          <table:table-cell office:value-type="float" office:value="0.0111587" calcext:value-type="float">
            <text:p>0.0111587</text:p>
          </table:table-cell>
          <table:table-cell office:value-type="float" office:value="1.94929" calcext:value-type="float">
            <text:p>1.949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314" calcext:value-type="float">
            <text:p>0.213314</text:p>
          </table:table-cell>
          <table:table-cell office:value-type="float" office:value="0.747138" calcext:value-type="float">
            <text:p>0.747138</text:p>
          </table:table-cell>
          <table:table-cell office:value-type="float" office:value="0.0173121" calcext:value-type="float">
            <text:p>0.0173121</text:p>
          </table:table-cell>
          <table:table-cell office:value-type="float" office:value="1.35187" calcext:value-type="float">
            <text:p>1.35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7697" calcext:value-type="float">
            <text:p>0.267697</text:p>
          </table:table-cell>
          <table:table-cell office:value-type="float" office:value="1.20857" calcext:value-type="float">
            <text:p>1.20857</text:p>
          </table:table-cell>
          <table:table-cell office:value-type="float" office:value="0.0280041" calcext:value-type="float">
            <text:p>0.0280041</text:p>
          </table:table-cell>
          <table:table-cell office:value-type="float" office:value="1.22823" calcext:value-type="float">
            <text:p>1.228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057" calcext:value-type="float">
            <text:p>0.34057</text:p>
          </table:table-cell>
          <table:table-cell office:value-type="float" office:value="1.88712" calcext:value-type="float">
            <text:p>1.88712</text:p>
          </table:table-cell>
          <table:table-cell office:value-type="float" office:value="0.0437268" calcext:value-type="float">
            <text:p>0.0437268</text:p>
          </table:table-cell>
          <table:table-cell office:value-type="float" office:value="1.15097" calcext:value-type="float">
            <text:p>1.1509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3487" calcext:value-type="float">
            <text:p>0.433487</text:p>
          </table:table-cell>
          <table:table-cell office:value-type="float" office:value="3.04681" calcext:value-type="float">
            <text:p>3.04681</text:p>
          </table:table-cell>
          <table:table-cell office:value-type="float" office:value="0.0705983" calcext:value-type="float">
            <text:p>0.0705983</text:p>
          </table:table-cell>
          <table:table-cell office:value-type="float" office:value="1.10836" calcext:value-type="float">
            <text:p>1.1083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6238" calcext:value-type="float">
            <text:p>0.546238</text:p>
          </table:table-cell>
          <table:table-cell office:value-type="float" office:value="5.09799" calcext:value-type="float">
            <text:p>5.09799</text:p>
          </table:table-cell>
          <table:table-cell office:value-type="float" office:value="0.118127" calcext:value-type="float">
            <text:p>0.118127</text:p>
          </table:table-cell>
          <table:table-cell office:value-type="float" office:value="1.04366" calcext:value-type="float">
            <text:p>1.0436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177" calcext:value-type="float">
            <text:p>0.66177</text:p>
          </table:table-cell>
          <table:table-cell office:value-type="float" office:value="8.82846" calcext:value-type="float">
            <text:p>8.82846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1.02409" calcext:value-type="float">
            <text:p>1.0240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1856" calcext:value-type="float">
            <text:p>0.771856</text:p>
          </table:table-cell>
          <table:table-cell office:value-type="float" office:value="15.7397" calcext:value-type="float">
            <text:p>15.7397</text:p>
          </table:table-cell>
          <table:table-cell office:value-type="float" office:value="0.364708" calcext:value-type="float">
            <text:p>0.364708</text:p>
          </table:table-cell>
          <table:table-cell office:value-type="float" office:value="1.01249" calcext:value-type="float">
            <text:p>1.0124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69106" calcext:value-type="float">
            <text:p>0.869106</text:p>
          </table:table-cell>
          <table:table-cell office:value-type="float" office:value="29.6439" calcext:value-type="float">
            <text:p>29.6439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1.00579" calcext:value-type="float">
            <text:p>1.00579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16167" calcext:value-type="float">
            <text:p>0.916167</text:p>
          </table:table-cell>
          <table:table-cell office:value-type="float" office:value="43.1998" calcext:value-type="float">
            <text:p>43.1998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1.00315" calcext:value-type="float">
            <text:p>1.00315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54816" calcext:value-type="float">
            <text:p>0.954816</text:p>
          </table:table-cell>
          <table:table-cell office:value-type="float" office:value="63.5305" calcext:value-type="float">
            <text:p>63.5305</text:p>
          </table:table-cell>
          <table:table-cell office:value-type="float" office:value="1.47208" calcext:value-type="float">
            <text:p>1.47208</text:p>
          </table:table-cell>
          <table:table-cell office:value-type="float" office:value="1.00143" calcext:value-type="float">
            <text:p>1.00143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968557" calcext:value-type="float">
            <text:p>0.968557</text:p>
          </table:table-cell>
          <table:table-cell office:value-type="float" office:value="80.4989" calcext:value-type="float">
            <text:p>80.4989</text:p>
          </table:table-cell>
          <table:table-cell office:value-type="float" office:value="1.86526" calcext:value-type="float">
            <text:p>1.86526</text:p>
          </table:table-cell>
          <table:table-cell office:value-type="float" office:value="1.00092" calcext:value-type="float">
            <text:p>1.00092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979725" calcext:value-type="float">
            <text:p>0.979725</text:p>
          </table:table-cell>
          <table:table-cell office:value-type="float" office:value="100.706" calcext:value-type="float">
            <text:p>100.706</text:p>
          </table:table-cell>
          <table:table-cell office:value-type="float" office:value="2.33348" calcext:value-type="float">
            <text:p>2.33348</text:p>
          </table:table-cell>
          <table:table-cell office:value-type="float" office:value="1.00051" calcext:value-type="float">
            <text:p>1.00051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986816" calcext:value-type="float">
            <text:p>0.986816</text:p>
          </table:table-cell>
          <table:table-cell office:value-type="float" office:value="108.148" calcext:value-type="float">
            <text:p>108.148</text:p>
          </table:table-cell>
          <table:table-cell office:value-type="float" office:value="2.50593" calcext:value-type="float">
            <text:p>2.50593</text:p>
          </table:table-cell>
          <table:table-cell office:value-type="float" office:value="1.0003" calcext:value-type="float">
            <text:p>1.0003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.990361" calcext:value-type="float">
            <text:p>0.990361</text:p>
          </table:table-cell>
          <table:table-cell office:value-type="float" office:value="131.859" calcext:value-type="float">
            <text:p>131.859</text:p>
          </table:table-cell>
          <table:table-cell office:value-type="float" office:value="3.05533" calcext:value-type="float">
            <text:p>3.05533</text:p>
          </table:table-cell>
          <table:table-cell office:value-type="float" office:value="1.00017" calcext:value-type="float">
            <text:p>1.00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3927" calcext:value-type="float">
            <text:p>0.223927</text:p>
          </table:table-cell>
          <table:table-cell office:value-type="float" office:value="0.48122" calcext:value-type="float">
            <text:p>0.48122</text:p>
          </table:table-cell>
          <table:table-cell office:value-type="float" office:value="0.0111505" calcext:value-type="float">
            <text:p>0.0111505</text:p>
          </table:table-cell>
          <table:table-cell office:value-type="float" office:value="1.36083" calcext:value-type="float">
            <text:p>1.3608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501803" calcext:value-type="float">
            <text:p>0.501803</text:p>
          </table:table-cell>
          <table:table-cell office:value-type="float" office:value="0.0116274" calcext:value-type="float">
            <text:p>0.0116274</text:p>
          </table:table-cell>
          <table:table-cell office:value-type="float" office:value="1.35722" calcext:value-type="float">
            <text:p>1.357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1351" calcext:value-type="float">
            <text:p>0.241351</text:p>
          </table:table-cell>
          <table:table-cell office:value-type="float" office:value="0.539472" calcext:value-type="float">
            <text:p>0.539472</text:p>
          </table:table-cell>
          <table:table-cell office:value-type="float" office:value="0.0125002" calcext:value-type="float">
            <text:p>0.0125002</text:p>
          </table:table-cell>
          <table:table-cell office:value-type="float" office:value="1.33593" calcext:value-type="float">
            <text:p>1.335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877" calcext:value-type="float">
            <text:p>0.262877</text:p>
          </table:table-cell>
          <table:table-cell office:value-type="float" office:value="0.618871" calcext:value-type="float">
            <text:p>0.61887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1.30871" calcext:value-type="float">
            <text:p>1.308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8756" calcext:value-type="float">
            <text:p>0.308756</text:p>
          </table:table-cell>
          <table:table-cell office:value-type="float" office:value="0.811686" calcext:value-type="float">
            <text:p>0.811686</text:p>
          </table:table-cell>
          <table:table-cell office:value-type="float" office:value="0.0188077" calcext:value-type="float">
            <text:p>0.0188077</text:p>
          </table:table-cell>
          <table:table-cell office:value-type="float" office:value="1.17728" calcext:value-type="float">
            <text:p>1.1772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9683" calcext:value-type="float">
            <text:p>0.379683</text:p>
          </table:table-cell>
          <table:table-cell office:value-type="float" office:value="1.21013" calcext:value-type="float">
            <text:p>1.21013</text:p>
          </table:table-cell>
          <table:table-cell office:value-type="float" office:value="0.0280403" calcext:value-type="float">
            <text:p>0.0280403</text:p>
          </table:table-cell>
          <table:table-cell office:value-type="float" office:value="1.13311" calcext:value-type="float">
            <text:p>1.1331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0978" calcext:value-type="float">
            <text:p>0.470978</text:p>
          </table:table-cell>
          <table:table-cell office:value-type="float" office:value="1.96851" calcext:value-type="float">
            <text:p>1.96851</text:p>
          </table:table-cell>
          <table:table-cell office:value-type="float" office:value="0.0456128" calcext:value-type="float">
            <text:p>0.0456128</text:p>
          </table:table-cell>
          <table:table-cell office:value-type="float" office:value="1.06095" calcext:value-type="float">
            <text:p>1.0609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78724" calcext:value-type="float">
            <text:p>0.578724</text:p>
          </table:table-cell>
          <table:table-cell office:value-type="float" office:value="3.38712" calcext:value-type="float">
            <text:p>3.38712</text:p>
          </table:table-cell>
          <table:table-cell office:value-type="float" office:value="0.0784838" calcext:value-type="float">
            <text:p>0.0784838</text:p>
          </table:table-cell>
          <table:table-cell office:value-type="float" office:value="1.03696" calcext:value-type="float">
            <text:p>1.0369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84292" calcext:value-type="float">
            <text:p>0.684292</text:p>
          </table:table-cell>
          <table:table-cell office:value-type="float" office:value="5.90341" calcext:value-type="float">
            <text:p>5.90341</text:p>
          </table:table-cell>
          <table:table-cell office:value-type="float" office:value="0.136789" calcext:value-type="float">
            <text:p>0.136789</text:p>
          </table:table-cell>
          <table:table-cell office:value-type="float" office:value="1.02175" calcext:value-type="float">
            <text:p>1.02175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86825" calcext:value-type="float">
            <text:p>0.786825</text:p>
          </table:table-cell>
          <table:table-cell office:value-type="float" office:value="10.3186" calcext:value-type="float">
            <text:p>10.3186</text:p>
          </table:table-cell>
          <table:table-cell office:value-type="float" office:value="0.239094" calcext:value-type="float">
            <text:p>0.239094</text:p>
          </table:table-cell>
          <table:table-cell office:value-type="float" office:value="1.01181" calcext:value-type="float">
            <text:p>1.01181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73022" calcext:value-type="float">
            <text:p>0.873022</text:p>
          </table:table-cell>
          <table:table-cell office:value-type="float" office:value="18.1173" calcext:value-type="float">
            <text:p>18.1173</text:p>
          </table:table-cell>
          <table:table-cell office:value-type="float" office:value="0.4198" calcext:value-type="float">
            <text:p>0.4198</text:p>
          </table:table-cell>
          <table:table-cell office:value-type="float" office:value="1.00562" calcext:value-type="float">
            <text:p>1.00562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916815" calcext:value-type="float">
            <text:p>0.916815</text:p>
          </table:table-cell>
          <table:table-cell office:value-type="float" office:value="24.9776" calcext:value-type="float">
            <text:p>24.9776</text:p>
          </table:table-cell>
          <table:table-cell office:value-type="float" office:value="0.578762" calcext:value-type="float">
            <text:p>0.578762</text:p>
          </table:table-cell>
          <table:table-cell office:value-type="float" office:value="1.00329" calcext:value-type="float">
            <text:p>1.00329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951317" calcext:value-type="float">
            <text:p>0.951317</text:p>
          </table:table-cell>
          <table:table-cell office:value-type="float" office:value="34.4585" calcext:value-type="float">
            <text:p>34.4585</text:p>
          </table:table-cell>
          <table:table-cell office:value-type="float" office:value="0.798446" calcext:value-type="float">
            <text:p>0.798446</text:p>
          </table:table-cell>
          <table:table-cell office:value-type="float" office:value="1.00172" calcext:value-type="float">
            <text:p>1.00172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964919" calcext:value-type="float">
            <text:p>0.964919</text:p>
          </table:table-cell>
          <table:table-cell office:value-type="float" office:value="41.0976" calcext:value-type="float">
            <text:p>41.0976</text:p>
          </table:table-cell>
          <table:table-cell office:value-type="float" office:value="0.952282" calcext:value-type="float">
            <text:p>0.952282</text:p>
          </table:table-cell>
          <table:table-cell office:value-type="float" office:value="1.00111" calcext:value-type="float">
            <text:p>1.00111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76273" calcext:value-type="float">
            <text:p>0.976273</text:p>
          </table:table-cell>
          <table:table-cell office:value-type="float" office:value="49.1694" calcext:value-type="float">
            <text:p>49.1694</text:p>
          </table:table-cell>
          <table:table-cell office:value-type="float" office:value="1.13931" calcext:value-type="float">
            <text:p>1.13931</text:p>
          </table:table-cell>
          <table:table-cell office:value-type="float" office:value="1.00067" calcext:value-type="float">
            <text:p>1.00067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84545" calcext:value-type="float">
            <text:p>0.984545</text:p>
          </table:table-cell>
          <table:table-cell office:value-type="float" office:value="59.0391" calcext:value-type="float">
            <text:p>59.0391</text:p>
          </table:table-cell>
          <table:table-cell office:value-type="float" office:value="1.36801" calcext:value-type="float">
            <text:p>1.36801</text:p>
          </table:table-cell>
          <table:table-cell office:value-type="float" office:value="1.00039" calcext:value-type="float">
            <text:p>1.00039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0.98955" calcext:value-type="float">
            <text:p>0.98955</text:p>
          </table:table-cell>
          <table:table-cell office:value-type="float" office:value="71.1692" calcext:value-type="float">
            <text:p>71.1692</text:p>
          </table:table-cell>
          <table:table-cell office:value-type="float" office:value="1.64908" calcext:value-type="float">
            <text:p>1.64908</text:p>
          </table:table-cell>
          <table:table-cell office:value-type="float" office:value="1.00023" calcext:value-type="float">
            <text:p>1.00023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0.993025" calcext:value-type="float">
            <text:p>0.993025</text:p>
          </table:table-cell>
          <table:table-cell office:value-type="float" office:value="86.0643" calcext:value-type="float">
            <text:p>86.0643</text:p>
          </table:table-cell>
          <table:table-cell office:value-type="float" office:value="1.99421" calcext:value-type="float">
            <text:p>1.99421</text:p>
          </table:table-cell>
          <table:table-cell office:value-type="float" office:value="1.00011" calcext:value-type="float">
            <text:p>1.00011</text:p>
          </table:table-cell>
          <table:table-cell table:number-columns-repeated="4"/>
        </table:table-row>
      </table:table>
      <table:table table:name="EHD" table:style-name="ta1">
        <table:shapes>
          <draw:frame draw:z-index="0" draw:style-name="gr1" draw:text-style-name="P1" svg:width="453.51pt" svg:height="255.09pt" svg:x="464.88pt" svg:y="81.16pt">
            <loext:p draw:notify-on-update-of-ranges="EHD.B3:EHD.B18 EHD.A1:EHD.A1 EHD.C3:EHD.C18 EHD.A19:EHD.A19 EHD.C3:EHD.C18 EHD.B21:EHD.B36 EHD.A37:EHD.A37 EHD.C21:EHD.C36 EHD.B39:EHD.B53 EHD.A54:EHD.A54 EHD.C39:EHD.C53 EHD.B56:EHD.B68 EHD.A69:EHD.A69 EHD.C71:EHD.C85 EHD.B71:EHD.B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D-Tree</text:p>
          </table:table-cell>
          <table:table-cell table:number-columns-repeated="5"/>
          <table:table-cell office:value-type="string" calcext:value-type="string">
            <text:p>Linear Search</text:p>
          </table:table-cell>
          <table:table-cell table:formula="of:=MIN([.B$1:.B$1048576])" office:value-type="float" office:value="0.0524596" calcext:value-type="float">
            <text:p>0.0524596</text:p>
          </table:table-cell>
          <table:table-cell office:value-type="float" office:value="197.351" calcext:value-type="float">
            <text:p>197.351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.351" calcext:value-type="float">
            <text:p>197.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4596" calcext:value-type="float">
            <text:p>0.0524596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00158375" calcext:value-type="float">
            <text:p>0.00158375</text:p>
          </table:table-cell>
          <table:table-cell office:value-type="float" office:value="2.44019" calcext:value-type="float">
            <text:p>2.44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45981" calcext:value-type="float">
            <text:p>0.0845981</text:p>
          </table:table-cell>
          <table:table-cell office:value-type="float" office:value="0.0860373" calcext:value-type="float">
            <text:p>0.0860373</text:p>
          </table:table-cell>
          <table:table-cell office:value-type="float" office:value="0.00199359" calcext:value-type="float">
            <text:p>0.00199359</text:p>
          </table:table-cell>
          <table:table-cell office:value-type="float" office:value="1.81451" calcext:value-type="float">
            <text:p>1.814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0861" calcext:value-type="float">
            <text:p>0.120861</text:p>
          </table:table-cell>
          <table:table-cell office:value-type="float" office:value="0.115185" calcext:value-type="float">
            <text:p>0.115185</text:p>
          </table:table-cell>
          <table:table-cell office:value-type="float" office:value="0.00266899" calcext:value-type="float">
            <text:p>0.00266899</text:p>
          </table:table-cell>
          <table:table-cell office:value-type="float" office:value="1.5067" calcext:value-type="float">
            <text:p>1.50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0.176637" calcext:value-type="float">
            <text:p>0.176637</text:p>
          </table:table-cell>
          <table:table-cell office:value-type="float" office:value="0.00409288" calcext:value-type="float">
            <text:p>0.00409288</text:p>
          </table:table-cell>
          <table:table-cell office:value-type="float" office:value="1.32878" calcext:value-type="float">
            <text:p>1.3287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9895" calcext:value-type="float">
            <text:p>0.219895</text:p>
          </table:table-cell>
          <table:table-cell office:value-type="float" office:value="0.276489" calcext:value-type="float">
            <text:p>0.276489</text:p>
          </table:table-cell>
          <table:table-cell office:value-type="float" office:value="0.00640659" calcext:value-type="float">
            <text:p>0.00640659</text:p>
          </table:table-cell>
          <table:table-cell office:value-type="float" office:value="1.22181" calcext:value-type="float">
            <text:p>1.2218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0938" calcext:value-type="float">
            <text:p>0.290938</text:p>
          </table:table-cell>
          <table:table-cell office:value-type="float" office:value="0.464376" calcext:value-type="float">
            <text:p>0.464376</text:p>
          </table:table-cell>
          <table:table-cell office:value-type="float" office:value="0.0107602" calcext:value-type="float">
            <text:p>0.0107602</text:p>
          </table:table-cell>
          <table:table-cell office:value-type="float" office:value="1.14786" calcext:value-type="float">
            <text:p>1.1478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79568" calcext:value-type="float">
            <text:p>0.379568</text:p>
          </table:table-cell>
          <table:table-cell office:value-type="float" office:value="0.839076" calcext:value-type="float">
            <text:p>0.839076</text:p>
          </table:table-cell>
          <table:table-cell office:value-type="float" office:value="0.0194424" calcext:value-type="float">
            <text:p>0.0194424</text:p>
          </table:table-cell>
          <table:table-cell office:value-type="float" office:value="1.09655" calcext:value-type="float">
            <text:p>1.0965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0154" calcext:value-type="float">
            <text:p>0.480154</text:p>
          </table:table-cell>
          <table:table-cell office:value-type="float" office:value="1.62643" calcext:value-type="float">
            <text:p>1.62643</text:p>
          </table:table-cell>
          <table:table-cell office:value-type="float" office:value="0.0376864" calcext:value-type="float">
            <text:p>0.0376864</text:p>
          </table:table-cell>
          <table:table-cell office:value-type="float" office:value="1.06209" calcext:value-type="float">
            <text:p>1.0620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1849" calcext:value-type="float">
            <text:p>0.601849</text:p>
          </table:table-cell>
          <table:table-cell office:value-type="float" office:value="3.07885" calcext:value-type="float">
            <text:p>3.07885</text:p>
          </table:table-cell>
          <table:table-cell office:value-type="float" office:value="0.0713406" calcext:value-type="float">
            <text:p>0.0713406</text:p>
          </table:table-cell>
          <table:table-cell office:value-type="float" office:value="1.03606" calcext:value-type="float">
            <text:p>1.0360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27205" calcext:value-type="float">
            <text:p>0.727205</text:p>
          </table:table-cell>
          <table:table-cell office:value-type="float" office:value="5.91519" calcext:value-type="float">
            <text:p>5.91519</text:p>
          </table:table-cell>
          <table:table-cell office:value-type="float" office:value="0.137062" calcext:value-type="float">
            <text:p>0.137062</text:p>
          </table:table-cell>
          <table:table-cell office:value-type="float" office:value="1.01898" calcext:value-type="float">
            <text:p>1.01898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11.9818" calcext:value-type="float">
            <text:p>11.9818</text:p>
          </table:table-cell>
          <table:table-cell office:value-type="float" office:value="0.277633" calcext:value-type="float">
            <text:p>0.277633</text:p>
          </table:table-cell>
          <table:table-cell office:value-type="float" office:value="1.00854" calcext:value-type="float">
            <text:p>1.00854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28331" calcext:value-type="float">
            <text:p>0.928331</text:p>
          </table:table-cell>
          <table:table-cell office:value-type="float" office:value="22.631" calcext:value-type="float">
            <text:p>22.631</text:p>
          </table:table-cell>
          <table:table-cell office:value-type="float" office:value="0.524387" calcext:value-type="float">
            <text:p>0.524387</text:p>
          </table:table-cell>
          <table:table-cell office:value-type="float" office:value="1.00313" calcext:value-type="float">
            <text:p>1.00313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961814" calcext:value-type="float">
            <text:p>0.961814</text:p>
          </table:table-cell>
          <table:table-cell office:value-type="float" office:value="35.0426" calcext:value-type="float">
            <text:p>35.0426</text:p>
          </table:table-cell>
          <table:table-cell office:value-type="float" office:value="0.81198" calcext:value-type="float">
            <text:p>0.81198</text:p>
          </table:table-cell>
          <table:table-cell office:value-type="float" office:value="1.00155" calcext:value-type="float">
            <text:p>1.00155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974651" calcext:value-type="float">
            <text:p>0.974651</text:p>
          </table:table-cell>
          <table:table-cell office:value-type="float" office:value="44.3119" calcext:value-type="float">
            <text:p>44.3119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1.00099" calcext:value-type="float">
            <text:p>1.000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984614" calcext:value-type="float">
            <text:p>0.984614</text:p>
          </table:table-cell>
          <table:table-cell office:value-type="float" office:value="60.1505" calcext:value-type="float">
            <text:p>60.1505</text:p>
          </table:table-cell>
          <table:table-cell office:value-type="float" office:value="1.39376" calcext:value-type="float">
            <text:p>1.39376</text:p>
          </table:table-cell>
          <table:table-cell office:value-type="float" office:value="1.00062" calcext:value-type="float">
            <text:p>1.00062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91241" calcext:value-type="float">
            <text:p>0.991241</text:p>
          </table:table-cell>
          <table:table-cell office:value-type="float" office:value="71.4964" calcext:value-type="float">
            <text:p>71.4964</text:p>
          </table:table-cell>
          <table:table-cell office:value-type="float" office:value="1.65666" calcext:value-type="float">
            <text:p>1.65666</text:p>
          </table:table-cell>
          <table:table-cell office:value-type="float" office:value="1.00036" calcext:value-type="float">
            <text:p>1.0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5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0048" calcext:value-type="float">
            <text:p>0.0560048</text:p>
          </table:table-cell>
          <table:table-cell office:value-type="float" office:value="0.160801" calcext:value-type="float">
            <text:p>0.160801</text:p>
          </table:table-cell>
          <table:table-cell office:value-type="float" office:value="0.00372594" calcext:value-type="float">
            <text:p>0.00372594</text:p>
          </table:table-cell>
          <table:table-cell office:value-type="float" office:value="2.42832" calcext:value-type="float">
            <text:p>2.428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5544" calcext:value-type="float">
            <text:p>0.0965544</text:p>
          </table:table-cell>
          <table:table-cell office:value-type="float" office:value="0.170098" calcext:value-type="float">
            <text:p>0.170098</text:p>
          </table:table-cell>
          <table:table-cell office:value-type="float" office:value="0.00394137" calcext:value-type="float">
            <text:p>0.00394137</text:p>
          </table:table-cell>
          <table:table-cell office:value-type="float" office:value="1.71014" calcext:value-type="float">
            <text:p>1.710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8968" calcext:value-type="float">
            <text:p>0.148968</text:p>
          </table:table-cell>
          <table:table-cell office:value-type="float" office:value="0.187404" calcext:value-type="float">
            <text:p>0.187404</text:p>
          </table:table-cell>
          <table:table-cell office:value-type="float" office:value="0.00434237" calcext:value-type="float">
            <text:p>0.00434237</text:p>
          </table:table-cell>
          <table:table-cell office:value-type="float" office:value="1.39137" calcext:value-type="float">
            <text:p>1.391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6131" calcext:value-type="float">
            <text:p>0.206131</text:p>
          </table:table-cell>
          <table:table-cell office:value-type="float" office:value="0.251339" calcext:value-type="float">
            <text:p>0.251339</text:p>
          </table:table-cell>
          <table:table-cell office:value-type="float" office:value="0.00582383" calcext:value-type="float">
            <text:p>0.00582383</text:p>
          </table:table-cell>
          <table:table-cell office:value-type="float" office:value="1.2466" calcext:value-type="float">
            <text:p>1.24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3861" calcext:value-type="float">
            <text:p>0.273861</text:p>
          </table:table-cell>
          <table:table-cell office:value-type="float" office:value="0.387787" calcext:value-type="float">
            <text:p>0.387787</text:p>
          </table:table-cell>
          <table:table-cell office:value-type="float" office:value="0.0089855" calcext:value-type="float">
            <text:p>0.0089855</text:p>
          </table:table-cell>
          <table:table-cell office:value-type="float" office:value="1.16301" calcext:value-type="float">
            <text:p>1.163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56628" calcext:value-type="float">
            <text:p>0.356628</text:p>
          </table:table-cell>
          <table:table-cell office:value-type="float" office:value="0.644594" calcext:value-type="float">
            <text:p>0.644594</text:p>
          </table:table-cell>
          <table:table-cell office:value-type="float" office:value="0.014936" calcext:value-type="float">
            <text:p>0.014936</text:p>
          </table:table-cell>
          <table:table-cell office:value-type="float" office:value="1.10538" calcext:value-type="float">
            <text:p>1.1053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60991" calcext:value-type="float">
            <text:p>0.460991</text:p>
          </table:table-cell>
          <table:table-cell office:value-type="float" office:value="1.16174" calcext:value-type="float">
            <text:p>1.16174</text:p>
          </table:table-cell>
          <table:table-cell office:value-type="float" office:value="0.026919" calcext:value-type="float">
            <text:p>0.026919</text:p>
          </table:table-cell>
          <table:table-cell office:value-type="float" office:value="1.06529" calcext:value-type="float">
            <text:p>1.0652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86463" calcext:value-type="float">
            <text:p>0.586463</text:p>
          </table:table-cell>
          <table:table-cell office:value-type="float" office:value="2.18091" calcext:value-type="float">
            <text:p>2.18091</text:p>
          </table:table-cell>
          <table:table-cell office:value-type="float" office:value="0.0505344" calcext:value-type="float">
            <text:p>0.0505344</text:p>
          </table:table-cell>
          <table:table-cell office:value-type="float" office:value="1.0367" calcext:value-type="float">
            <text:p>1.036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17149" calcext:value-type="float">
            <text:p>0.717149</text:p>
          </table:table-cell>
          <table:table-cell office:value-type="float" office:value="4.02157" calcext:value-type="float">
            <text:p>4.02157</text:p>
          </table:table-cell>
          <table:table-cell office:value-type="float" office:value="0.0931847" calcext:value-type="float">
            <text:p>0.0931847</text:p>
          </table:table-cell>
          <table:table-cell office:value-type="float" office:value="1.01887" calcext:value-type="float">
            <text:p>1.01887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35716" calcext:value-type="float">
            <text:p>0.835716</text:p>
          </table:table-cell>
          <table:table-cell office:value-type="float" office:value="7.88867" calcext:value-type="float">
            <text:p>7.88867</text:p>
          </table:table-cell>
          <table:table-cell office:value-type="float" office:value="0.18279" calcext:value-type="float">
            <text:p>0.18279</text:p>
          </table:table-cell>
          <table:table-cell office:value-type="float" office:value="1.00872" calcext:value-type="float">
            <text:p>1.0087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2613" calcext:value-type="float">
            <text:p>0.92613</text:p>
          </table:table-cell>
          <table:table-cell office:value-type="float" office:value="15.1421" calcext:value-type="float">
            <text:p>15.1421</text:p>
          </table:table-cell>
          <table:table-cell office:value-type="float" office:value="0.350861" calcext:value-type="float">
            <text:p>0.350861</text:p>
          </table:table-cell>
          <table:table-cell office:value-type="float" office:value="1.00304" calcext:value-type="float">
            <text:p>1.00304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959798" calcext:value-type="float">
            <text:p>0.959798</text:p>
          </table:table-cell>
          <table:table-cell office:value-type="float" office:value="22.971" calcext:value-type="float">
            <text:p>22.971</text:p>
          </table:table-cell>
          <table:table-cell office:value-type="float" office:value="0.532267" calcext:value-type="float">
            <text:p>0.532267</text:p>
          </table:table-cell>
          <table:table-cell office:value-type="float" office:value="1.00151" calcext:value-type="float">
            <text:p>1.00151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973145" calcext:value-type="float">
            <text:p>0.973145</text:p>
          </table:table-cell>
          <table:table-cell office:value-type="float" office:value="28.6443" calcext:value-type="float">
            <text:p>28.6443</text:p>
          </table:table-cell>
          <table:table-cell office:value-type="float" office:value="0.663722" calcext:value-type="float">
            <text:p>0.663722</text:p>
          </table:table-cell>
          <table:table-cell office:value-type="float" office:value="1.00096" calcext:value-type="float">
            <text:p>1.00096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82483" calcext:value-type="float">
            <text:p>0.982483</text:p>
          </table:table-cell>
          <table:table-cell office:value-type="float" office:value="36.4202" calcext:value-type="float">
            <text:p>36.4202</text:p>
          </table:table-cell>
          <table:table-cell office:value-type="float" office:value="0.8439" calcext:value-type="float">
            <text:p>0.8439</text:p>
          </table:table-cell>
          <table:table-cell office:value-type="float" office:value="1.00061" calcext:value-type="float">
            <text:p>1.00061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9249" calcext:value-type="float">
            <text:p>0.989249</text:p>
          </table:table-cell>
          <table:table-cell office:value-type="float" office:value="46.4548" calcext:value-type="float">
            <text:p>46.4548</text:p>
          </table:table-cell>
          <table:table-cell office:value-type="float" office:value="1.07641" calcext:value-type="float">
            <text:p>1.07641</text:p>
          </table:table-cell>
          <table:table-cell office:value-type="float" office:value="1.00036" calcext:value-type="float">
            <text:p>1.00036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994138" calcext:value-type="float">
            <text:p>0.994138</text:p>
          </table:table-cell>
          <table:table-cell office:value-type="float" office:value="59.6687" calcext:value-type="float">
            <text:p>59.6687</text:p>
          </table:table-cell>
          <table:table-cell office:value-type="float" office:value="1.3826" calcext:value-type="float">
            <text:p>1.3826</text:p>
          </table:table-cell>
          <table:table-cell office:value-type="float" office:value="1.00019" calcext:value-type="float">
            <text:p>1.00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20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30389" calcext:value-type="float">
            <text:p>0.0530389</text:p>
          </table:table-cell>
          <table:table-cell office:value-type="float" office:value="0.531729" calcext:value-type="float">
            <text:p>0.531729</text:p>
          </table:table-cell>
          <table:table-cell office:value-type="float" office:value="0.0123208" calcext:value-type="float">
            <text:p>0.0123208</text:p>
          </table:table-cell>
          <table:table-cell office:value-type="float" office:value="2.4791" calcext:value-type="float">
            <text:p>2.47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07616" calcext:value-type="float">
            <text:p>0.0907616</text:p>
          </table:table-cell>
          <table:table-cell office:value-type="float" office:value="0.540425" calcext:value-type="float">
            <text:p>0.540425</text:p>
          </table:table-cell>
          <table:table-cell office:value-type="float" office:value="0.0125223" calcext:value-type="float">
            <text:p>0.0125223</text:p>
          </table:table-cell>
          <table:table-cell office:value-type="float" office:value="1.73746" calcext:value-type="float">
            <text:p>1.737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431" calcext:value-type="float">
            <text:p>0.14431</text:p>
          </table:table-cell>
          <table:table-cell office:value-type="float" office:value="0.590395" calcext:value-type="float">
            <text:p>0.590395</text:p>
          </table:table-cell>
          <table:table-cell office:value-type="float" office:value="0.0136802" calcext:value-type="float">
            <text:p>0.0136802</text:p>
          </table:table-cell>
          <table:table-cell office:value-type="float" office:value="1.3936" calcext:value-type="float">
            <text:p>1.39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0.594536" calcext:value-type="float">
            <text:p>0.594536</text:p>
          </table:table-cell>
          <table:table-cell office:value-type="float" office:value="0.0137761" calcext:value-type="float">
            <text:p>0.0137761</text:p>
          </table:table-cell>
          <table:table-cell office:value-type="float" office:value="1.23257" calcext:value-type="float">
            <text:p>1.232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2212" calcext:value-type="float">
            <text:p>0.292212</text:p>
          </table:table-cell>
          <table:table-cell office:value-type="float" office:value="0.683241" calcext:value-type="float">
            <text:p>0.683241</text:p>
          </table:table-cell>
          <table:table-cell office:value-type="float" office:value="0.0158315" calcext:value-type="float">
            <text:p>0.0158315</text:p>
          </table:table-cell>
          <table:table-cell office:value-type="float" office:value="1.14064" calcext:value-type="float">
            <text:p>1.1406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92242" calcext:value-type="float">
            <text:p>0.392242</text:p>
          </table:table-cell>
          <table:table-cell office:value-type="float" office:value="0.966536" calcext:value-type="float">
            <text:p>0.966536</text:p>
          </table:table-cell>
          <table:table-cell office:value-type="float" office:value="0.0223958" calcext:value-type="float">
            <text:p>0.0223958</text:p>
          </table:table-cell>
          <table:table-cell office:value-type="float" office:value="1.08678" calcext:value-type="float">
            <text:p>1.0867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1528" calcext:value-type="float">
            <text:p>0.511528</text:p>
          </table:table-cell>
          <table:table-cell office:value-type="float" office:value="1.67258" calcext:value-type="float">
            <text:p>1.67258</text:p>
          </table:table-cell>
          <table:table-cell office:value-type="float" office:value="0.0387557" calcext:value-type="float">
            <text:p>0.0387557</text:p>
          </table:table-cell>
          <table:table-cell office:value-type="float" office:value="1.05151" calcext:value-type="float">
            <text:p>1.0515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45226" calcext:value-type="float">
            <text:p>0.645226</text:p>
          </table:table-cell>
          <table:table-cell office:value-type="float" office:value="2.89288" calcext:value-type="float">
            <text:p>2.89288</text:p>
          </table:table-cell>
          <table:table-cell office:value-type="float" office:value="0.0670316" calcext:value-type="float">
            <text:p>0.0670316</text:p>
          </table:table-cell>
          <table:table-cell office:value-type="float" office:value="1.02801" calcext:value-type="float">
            <text:p>1.0280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3803" calcext:value-type="float">
            <text:p>0.773803</text:p>
          </table:table-cell>
          <table:table-cell office:value-type="float" office:value="5.34525" calcext:value-type="float">
            <text:p>5.34525</text:p>
          </table:table-cell>
          <table:table-cell office:value-type="float" office:value="0.123856" calcext:value-type="float">
            <text:p>0.123856</text:p>
          </table:table-cell>
          <table:table-cell office:value-type="float" office:value="1.01369" calcext:value-type="float">
            <text:p>1.0136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2591" calcext:value-type="float">
            <text:p>0.882591</text:p>
          </table:table-cell>
          <table:table-cell office:value-type="float" office:value="10.4501" calcext:value-type="float">
            <text:p>10.4501</text:p>
          </table:table-cell>
          <table:table-cell office:value-type="float" office:value="0.242141" calcext:value-type="float">
            <text:p>0.242141</text:p>
          </table:table-cell>
          <table:table-cell office:value-type="float" office:value="1.00541" calcext:value-type="float">
            <text:p>1.00541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2905" calcext:value-type="float">
            <text:p>0.92905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0.364907" calcext:value-type="float">
            <text:p>0.364907</text:p>
          </table:table-cell>
          <table:table-cell office:value-type="float" office:value="1.0027" calcext:value-type="float">
            <text:p>1.0027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62694" calcext:value-type="float">
            <text:p>0.962694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0.558004" calcext:value-type="float">
            <text:p>0.558004</text:p>
          </table:table-cell>
          <table:table-cell office:value-type="float" office:value="1.00123" calcext:value-type="float">
            <text:p>1.00123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974697" calcext:value-type="float">
            <text:p>0.974697</text:p>
          </table:table-cell>
          <table:table-cell office:value-type="float" office:value="30.1475" calcext:value-type="float">
            <text:p>30.1475</text:p>
          </table:table-cell>
          <table:table-cell office:value-type="float" office:value="0.698555" calcext:value-type="float">
            <text:p>0.698555</text:p>
          </table:table-cell>
          <table:table-cell office:value-type="float" office:value="1.00076" calcext:value-type="float">
            <text:p>1.00076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984383" calcext:value-type="float">
            <text:p>0.984383</text:p>
          </table:table-cell>
          <table:table-cell office:value-type="float" office:value="38.5646" calcext:value-type="float">
            <text:p>38.5646</text:p>
          </table:table-cell>
          <table:table-cell office:value-type="float" office:value="0.89359" calcext:value-type="float">
            <text:p>0.89359</text:p>
          </table:table-cell>
          <table:table-cell office:value-type="float" office:value="1.00045" calcext:value-type="float">
            <text:p>1.00045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990801" calcext:value-type="float">
            <text:p>0.990801</text:p>
          </table:table-cell>
          <table:table-cell office:value-type="float" office:value="48.8459" calcext:value-type="float">
            <text:p>48.8459</text:p>
          </table:table-cell>
          <table:table-cell office:value-type="float" office:value="1.13182" calcext:value-type="float">
            <text:p>1.13182</text:p>
          </table:table-cell>
          <table:table-cell office:value-type="float" office:value="1.00023" calcext:value-type="float">
            <text:p>1.00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677" calcext:value-type="float">
            <text:p>0.228677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0.00630271" calcext:value-type="float">
            <text:p>0.00630271</text:p>
          </table:table-cell>
          <table:table-cell office:value-type="float" office:value="1.33473" calcext:value-type="float">
            <text:p>1.334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487" calcext:value-type="float">
            <text:p>0.26487</text:p>
          </table:table-cell>
          <table:table-cell office:value-type="float" office:value="0.381111" calcext:value-type="float">
            <text:p>0.381111</text:p>
          </table:table-cell>
          <table:table-cell office:value-type="float" office:value="0.0088308" calcext:value-type="float">
            <text:p>0.0088308</text:p>
          </table:table-cell>
          <table:table-cell office:value-type="float" office:value="1.29187" calcext:value-type="float">
            <text:p>1.291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7085" calcext:value-type="float">
            <text:p>0.327085</text:p>
          </table:table-cell>
          <table:table-cell office:value-type="float" office:value="0.502942" calcext:value-type="float">
            <text:p>0.502942</text:p>
          </table:table-cell>
          <table:table-cell office:value-type="float" office:value="0.0116538" calcext:value-type="float">
            <text:p>0.0116538</text:p>
          </table:table-cell>
          <table:table-cell office:value-type="float" office:value="1.22238" calcext:value-type="float">
            <text:p>1.2223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5678" calcext:value-type="float">
            <text:p>0.425678</text:p>
          </table:table-cell>
          <table:table-cell office:value-type="float" office:value="0.884628" calcext:value-type="float">
            <text:p>0.884628</text:p>
          </table:table-cell>
          <table:table-cell office:value-type="float" office:value="0.0204979" calcext:value-type="float">
            <text:p>0.0204979</text:p>
          </table:table-cell>
          <table:table-cell office:value-type="float" office:value="1.14892" calcext:value-type="float">
            <text:p>1.148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3982" calcext:value-type="float">
            <text:p>0.53982</text:p>
          </table:table-cell>
          <table:table-cell office:value-type="float" office:value="1.61768" calcext:value-type="float">
            <text:p>1.61768</text:p>
          </table:table-cell>
          <table:table-cell office:value-type="float" office:value="0.0374835" calcext:value-type="float">
            <text:p>0.0374835</text:p>
          </table:table-cell>
          <table:table-cell office:value-type="float" office:value="1.09851" calcext:value-type="float">
            <text:p>1.098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1515" calcext:value-type="float">
            <text:p>0.661515</text:p>
          </table:table-cell>
          <table:table-cell office:value-type="float" office:value="2.99877" calcext:value-type="float">
            <text:p>2.99877</text:p>
          </table:table-cell>
          <table:table-cell office:value-type="float" office:value="0.0694851" calcext:value-type="float">
            <text:p>0.0694851</text:p>
          </table:table-cell>
          <table:table-cell office:value-type="float" office:value="1.06702" calcext:value-type="float">
            <text:p>1.0670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79202" calcext:value-type="float">
            <text:p>0.779202</text:p>
          </table:table-cell>
          <table:table-cell office:value-type="float" office:value="5.05809" calcext:value-type="float">
            <text:p>5.05809</text:p>
          </table:table-cell>
          <table:table-cell office:value-type="float" office:value="0.117202" calcext:value-type="float">
            <text:p>0.117202</text:p>
          </table:table-cell>
          <table:table-cell office:value-type="float" office:value="1.02855" calcext:value-type="float">
            <text:p>1.0285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84723" calcext:value-type="float">
            <text:p>0.884723</text:p>
          </table:table-cell>
          <table:table-cell office:value-type="float" office:value="8.76841" calcext:value-type="float">
            <text:p>8.76841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1.011" calcext:value-type="float">
            <text:p>1.01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30301" calcext:value-type="float">
            <text:p>0.930301</text:p>
          </table:table-cell>
          <table:table-cell office:value-type="float" office:value="12.1102" calcext:value-type="float">
            <text:p>12.1102</text:p>
          </table:table-cell>
          <table:table-cell office:value-type="float" office:value="0.280609" calcext:value-type="float">
            <text:p>0.280609</text:p>
          </table:table-cell>
          <table:table-cell office:value-type="float" office:value="1.00586" calcext:value-type="float">
            <text:p>1.00586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64061" calcext:value-type="float">
            <text:p>0.964061</text:p>
          </table:table-cell>
          <table:table-cell office:value-type="float" office:value="17.393" calcext:value-type="float">
            <text:p>17.393</text:p>
          </table:table-cell>
          <table:table-cell office:value-type="float" office:value="0.403017" calcext:value-type="float">
            <text:p>0.403017</text:p>
          </table:table-cell>
          <table:table-cell office:value-type="float" office:value="1.00241" calcext:value-type="float">
            <text:p>1.0024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77895" calcext:value-type="float">
            <text:p>0.977895</text:p>
          </table:table-cell>
          <table:table-cell office:value-type="float" office:value="21.5581" calcext:value-type="float">
            <text:p>21.5581</text:p>
          </table:table-cell>
          <table:table-cell office:value-type="float" office:value="0.499526" calcext:value-type="float">
            <text:p>0.499526</text:p>
          </table:table-cell>
          <table:table-cell office:value-type="float" office:value="1.00139" calcext:value-type="float">
            <text:p>1.0013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87209" calcext:value-type="float">
            <text:p>0.987209</text:p>
          </table:table-cell>
          <table:table-cell office:value-type="float" office:value="27.1582" calcext:value-type="float">
            <text:p>27.1582</text:p>
          </table:table-cell>
          <table:table-cell office:value-type="float" office:value="0.629289" calcext:value-type="float">
            <text:p>0.629289</text:p>
          </table:table-cell>
          <table:table-cell office:value-type="float" office:value="1.00073" calcext:value-type="float">
            <text:p>1.00073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93628" calcext:value-type="float">
            <text:p>0.993628</text:p>
          </table:table-cell>
          <table:table-cell office:value-type="float" office:value="34.8783" calcext:value-type="float">
            <text:p>34.8783</text:p>
          </table:table-cell>
          <table:table-cell office:value-type="float" office:value="0.808172" calcext:value-type="float">
            <text:p>0.808172</text:p>
          </table:table-cell>
          <table:table-cell office:value-type="float" office:value="1.00029" calcext:value-type="float">
            <text:p>1.00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499" calcext:value-type="float">
            <text:p>0.296499</text:p>
          </table:table-cell>
          <table:table-cell office:value-type="float" office:value="0.426921" calcext:value-type="float">
            <text:p>0.426921</text:p>
          </table:table-cell>
          <table:table-cell office:value-type="float" office:value="0.00989228" calcext:value-type="float">
            <text:p>0.00989228</text:p>
          </table:table-cell>
          <table:table-cell office:value-type="float" office:value="1.22577" calcext:value-type="float">
            <text:p>1.225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0.450956" calcext:value-type="float">
            <text:p>0.450956</text:p>
          </table:table-cell>
          <table:table-cell office:value-type="float" office:value="0.0104492" calcext:value-type="float">
            <text:p>0.0104492</text:p>
          </table:table-cell>
          <table:table-cell office:value-type="float" office:value="1.21497" calcext:value-type="float">
            <text:p>1.214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6645" calcext:value-type="float">
            <text:p>0.326645</text:p>
          </table:table-cell>
          <table:table-cell office:value-type="float" office:value="0.476016" calcext:value-type="float">
            <text:p>0.476016</text:p>
          </table:table-cell>
          <table:table-cell office:value-type="float" office:value="0.0110299" calcext:value-type="float">
            <text:p>0.0110299</text:p>
          </table:table-cell>
          <table:table-cell office:value-type="float" office:value="1.20077" calcext:value-type="float">
            <text:p>1.200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0104" calcext:value-type="float">
            <text:p>0.360104</text:p>
          </table:table-cell>
          <table:table-cell office:value-type="float" office:value="0.543834" calcext:value-type="float">
            <text:p>0.543834</text:p>
          </table:table-cell>
          <table:table-cell office:value-type="float" office:value="0.0126013" calcext:value-type="float">
            <text:p>0.0126013</text:p>
          </table:table-cell>
          <table:table-cell office:value-type="float" office:value="1.17291" calcext:value-type="float">
            <text:p>1.172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8204" calcext:value-type="float">
            <text:p>0.428204</text:p>
          </table:table-cell>
          <table:table-cell office:value-type="float" office:value="0.707248" calcext:value-type="float">
            <text:p>0.707248</text:p>
          </table:table-cell>
          <table:table-cell office:value-type="float" office:value="0.0163878" calcext:value-type="float">
            <text:p>0.0163878</text:p>
          </table:table-cell>
          <table:table-cell office:value-type="float" office:value="1.12594" calcext:value-type="float">
            <text:p>1.1259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5871" calcext:value-type="float">
            <text:p>0.525871</text:p>
          </table:table-cell>
          <table:table-cell office:value-type="float" office:value="1.01612" calcext:value-type="float">
            <text:p>1.01612</text:p>
          </table:table-cell>
          <table:table-cell office:value-type="float" office:value="0.0235448" calcext:value-type="float">
            <text:p>0.0235448</text:p>
          </table:table-cell>
          <table:table-cell office:value-type="float" office:value="1.08738" calcext:value-type="float">
            <text:p>1.0873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9757" calcext:value-type="float">
            <text:p>0.639757</text:p>
          </table:table-cell>
          <table:table-cell office:value-type="float" office:value="1.68648" calcext:value-type="float">
            <text:p>1.68648</text:p>
          </table:table-cell>
          <table:table-cell office:value-type="float" office:value="0.0390778" calcext:value-type="float">
            <text:p>0.0390778</text:p>
          </table:table-cell>
          <table:table-cell office:value-type="float" office:value="1.05433" calcext:value-type="float">
            <text:p>1.0543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3528" calcext:value-type="float">
            <text:p>0.753528</text:p>
          </table:table-cell>
          <table:table-cell office:value-type="float" office:value="2.92439" calcext:value-type="float">
            <text:p>2.92439</text:p>
          </table:table-cell>
          <table:table-cell office:value-type="float" office:value="0.0677616" calcext:value-type="float">
            <text:p>0.0677616</text:p>
          </table:table-cell>
          <table:table-cell office:value-type="float" office:value="1.02995" calcext:value-type="float">
            <text:p>1.0299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5986" calcext:value-type="float">
            <text:p>0.85986</text:p>
          </table:table-cell>
          <table:table-cell office:value-type="float" office:value="5.16395" calcext:value-type="float">
            <text:p>5.16395</text:p>
          </table:table-cell>
          <table:table-cell office:value-type="float" office:value="0.119655" calcext:value-type="float">
            <text:p>0.119655</text:p>
          </table:table-cell>
          <table:table-cell office:value-type="float" office:value="1.01161" calcext:value-type="float">
            <text:p>1.0116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11625" calcext:value-type="float">
            <text:p>0.911625</text:p>
          </table:table-cell>
          <table:table-cell office:value-type="float" office:value="7.11199" calcext:value-type="float">
            <text:p>7.11199</text:p>
          </table:table-cell>
          <table:table-cell office:value-type="float" office:value="0.164793" calcext:value-type="float">
            <text:p>0.164793</text:p>
          </table:table-cell>
          <table:table-cell office:value-type="float" office:value="1.00638" calcext:value-type="float">
            <text:p>1.00638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53101" calcext:value-type="float">
            <text:p>0.953101</text:p>
          </table:table-cell>
          <table:table-cell office:value-type="float" office:value="10.2484" calcext:value-type="float">
            <text:p>10.2484</text:p>
          </table:table-cell>
          <table:table-cell office:value-type="float" office:value="0.237468" calcext:value-type="float">
            <text:p>0.237468</text:p>
          </table:table-cell>
          <table:table-cell office:value-type="float" office:value="1.00298" calcext:value-type="float">
            <text:p>1.00298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12.9067" calcext:value-type="float">
            <text:p>12.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1.00191" calcext:value-type="float">
            <text:p>1.00191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79378" calcext:value-type="float">
            <text:p>0.979378</text:p>
          </table:table-cell>
          <table:table-cell office:value-type="float" office:value="14.9026" calcext:value-type="float">
            <text:p>14.9026</text:p>
          </table:table-cell>
          <table:table-cell office:value-type="float" office:value="0.345311" calcext:value-type="float">
            <text:p>0.345311</text:p>
          </table:table-cell>
          <table:table-cell office:value-type="float" office:value="1.00118" calcext:value-type="float">
            <text:p>1.00118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86375" calcext:value-type="float">
            <text:p>0.986375</text:p>
          </table:table-cell>
          <table:table-cell office:value-type="float" office:value="18.5355" calcext:value-type="float">
            <text:p>18.5355</text:p>
          </table:table-cell>
          <table:table-cell office:value-type="float" office:value="0.429491" calcext:value-type="float">
            <text:p>0.429491</text:p>
          </table:table-cell>
          <table:table-cell office:value-type="float" office:value="1.00074" calcext:value-type="float">
            <text:p>1.00074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992539" calcext:value-type="float">
            <text:p>0.992539</text:p>
          </table:table-cell>
          <table:table-cell office:value-type="float" office:value="22.2084" calcext:value-type="float">
            <text:p>22.2084</text:p>
          </table:table-cell>
          <table:table-cell office:value-type="float" office:value="0.514595" calcext:value-type="float">
            <text:p>0.514595</text:p>
          </table:table-cell>
          <table:table-cell office:value-type="float" office:value="1.00034" calcext:value-type="float">
            <text:p>1.00034</text:p>
          </table:table-cell>
          <table:table-cell table:number-columns-repeated="4"/>
        </table:table-row>
      </table:table>
      <table:table table:name="Audio" table:style-name="ta1">
        <table:shapes>
          <draw:frame draw:z-index="0" draw:style-name="gr1" draw:text-style-name="P1" svg:width="453.26pt" svg:height="255.23pt" svg:x="536.74pt" svg:y="136.29pt">
            <loext:p draw:notify-on-update-of-ranges="Audio.B3:Audio.B20 Audio.A1:Audio.A1 Audio.C3:Audio.C20 Audio.A21:Audio.A21 Audio.C23:Audio.C39 Audio.B23:Audio.B39 Audio.A40:Audio.A40 Audio.C42:Audio.C57 Audio.B42:Audio.B57 Audio.A58:Audio.A58 Audio.C60:Audio.C73 Audio.B60:Audio.B73 Audio.A74:Audio.A74 Audio.C76:Audio.C91 Audio.B76:Audio.B91 Audio.G1:Audio.G1 Audio.I1:Audio.I2 Audio.H1:Audio.H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D-Tree</text:p>
          </table:table-cell>
          <table:table-cell table:number-columns-repeated="5"/>
          <table:table-cell office:value-type="string" calcext:value-type="string">
            <text:p>Linear Search</text:p>
          </table:table-cell>
          <table:table-cell table:formula="of:=MIN([.B$1:.B$1048576])" office:value-type="float" office:value="0.0429826" calcext:value-type="float">
            <text:p>0.0429826</text:p>
          </table:table-cell>
          <table:table-cell office:value-type="float" office:value="197.95" calcext:value-type="float">
            <text:p>197.95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.95" calcext:value-type="float">
            <text:p>197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9826" calcext:value-type="float">
            <text:p>0.0429826</text:p>
          </table:table-cell>
          <table:table-cell office:value-type="float" office:value="0.0768387" calcext:value-type="float">
            <text:p>0.0768387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2.76366" calcext:value-type="float">
            <text:p>2.763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3319" calcext:value-type="float">
            <text:p>0.0683319</text:p>
          </table:table-cell>
          <table:table-cell office:value-type="float" office:value="0.09858" calcext:value-type="float">
            <text:p>0.09858</text:p>
          </table:table-cell>
          <table:table-cell office:value-type="float" office:value="0.00228422" calcext:value-type="float">
            <text:p>0.00228422</text:p>
          </table:table-cell>
          <table:table-cell office:value-type="float" office:value="2.08799" calcext:value-type="float">
            <text:p>2.087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3552" calcext:value-type="float">
            <text:p>0.103552</text:p>
          </table:table-cell>
          <table:table-cell office:value-type="float" office:value="0.140725" calcext:value-type="float">
            <text:p>0.140725</text:p>
          </table:table-cell>
          <table:table-cell office:value-type="float" office:value="0.00326077" calcext:value-type="float">
            <text:p>0.00326077</text:p>
          </table:table-cell>
          <table:table-cell office:value-type="float" office:value="1.72445" calcext:value-type="float">
            <text:p>1.724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0.212567" calcext:value-type="float">
            <text:p>0.212567</text:p>
          </table:table-cell>
          <table:table-cell office:value-type="float" office:value="0.00492544" calcext:value-type="float">
            <text:p>0.00492544</text:p>
          </table:table-cell>
          <table:table-cell office:value-type="float" office:value="1.47429" calcext:value-type="float">
            <text:p>1.474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0.39498" calcext:value-type="float">
            <text:p>0.39498</text:p>
          </table:table-cell>
          <table:table-cell office:value-type="float" office:value="0.00915217" calcext:value-type="float">
            <text:p>0.00915217</text:p>
          </table:table-cell>
          <table:table-cell office:value-type="float" office:value="1.32083" calcext:value-type="float">
            <text:p>1.3208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1947" calcext:value-type="float">
            <text:p>0.281947</text:p>
          </table:table-cell>
          <table:table-cell office:value-type="float" office:value="0.634844" calcext:value-type="float">
            <text:p>0.634844</text:p>
          </table:table-cell>
          <table:table-cell office:value-type="float" office:value="0.0147101" calcext:value-type="float">
            <text:p>0.0147101</text:p>
          </table:table-cell>
          <table:table-cell office:value-type="float" office:value="1.21645" calcext:value-type="float">
            <text:p>1.216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70809" calcext:value-type="float">
            <text:p>0.370809</text:p>
          </table:table-cell>
          <table:table-cell office:value-type="float" office:value="1.10593" calcext:value-type="float">
            <text:p>1.10593</text:p>
          </table:table-cell>
          <table:table-cell office:value-type="float" office:value="0.0256257" calcext:value-type="float">
            <text:p>0.0256257</text:p>
          </table:table-cell>
          <table:table-cell office:value-type="float" office:value="1.14586" calcext:value-type="float">
            <text:p>1.1458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73874" calcext:value-type="float">
            <text:p>0.473874</text:p>
          </table:table-cell>
          <table:table-cell office:value-type="float" office:value="2.13497" calcext:value-type="float">
            <text:p>2.13497</text:p>
          </table:table-cell>
          <table:table-cell office:value-type="float" office:value="0.0494697" calcext:value-type="float">
            <text:p>0.0494697</text:p>
          </table:table-cell>
          <table:table-cell office:value-type="float" office:value="1.09644" calcext:value-type="float">
            <text:p>1.0964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87529" calcext:value-type="float">
            <text:p>0.587529</text:p>
          </table:table-cell>
          <table:table-cell office:value-type="float" office:value="4.08647" calcext:value-type="float">
            <text:p>4.08647</text:p>
          </table:table-cell>
          <table:table-cell office:value-type="float" office:value="0.0946886" calcext:value-type="float">
            <text:p>0.0946886</text:p>
          </table:table-cell>
          <table:table-cell office:value-type="float" office:value="1.0611" calcext:value-type="float">
            <text:p>1.06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0605" calcext:value-type="float">
            <text:p>0.70605</text:p>
          </table:table-cell>
          <table:table-cell office:value-type="float" office:value="7.78488" calcext:value-type="float">
            <text:p>7.78488</text:p>
          </table:table-cell>
          <table:table-cell office:value-type="float" office:value="0.180385" calcext:value-type="float">
            <text:p>0.180385</text:p>
          </table:table-cell>
          <table:table-cell office:value-type="float" office:value="1.03661" calcext:value-type="float">
            <text:p>1.03661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12522" calcext:value-type="float">
            <text:p>0.812522</text:p>
          </table:table-cell>
          <table:table-cell office:value-type="float" office:value="15.9115" calcext:value-type="float">
            <text:p>15.9115</text:p>
          </table:table-cell>
          <table:table-cell office:value-type="float" office:value="0.368689" calcext:value-type="float">
            <text:p>0.368689</text:p>
          </table:table-cell>
          <table:table-cell office:value-type="float" office:value="1.01973" calcext:value-type="float">
            <text:p>1.0197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896541" calcext:value-type="float">
            <text:p>0.896541</text:p>
          </table:table-cell>
          <table:table-cell office:value-type="float" office:value="33.2377" calcext:value-type="float">
            <text:p>33.2377</text:p>
          </table:table-cell>
          <table:table-cell office:value-type="float" office:value="0.770157" calcext:value-type="float">
            <text:p>0.770157</text:p>
          </table:table-cell>
          <table:table-cell office:value-type="float" office:value="1.00962" calcext:value-type="float">
            <text:p>1.00962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934727" calcext:value-type="float">
            <text:p>0.934727</text:p>
          </table:table-cell>
          <table:table-cell office:value-type="float" office:value="52.8005" calcext:value-type="float">
            <text:p>52.8005</text:p>
          </table:table-cell>
          <table:table-cell office:value-type="float" office:value="1.22345" calcext:value-type="float">
            <text:p>1.22345</text:p>
          </table:table-cell>
          <table:table-cell office:value-type="float" office:value="1.00565" calcext:value-type="float">
            <text:p>1.00565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0.964061" calcext:value-type="float">
            <text:p>0.964061</text:p>
          </table:table-cell>
          <table:table-cell office:value-type="float" office:value="78.4404" calcext:value-type="float">
            <text:p>78.4404</text:p>
          </table:table-cell>
          <table:table-cell office:value-type="float" office:value="1.81756" calcext:value-type="float">
            <text:p>1.81756</text:p>
          </table:table-cell>
          <table:table-cell office:value-type="float" office:value="1.00295" calcext:value-type="float">
            <text:p>1.00295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.974604" calcext:value-type="float">
            <text:p>0.974604</text:p>
          </table:table-cell>
          <table:table-cell office:value-type="float" office:value="94.5354" calcext:value-type="float">
            <text:p>94.5354</text:p>
          </table:table-cell>
          <table:table-cell office:value-type="float" office:value="2.1905" calcext:value-type="float">
            <text:p>2.1905</text:p>
          </table:table-cell>
          <table:table-cell office:value-type="float" office:value="1.00204" calcext:value-type="float">
            <text:p>1.00204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983015" calcext:value-type="float">
            <text:p>0.983015</text:p>
          </table:table-cell>
          <table:table-cell office:value-type="float" office:value="121.946" calcext:value-type="float">
            <text:p>121.946</text:p>
          </table:table-cell>
          <table:table-cell office:value-type="float" office:value="2.82564" calcext:value-type="float">
            <text:p>2.82564</text:p>
          </table:table-cell>
          <table:table-cell office:value-type="float" office:value="1.00138" calcext:value-type="float">
            <text:p>1.00138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89388" calcext:value-type="float">
            <text:p>0.989388</text:p>
          </table:table-cell>
          <table:table-cell office:value-type="float" office:value="149.528" calcext:value-type="float">
            <text:p>149.528</text:p>
          </table:table-cell>
          <table:table-cell office:value-type="float" office:value="3.46473" calcext:value-type="float">
            <text:p>3.46473</text:p>
          </table:table-cell>
          <table:table-cell office:value-type="float" office:value="1.00091" calcext:value-type="float">
            <text:p>1.00091</text:p>
          </table:table-cell>
          <table:table-cell table:number-columns-repeated="4"/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0.993744" calcext:value-type="float">
            <text:p>0.993744</text:p>
          </table:table-cell>
          <table:table-cell office:value-type="float" office:value="188.566" calcext:value-type="float">
            <text:p>188.566</text:p>
          </table:table-cell>
          <table:table-cell office:value-type="float" office:value="4.36931" calcext:value-type="float">
            <text:p>4.36931</text:p>
          </table:table-cell>
          <table:table-cell office:value-type="float" office:value="1.00059" calcext:value-type="float">
            <text:p>1.00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5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42107" calcext:value-type="float">
            <text:p>0.0442107</text:p>
          </table:table-cell>
          <table:table-cell office:value-type="float" office:value="0.197096" calcext:value-type="float">
            <text:p>0.197096</text:p>
          </table:table-cell>
          <table:table-cell office:value-type="float" office:value="0.00456695" calcext:value-type="float">
            <text:p>0.00456695</text:p>
          </table:table-cell>
          <table:table-cell office:value-type="float" office:value="2.7203" calcext:value-type="float">
            <text:p>2.72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5077" calcext:value-type="float">
            <text:p>0.0775077</text:p>
          </table:table-cell>
          <table:table-cell office:value-type="float" office:value="0.209408" calcext:value-type="float">
            <text:p>0.209408</text:p>
          </table:table-cell>
          <table:table-cell office:value-type="float" office:value="0.00485224" calcext:value-type="float">
            <text:p>0.00485224</text:p>
          </table:table-cell>
          <table:table-cell office:value-type="float" office:value="1.99726" calcext:value-type="float">
            <text:p>1.997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0732" calcext:value-type="float">
            <text:p>0.130732</text:p>
          </table:table-cell>
          <table:table-cell office:value-type="float" office:value="0.237887" calcext:value-type="float">
            <text:p>0.237887</text:p>
          </table:table-cell>
          <table:table-cell office:value-type="float" office:value="0.00551213" calcext:value-type="float">
            <text:p>0.00551213</text:p>
          </table:table-cell>
          <table:table-cell office:value-type="float" office:value="1.56438" calcext:value-type="float">
            <text:p>1.5643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6191" calcext:value-type="float">
            <text:p>0.196191</text:p>
          </table:table-cell>
          <table:table-cell office:value-type="float" office:value="0.319231" calcext:value-type="float">
            <text:p>0.319231</text:p>
          </table:table-cell>
          <table:table-cell office:value-type="float" office:value="0.00739697" calcext:value-type="float">
            <text:p>0.00739697</text:p>
          </table:table-cell>
          <table:table-cell office:value-type="float" office:value="1.34794" calcext:value-type="float">
            <text:p>1.3479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5853" calcext:value-type="float">
            <text:p>0.275853</text:p>
          </table:table-cell>
          <table:table-cell office:value-type="float" office:value="0.527796" calcext:value-type="float">
            <text:p>0.527796</text:p>
          </table:table-cell>
          <table:table-cell office:value-type="float" office:value="0.0122297" calcext:value-type="float">
            <text:p>0.0122297</text:p>
          </table:table-cell>
          <table:table-cell office:value-type="float" office:value="1.224" calcext:value-type="float">
            <text:p>1.22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5605" calcext:value-type="float">
            <text:p>0.375605</text:p>
          </table:table-cell>
          <table:table-cell office:value-type="float" office:value="0.898241" calcext:value-type="float">
            <text:p>0.898241</text:p>
          </table:table-cell>
          <table:table-cell office:value-type="float" office:value="0.0208133" calcext:value-type="float">
            <text:p>0.0208133</text:p>
          </table:table-cell>
          <table:table-cell office:value-type="float" office:value="1.141" calcext:value-type="float">
            <text:p>1.14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96235" calcext:value-type="float">
            <text:p>0.496235</text:p>
          </table:table-cell>
          <table:table-cell office:value-type="float" office:value="1.59705" calcext:value-type="float">
            <text:p>1.59705</text:p>
          </table:table-cell>
          <table:table-cell office:value-type="float" office:value="0.0370057" calcext:value-type="float">
            <text:p>0.0370057</text:p>
          </table:table-cell>
          <table:table-cell office:value-type="float" office:value="1.08569" calcext:value-type="float">
            <text:p>1.0856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25206" calcext:value-type="float">
            <text:p>0.625206</text:p>
          </table:table-cell>
          <table:table-cell office:value-type="float" office:value="2.94041" calcext:value-type="float">
            <text:p>2.94041</text:p>
          </table:table-cell>
          <table:table-cell office:value-type="float" office:value="0.068133" calcext:value-type="float">
            <text:p>0.068133</text:p>
          </table:table-cell>
          <table:table-cell office:value-type="float" office:value="1.04978" calcext:value-type="float">
            <text:p>1.0497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51095" calcext:value-type="float">
            <text:p>0.751095</text:p>
          </table:table-cell>
          <table:table-cell office:value-type="float" office:value="5.24365" calcext:value-type="float">
            <text:p>5.24365</text:p>
          </table:table-cell>
          <table:table-cell office:value-type="float" office:value="0.121502" calcext:value-type="float">
            <text:p>0.121502</text:p>
          </table:table-cell>
          <table:table-cell office:value-type="float" office:value="1.02672" calcext:value-type="float">
            <text:p>1.0267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55018" calcext:value-type="float">
            <text:p>0.855018</text:p>
          </table:table-cell>
          <table:table-cell office:value-type="float" office:value="9.95665" calcext:value-type="float">
            <text:p>9.95665</text:p>
          </table:table-cell>
          <table:table-cell office:value-type="float" office:value="0.230708" calcext:value-type="float">
            <text:p>0.230708</text:p>
          </table:table-cell>
          <table:table-cell office:value-type="float" office:value="1.01252" calcext:value-type="float">
            <text:p>1.01252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01244" calcext:value-type="float">
            <text:p>0.901244</text:p>
          </table:table-cell>
          <table:table-cell office:value-type="float" office:value="14.9486" calcext:value-type="float">
            <text:p>14.9486</text:p>
          </table:table-cell>
          <table:table-cell office:value-type="float" office:value="0.346378" calcext:value-type="float">
            <text:p>0.346378</text:p>
          </table:table-cell>
          <table:table-cell office:value-type="float" office:value="1.00779" calcext:value-type="float">
            <text:p>1.00779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37739" calcext:value-type="float">
            <text:p>0.937739</text:p>
          </table:table-cell>
          <table:table-cell office:value-type="float" office:value="24.6419" calcext:value-type="float">
            <text:p>24.641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1.0046" calcext:value-type="float">
            <text:p>1.0046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963529" calcext:value-type="float">
            <text:p>0.963529</text:p>
          </table:table-cell>
          <table:table-cell office:value-type="float" office:value="37.2829" calcext:value-type="float">
            <text:p>37.2829</text:p>
          </table:table-cell>
          <table:table-cell office:value-type="float" office:value="0.863889" calcext:value-type="float">
            <text:p>0.863889</text:p>
          </table:table-cell>
          <table:table-cell office:value-type="float" office:value="1.00252" calcext:value-type="float">
            <text:p>1.00252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974303" calcext:value-type="float">
            <text:p>0.974303</text:p>
          </table:table-cell>
          <table:table-cell office:value-type="float" office:value="40.8252" calcext:value-type="float">
            <text:p>40.8252</text:p>
          </table:table-cell>
          <table:table-cell office:value-type="float" office:value="0.945968" calcext:value-type="float">
            <text:p>0.945968</text:p>
          </table:table-cell>
          <table:table-cell office:value-type="float" office:value="1.00179" calcext:value-type="float">
            <text:p>1.0017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981695" calcext:value-type="float">
            <text:p>0.981695</text:p>
          </table:table-cell>
          <table:table-cell office:value-type="float" office:value="51.536" calcext:value-type="float">
            <text:p>51.536</text:p>
          </table:table-cell>
          <table:table-cell office:value-type="float" office:value="1.19415" calcext:value-type="float">
            <text:p>1.19415</text:p>
          </table:table-cell>
          <table:table-cell office:value-type="float" office:value="1.0013" calcext:value-type="float">
            <text:p>1.0013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.987488" calcext:value-type="float">
            <text:p>0.987488</text:p>
          </table:table-cell>
          <table:table-cell office:value-type="float" office:value="65.1346" calcext:value-type="float">
            <text:p>65.1346</text:p>
          </table:table-cell>
          <table:table-cell office:value-type="float" office:value="1.50925" calcext:value-type="float">
            <text:p>1.50925</text:p>
          </table:table-cell>
          <table:table-cell office:value-type="float" office:value="1.00089" calcext:value-type="float">
            <text:p>1.00089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0.992261" calcext:value-type="float">
            <text:p>0.992261</text:p>
          </table:table-cell>
          <table:table-cell office:value-type="float" office:value="83.7922" calcext:value-type="float">
            <text:p>83.7922</text:p>
          </table:table-cell>
          <table:table-cell office:value-type="float" office:value="1.94157" calcext:value-type="float">
            <text:p>1.94157</text:p>
          </table:table-cell>
          <table:table-cell office:value-type="float" office:value="1.00054" calcext:value-type="float">
            <text:p>1.00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20 KD-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4229" calcext:value-type="float">
            <text:p>0.0434229</text:p>
          </table:table-cell>
          <table:table-cell office:value-type="float" office:value="0.621769" calcext:value-type="float">
            <text:p>0.621769</text:p>
          </table:table-cell>
          <table:table-cell office:value-type="float" office:value="0.0144071" calcext:value-type="float">
            <text:p>0.0144071</text:p>
          </table:table-cell>
          <table:table-cell office:value-type="float" office:value="2.74425" calcext:value-type="float">
            <text:p>2.744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4845" calcext:value-type="float">
            <text:p>0.0774845</text:p>
          </table:table-cell>
          <table:table-cell office:value-type="float" office:value="0.653645" calcext:value-type="float">
            <text:p>0.653645</text:p>
          </table:table-cell>
          <table:table-cell office:value-type="float" office:value="0.0151457" calcext:value-type="float">
            <text:p>0.0151457</text:p>
          </table:table-cell>
          <table:table-cell office:value-type="float" office:value="1.99329" calcext:value-type="float">
            <text:p>1.993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2748" calcext:value-type="float">
            <text:p>0.132748</text:p>
          </table:table-cell>
          <table:table-cell office:value-type="float" office:value="0.667397" calcext:value-type="float">
            <text:p>0.667397</text:p>
          </table:table-cell>
          <table:table-cell office:value-type="float" office:value="0.0154644" calcext:value-type="float">
            <text:p>0.0154644</text:p>
          </table:table-cell>
          <table:table-cell office:value-type="float" office:value="1.56331" calcext:value-type="float">
            <text:p>1.563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9537" calcext:value-type="float">
            <text:p>0.209537</text:p>
          </table:table-cell>
          <table:table-cell office:value-type="float" office:value="0.689806" calcext:value-type="float">
            <text:p>0.689806</text:p>
          </table:table-cell>
          <table:table-cell office:value-type="float" office:value="0.0159836" calcext:value-type="float">
            <text:p>0.0159836</text:p>
          </table:table-cell>
          <table:table-cell office:value-type="float" office:value="1.32559" calcext:value-type="float">
            <text:p>1.3255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9091" calcext:value-type="float">
            <text:p>0.319091</text:p>
          </table:table-cell>
          <table:table-cell office:value-type="float" office:value="0.781163" calcext:value-type="float">
            <text:p>0.781163</text:p>
          </table:table-cell>
          <table:table-cell office:value-type="float" office:value="0.0181005" calcext:value-type="float">
            <text:p>0.0181005</text:p>
          </table:table-cell>
          <table:table-cell office:value-type="float" office:value="1.18183" calcext:value-type="float">
            <text:p>1.1818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40369" calcext:value-type="float">
            <text:p>0.440369</text:p>
          </table:table-cell>
          <table:table-cell office:value-type="float" office:value="1.16932" calcext:value-type="float">
            <text:p>1.16932</text:p>
          </table:table-cell>
          <table:table-cell office:value-type="float" office:value="0.0270946" calcext:value-type="float">
            <text:p>0.0270946</text:p>
          </table:table-cell>
          <table:table-cell office:value-type="float" office:value="1.10684" calcext:value-type="float">
            <text:p>1.1068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7548" calcext:value-type="float">
            <text:p>0.57548</text:p>
          </table:table-cell>
          <table:table-cell office:value-type="float" office:value="1.96445" calcext:value-type="float">
            <text:p>1.96445</text:p>
          </table:table-cell>
          <table:table-cell office:value-type="float" office:value="0.0455188" calcext:value-type="float">
            <text:p>0.0455188</text:p>
          </table:table-cell>
          <table:table-cell office:value-type="float" office:value="1.06017" calcext:value-type="float">
            <text:p>1.0601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09433" calcext:value-type="float">
            <text:p>0.709433</text:p>
          </table:table-cell>
          <table:table-cell office:value-type="float" office:value="3.51204" calcext:value-type="float">
            <text:p>3.51204</text:p>
          </table:table-cell>
          <table:table-cell office:value-type="float" office:value="0.0813782" calcext:value-type="float">
            <text:p>0.0813782</text:p>
          </table:table-cell>
          <table:table-cell office:value-type="float" office:value="1.03159" calcext:value-type="float">
            <text:p>1.0315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29993" calcext:value-type="float">
            <text:p>0.829993</text:p>
          </table:table-cell>
          <table:table-cell office:value-type="float" office:value="6.56997" calcext:value-type="float">
            <text:p>6.56997</text:p>
          </table:table-cell>
          <table:table-cell office:value-type="float" office:value="0.152234" calcext:value-type="float">
            <text:p>0.152234</text:p>
          </table:table-cell>
          <table:table-cell office:value-type="float" office:value="1.01474" calcext:value-type="float">
            <text:p>1.0147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16051" calcext:value-type="float">
            <text:p>0.916051</text:p>
          </table:table-cell>
          <table:table-cell office:value-type="float" office:value="12.4717" calcext:value-type="float">
            <text:p>12.4717</text:p>
          </table:table-cell>
          <table:table-cell office:value-type="float" office:value="0.288984" calcext:value-type="float">
            <text:p>0.288984</text:p>
          </table:table-cell>
          <table:table-cell office:value-type="float" office:value="1.00587" calcext:value-type="float">
            <text:p>1.0058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51433" calcext:value-type="float">
            <text:p>0.951433</text:p>
          </table:table-cell>
          <table:table-cell office:value-type="float" office:value="18.8076" calcext:value-type="float">
            <text:p>18.8076</text:p>
          </table:table-cell>
          <table:table-cell office:value-type="float" office:value="0.435795" calcext:value-type="float">
            <text:p>0.435795</text:p>
          </table:table-cell>
          <table:table-cell office:value-type="float" office:value="1.00311" calcext:value-type="float">
            <text:p>1.00311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65243" calcext:value-type="float">
            <text:p>0.965243</text:p>
          </table:table-cell>
          <table:table-cell office:value-type="float" office:value="23.4305" calcext:value-type="float">
            <text:p>23.4305</text:p>
          </table:table-cell>
          <table:table-cell office:value-type="float" office:value="0.542914" calcext:value-type="float">
            <text:p>0.542914</text:p>
          </table:table-cell>
          <table:table-cell office:value-type="float" office:value="1.00219" calcext:value-type="float">
            <text:p>1.0021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76041" calcext:value-type="float">
            <text:p>0.976041</text:p>
          </table:table-cell>
          <table:table-cell office:value-type="float" office:value="30.0642" calcext:value-type="float">
            <text:p>30.0642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1.00149" calcext:value-type="float">
            <text:p>1.0014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84012" calcext:value-type="float">
            <text:p>0.984012</text:p>
          </table:table-cell>
          <table:table-cell office:value-type="float" office:value="37.4454" calcext:value-type="float">
            <text:p>37.4454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1.001" calcext:value-type="float">
            <text:p>1.001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989805" calcext:value-type="float">
            <text:p>0.989805</text:p>
          </table:table-cell>
          <table:table-cell office:value-type="float" office:value="45.7506" calcext:value-type="float">
            <text:p>45.7506</text:p>
          </table:table-cell>
          <table:table-cell office:value-type="float" office:value="1.0601" calcext:value-type="float">
            <text:p>1.0601</text:p>
          </table:table-cell>
          <table:table-cell office:value-type="float" office:value="1.00065" calcext:value-type="float">
            <text:p>1.00065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993466" calcext:value-type="float">
            <text:p>0.993466</text:p>
          </table:table-cell>
          <table:table-cell office:value-type="float" office:value="61.4107" calcext:value-type="float">
            <text:p>61.4107</text:p>
          </table:table-cell>
          <table:table-cell office:value-type="float" office:value="1.42296" calcext:value-type="float">
            <text:p>1.42296</text:p>
          </table:table-cell>
          <table:table-cell office:value-type="float" office:value="1.0004" calcext:value-type="float">
            <text:p>1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305316" calcext:value-type="float">
            <text:p>0.305316</text:p>
          </table:table-cell>
          <table:table-cell office:value-type="float" office:value="0.00707454" calcext:value-type="float">
            <text:p>0.00707454</text:p>
          </table:table-cell>
          <table:table-cell office:value-type="float" office:value="1.45492" calcext:value-type="float">
            <text:p>1.454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1725" calcext:value-type="float">
            <text:p>0.221725</text:p>
          </table:table-cell>
          <table:table-cell office:value-type="float" office:value="0.38815" calcext:value-type="float">
            <text:p>0.38815</text:p>
          </table:table-cell>
          <table:table-cell office:value-type="float" office:value="0.00899391" calcext:value-type="float">
            <text:p>0.00899391</text:p>
          </table:table-cell>
          <table:table-cell office:value-type="float" office:value="1.40743" calcext:value-type="float">
            <text:p>1.4074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2944" calcext:value-type="float">
            <text:p>0.282944</text:p>
          </table:table-cell>
          <table:table-cell office:value-type="float" office:value="0.52657" calcext:value-type="float">
            <text:p>0.52657</text:p>
          </table:table-cell>
          <table:table-cell office:value-type="float" office:value="0.0122013" calcext:value-type="float">
            <text:p>0.0122013</text:p>
          </table:table-cell>
          <table:table-cell office:value-type="float" office:value="1.31088" calcext:value-type="float">
            <text:p>1.310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0101" calcext:value-type="float">
            <text:p>0.380101</text:p>
          </table:table-cell>
          <table:table-cell office:value-type="float" office:value="0.873331" calcext:value-type="float">
            <text:p>0.873331</text:p>
          </table:table-cell>
          <table:table-cell office:value-type="float" office:value="0.0202361" calcext:value-type="float">
            <text:p>0.0202361</text:p>
          </table:table-cell>
          <table:table-cell office:value-type="float" office:value="1.20924" calcext:value-type="float">
            <text:p>1.2092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1299" calcext:value-type="float">
            <text:p>0.491299</text:p>
          </table:table-cell>
          <table:table-cell office:value-type="float" office:value="1.45741" calcext:value-type="float">
            <text:p>1.45741</text:p>
          </table:table-cell>
          <table:table-cell office:value-type="float" office:value="0.03377" calcext:value-type="float">
            <text:p>0.03377</text:p>
          </table:table-cell>
          <table:table-cell office:value-type="float" office:value="1.14143" calcext:value-type="float">
            <text:p>1.1414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2415" calcext:value-type="float">
            <text:p>0.612415</text:p>
          </table:table-cell>
          <table:table-cell office:value-type="float" office:value="2.60273" calcext:value-type="float">
            <text:p>2.60273</text:p>
          </table:table-cell>
          <table:table-cell office:value-type="float" office:value="0.0603085" calcext:value-type="float">
            <text:p>0.0603085</text:p>
          </table:table-cell>
          <table:table-cell office:value-type="float" office:value="1.09092" calcext:value-type="float">
            <text:p>1.0909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2417" calcext:value-type="float">
            <text:p>0.72417</text:p>
          </table:table-cell>
          <table:table-cell office:value-type="float" office:value="4.67523" calcext:value-type="float">
            <text:p>4.67523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1.05516" calcext:value-type="float">
            <text:p>1.0551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19334" calcext:value-type="float">
            <text:p>0.819334</text:p>
          </table:table-cell>
          <table:table-cell office:value-type="float" office:value="8.46169" calcext:value-type="float">
            <text:p>8.46169</text:p>
          </table:table-cell>
          <table:table-cell office:value-type="float" office:value="0.196068" calcext:value-type="float">
            <text:p>0.196068</text:p>
          </table:table-cell>
          <table:table-cell office:value-type="float" office:value="1.03206" calcext:value-type="float">
            <text:p>1.032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99182" calcext:value-type="float">
            <text:p>0.899182</text:p>
          </table:table-cell>
          <table:table-cell office:value-type="float" office:value="16.507" calcext:value-type="float">
            <text:p>16.507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1.01502" calcext:value-type="float">
            <text:p>1.0150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36094" calcext:value-type="float">
            <text:p>0.936094</text:p>
          </table:table-cell>
          <table:table-cell office:value-type="float" office:value="24.196" calcext:value-type="float">
            <text:p>24.196</text:p>
          </table:table-cell>
          <table:table-cell office:value-type="float" office:value="0.560651" calcext:value-type="float">
            <text:p>0.560651</text:p>
          </table:table-cell>
          <table:table-cell office:value-type="float" office:value="1.00787" calcext:value-type="float">
            <text:p>1.00787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5591" calcext:value-type="float">
            <text:p>0.965591</text:p>
          </table:table-cell>
          <table:table-cell office:value-type="float" office:value="36.2079" calcext:value-type="float">
            <text:p>36.2079</text:p>
          </table:table-cell>
          <table:table-cell office:value-type="float" office:value="0.83898" calcext:value-type="float">
            <text:p>0.83898</text:p>
          </table:table-cell>
          <table:table-cell office:value-type="float" office:value="1.00401" calcext:value-type="float">
            <text:p>1.00401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7757" calcext:value-type="float">
            <text:p>0.97757</text:p>
          </table:table-cell>
          <table:table-cell office:value-type="float" office:value="44.0704" calcext:value-type="float">
            <text:p>44.0704</text:p>
          </table:table-cell>
          <table:table-cell office:value-type="float" office:value="1.02116" calcext:value-type="float">
            <text:p>1.02116</text:p>
          </table:table-cell>
          <table:table-cell office:value-type="float" office:value="1.00251" calcext:value-type="float">
            <text:p>1.00251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86051" calcext:value-type="float">
            <text:p>0.986051</text:p>
          </table:table-cell>
          <table:table-cell office:value-type="float" office:value="56.0487" calcext:value-type="float">
            <text:p>56.0487</text:p>
          </table:table-cell>
          <table:table-cell office:value-type="float" office:value="1.29872" calcext:value-type="float">
            <text:p>1.29872</text:p>
          </table:table-cell>
          <table:table-cell office:value-type="float" office:value="1.0015" calcext:value-type="float">
            <text:p>1.0015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91195" calcext:value-type="float">
            <text:p>0.991195</text:p>
          </table:table-cell>
          <table:table-cell office:value-type="float" office:value="70.9069" calcext:value-type="float">
            <text:p>70.9069</text:p>
          </table:table-cell>
          <table:table-cell office:value-type="float" office:value="1.643" calcext:value-type="float">
            <text:p>1.643</text:p>
          </table:table-cell>
          <table:table-cell office:value-type="float" office:value="1.00096" calcext:value-type="float">
            <text:p>1.00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eans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recision(%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ime/vec(ms)</text:p>
          </table:table-cell>
          <table:table-cell office:value-type="string" calcext:value-type="string">
            <text:p>Mean di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3887" calcext:value-type="float">
            <text:p>0.253887</text:p>
          </table:table-cell>
          <table:table-cell office:value-type="float" office:value="0.479418" calcext:value-type="float">
            <text:p>0.479418</text:p>
          </table:table-cell>
          <table:table-cell office:value-type="float" office:value="0.0111087" calcext:value-type="float">
            <text:p>0.0111087</text:p>
          </table:table-cell>
          <table:table-cell office:value-type="float" office:value="1.35626" calcext:value-type="float">
            <text:p>1.356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3781" calcext:value-type="float">
            <text:p>0.263781</text:p>
          </table:table-cell>
          <table:table-cell office:value-type="float" office:value="0.508863" calcext:value-type="float">
            <text:p>0.508863</text:p>
          </table:table-cell>
          <table:table-cell office:value-type="float" office:value="0.011791" calcext:value-type="float">
            <text:p>0.011791</text:p>
          </table:table-cell>
          <table:table-cell office:value-type="float" office:value="1.34806" calcext:value-type="float">
            <text:p>1.348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6999" calcext:value-type="float">
            <text:p>0.286999</text:p>
          </table:table-cell>
          <table:table-cell office:value-type="float" office:value="0.523362" calcext:value-type="float">
            <text:p>0.523362</text:p>
          </table:table-cell>
          <table:table-cell office:value-type="float" office:value="0.0121269" calcext:value-type="float">
            <text:p>0.0121269</text:p>
          </table:table-cell>
          <table:table-cell office:value-type="float" office:value="1.32104" calcext:value-type="float">
            <text:p>1.321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6112" calcext:value-type="float">
            <text:p>0.326112</text:p>
          </table:table-cell>
          <table:table-cell office:value-type="float" office:value="0.608881" calcext:value-type="float">
            <text:p>0.608881</text:p>
          </table:table-cell>
          <table:table-cell office:value-type="float" office:value="0.0141085" calcext:value-type="float">
            <text:p>0.0141085</text:p>
          </table:table-cell>
          <table:table-cell office:value-type="float" office:value="1.28356" calcext:value-type="float">
            <text:p>1.2835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6598" calcext:value-type="float">
            <text:p>0.396598</text:p>
          </table:table-cell>
          <table:table-cell office:value-type="float" office:value="0.762652" calcext:value-type="float">
            <text:p>0.762652</text:p>
          </table:table-cell>
          <table:table-cell office:value-type="float" office:value="0.0176716" calcext:value-type="float">
            <text:p>0.0176716</text:p>
          </table:table-cell>
          <table:table-cell office:value-type="float" office:value="1.21949" calcext:value-type="float">
            <text:p>1.2194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99015" calcext:value-type="float">
            <text:p>0.499015</text:p>
          </table:table-cell>
          <table:table-cell office:value-type="float" office:value="1.08232" calcext:value-type="float">
            <text:p>1.08232</text:p>
          </table:table-cell>
          <table:table-cell office:value-type="float" office:value="0.0250786" calcext:value-type="float">
            <text:p>0.0250786</text:p>
          </table:table-cell>
          <table:table-cell office:value-type="float" office:value="1.15241" calcext:value-type="float">
            <text:p>1.1524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037" calcext:value-type="float">
            <text:p>0.614037</text:p>
          </table:table-cell>
          <table:table-cell office:value-type="float" office:value="1.65293" calcext:value-type="float">
            <text:p>1.65293</text:p>
          </table:table-cell>
          <table:table-cell office:value-type="float" office:value="0.0383004" calcext:value-type="float">
            <text:p>0.0383004</text:p>
          </table:table-cell>
          <table:table-cell office:value-type="float" office:value="1.09845" calcext:value-type="float">
            <text:p>1.0984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28202" calcext:value-type="float">
            <text:p>0.728202</text:p>
          </table:table-cell>
          <table:table-cell office:value-type="float" office:value="2.73261" calcext:value-type="float">
            <text:p>2.73261</text:p>
          </table:table-cell>
          <table:table-cell office:value-type="float" office:value="0.063318" calcext:value-type="float">
            <text:p>0.063318</text:p>
          </table:table-cell>
          <table:table-cell office:value-type="float" office:value="1.05957" calcext:value-type="float">
            <text:p>1.0595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38821" calcext:value-type="float">
            <text:p>0.838821</text:p>
          </table:table-cell>
          <table:table-cell office:value-type="float" office:value="4.91327" calcext:value-type="float">
            <text:p>4.91327</text:p>
          </table:table-cell>
          <table:table-cell office:value-type="float" office:value="0.113847" calcext:value-type="float">
            <text:p>0.113847</text:p>
          </table:table-cell>
          <table:table-cell office:value-type="float" office:value="1.02779" calcext:value-type="float">
            <text:p>1.0277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8.90622" calcext:value-type="float">
            <text:p>8.90622</text:p>
          </table:table-cell>
          <table:table-cell office:value-type="float" office:value="0.206368" calcext:value-type="float">
            <text:p>0.206368</text:p>
          </table:table-cell>
          <table:table-cell office:value-type="float" office:value="1.01116" calcext:value-type="float">
            <text:p>1.0111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54283" calcext:value-type="float">
            <text:p>0.954283</text:p>
          </table:table-cell>
          <table:table-cell office:value-type="float" office:value="13.0599" calcext:value-type="float">
            <text:p>13.0599</text:p>
          </table:table-cell>
          <table:table-cell office:value-type="float" office:value="0.302613" calcext:value-type="float">
            <text:p>0.302613</text:p>
          </table:table-cell>
          <table:table-cell office:value-type="float" office:value="1.00605" calcext:value-type="float">
            <text:p>1.00605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67051" calcext:value-type="float">
            <text:p>0.967051</text:p>
          </table:table-cell>
          <table:table-cell office:value-type="float" office:value="15.4129" calcext:value-type="float">
            <text:p>15.4129</text:p>
          </table:table-cell>
          <table:table-cell office:value-type="float" office:value="0.357135" calcext:value-type="float">
            <text:p>0.357135</text:p>
          </table:table-cell>
          <table:table-cell office:value-type="float" office:value="1.00426" calcext:value-type="float">
            <text:p>1.00426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77037" calcext:value-type="float">
            <text:p>0.977037</text:p>
          </table:table-cell>
          <table:table-cell office:value-type="float" office:value="19.0246" calcext:value-type="float">
            <text:p>19.0246</text:p>
          </table:table-cell>
          <table:table-cell office:value-type="float" office:value="0.440823" calcext:value-type="float">
            <text:p>0.440823</text:p>
          </table:table-cell>
          <table:table-cell office:value-type="float" office:value="1.00273" calcext:value-type="float">
            <text:p>1.00273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83873" calcext:value-type="float">
            <text:p>0.983873</text:p>
          </table:table-cell>
          <table:table-cell office:value-type="float" office:value="24.1794" calcext:value-type="float">
            <text:p>24.1794</text:p>
          </table:table-cell>
          <table:table-cell office:value-type="float" office:value="0.560265" calcext:value-type="float">
            <text:p>0.560265</text:p>
          </table:table-cell>
          <table:table-cell office:value-type="float" office:value="1.00188" calcext:value-type="float">
            <text:p>1.00188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98955" calcext:value-type="float">
            <text:p>0.98955</text:p>
          </table:table-cell>
          <table:table-cell office:value-type="float" office:value="30.2951" calcext:value-type="float">
            <text:p>30.2951</text:p>
          </table:table-cell>
          <table:table-cell office:value-type="float" office:value="0.701975" calcext:value-type="float">
            <text:p>0.701975</text:p>
          </table:table-cell>
          <table:table-cell office:value-type="float" office:value="1.00117" calcext:value-type="float">
            <text:p>1.00117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993721" calcext:value-type="float">
            <text:p>0.993721</text:p>
          </table:table-cell>
          <table:table-cell office:value-type="float" office:value="37.5146" calcext:value-type="float">
            <text:p>37.5146</text:p>
          </table:table-cell>
          <table:table-cell office:value-type="float" office:value="0.869258" calcext:value-type="float">
            <text:p>0.869258</text:p>
          </table:table-cell>
          <table:table-cell office:value-type="float" office:value="1.00074" calcext:value-type="float">
            <text:p>1.000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9:11:58.458071391</meta:creation-date>
    <dc:date>2017-05-10T21:04:02.190771618</dc:date>
    <meta:editing-duration>PT45M19S</meta:editing-duration>
    <meta:editing-cycles>5</meta:editing-cycles>
    <meta:generator>LibreOffice/5.2.6.2$Linux_X86_64 LibreOffice_project/20$Build-2</meta:generator>
    <meta:document-statistic meta:table-count="4" meta:cell-count="17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.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41cm" svg:height="10.307cm" xlink:href=".." xlink:type="simple" chart:class="chart:scatter" chart:style-name="ch1">
        <chart:title svg:x="7.34cm" svg:y="0.342cm" chart:style-name="ch2">
          <text:p>IMGRAY</text:p>
        </chart:title>
        <chart:legend chart:legend-position="end" svg:x="12.101cm" svg:y="3.609cm" style:legend-expansion="high" chart:style-name="ch3"/>
        <chart:plot-area chart:style-name="ch4" table:cell-range-address="IMGRAY.B2:IMGRAY.C2 IMGRAY.H1:IMGRAY.I2 IMGRAY.G1:IMGRAY.G1 IMGRAY.A1:IMGRAY.A1 IMGRAY.C3:IMGRAY.C20 IMGRAY.A22:IMGRAY.A22 IMGRAY.C24:IMGRAY.C41 IMGRAY.A43:IMGRAY.A43 IMGRAY.C45:IMGRAY.C63 IMGRAY.A65:IMGRAY.A65 IMGRAY.C67:IMGRAY.C80 IMGRAY.A82:IMGRAY.A82 IMGRAY.C84:IMGRAY.C99" chart:data-source-has-labels="both" svg:x="1.341cm" svg:y="1.327cm" svg:width="10.43cm" svg:height="7.793cm">
          <chartooo:coordinate-region svg:x="2.148cm" svg:y="1.526cm" svg:width="9.529cm" svg:height="6.947cm"/>
          <chart:axis chart:dimension="x" chart:name="primary-x" chart:style-name="ch5" chartooo:axis-type="auto">
            <chart:title svg:x="5.533cm" svg:y="9.326cm" chart:style-name="ch6">
              <text:p>Precision (%)</text:p>
            </chart:title>
            <chart:categories table:cell-range-address="IMGRAY.B2:IMGRAY.C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849cm" chart:style-name="ch10">
              <text:p>Time (s)</text:p>
            </chart:title>
            <chart:grid chart:style-name="ch7" chart:class="major"/>
          </chart:axis>
          <chart:series chart:style-name="ch11" chart:values-cell-range-address="IMGRAY.I1:IMGRAY.I2" chart:label-cell-address="IMGRAY.G1:IMGRAY.G1" chart:class="chart:scatter">
            <chart:domain table:cell-range-address="IMGRAY.H1:IMGRAY.H2"/>
            <chart:data-point chart:repeated="2"/>
          </chart:series>
          <chart:series chart:style-name="ch12" chart:values-cell-range-address="IMGRAY.C3:IMGRAY.C20" chart:label-cell-address="IMGRAY.A1:IMGRAY.A1" chart:class="chart:scatter">
            <chart:domain table:cell-range-address="IMGRAY.B3:IMGRAY.B20"/>
            <chart:data-point chart:repeated="18"/>
          </chart:series>
          <chart:series chart:style-name="ch13" chart:values-cell-range-address="IMGRAY.C24:IMGRAY.C41" chart:label-cell-address="IMGRAY.A22:IMGRAY.A22" chart:class="chart:scatter">
            <chart:domain table:cell-range-address="IMGRAY.B24:IMGRAY.B41"/>
            <chart:data-point chart:repeated="18"/>
          </chart:series>
          <chart:series chart:style-name="ch14" chart:values-cell-range-address="IMGRAY.C45:IMGRAY.C63" chart:label-cell-address="IMGRAY.A43:IMGRAY.A43" chart:class="chart:scatter">
            <chart:domain table:cell-range-address="IMGRAY.B45:IMGRAY.B63"/>
            <chart:data-point chart:repeated="19"/>
          </chart:series>
          <chart:series chart:style-name="ch15" chart:values-cell-range-address="IMGRAY.C67:IMGRAY.C80" chart:label-cell-address="IMGRAY.A65:IMGRAY.A65" chart:class="chart:scatter">
            <chart:domain table:cell-range-address="IMGRAY.B67:IMGRAY.B80"/>
            <chart:data-point chart:repeated="14"/>
          </chart:series>
          <chart:series chart:style-name="ch16" chart:values-cell-range-address="IMGRAY.C84:IMGRAY.C99" chart:label-cell-address="IMGRAY.A82:IMGRAY.A82" chart:class="chart:scatter">
            <chart:domain table:cell-range-address="IMGRAY.B84:IMGRAY.B99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inear Search</text:p>
                <draw:g>
                  <svg:desc>IMGRAY.G1:IMGRAY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D-Tree</text:p>
                <draw:g>
                  <svg:desc>IMGRAY.A1:IMGRAY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5 KD-Tree</text:p>
                <draw:g>
                  <svg:desc>IMGRAY.A22:IMGRAY.A2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20 KD-Tree</text:p>
                <draw:g>
                  <svg:desc>IMGRAY.A43:IMGRAY.A4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5</text:p>
                <draw:g>
                  <svg:desc>IMGRAY.A65:IMGRAY.A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20</text:p>
                <draw:g>
                  <svg:desc>IMGRAY.A82:IMGRAY.A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(%)</text:p>
                <draw:g>
                  <svg:desc>IMGRAY.B2:IMGRAY.C2</svg:desc>
                </draw:g>
              </table:table-cell>
              <table:table-cell office:value-type="float" office:value="0.0704637">
                <text:p>0.0704637</text:p>
                <draw:g>
                  <svg:desc>IMGRAY.H1:IMGRAY.H2</svg:desc>
                </draw:g>
              </table:table-cell>
              <table:table-cell office:value-type="float" office:value="193.042">
                <text:p>193.042</text:p>
                <draw:g>
                  <svg:desc>IMGRAY.I1:IMGRAY.I2</svg:desc>
                </draw:g>
              </table:table-cell>
              <table:table-cell office:value-type="float" office:value="0.0711356">
                <text:p>0.0711356</text:p>
                <draw:g>
                  <svg:desc>IMGRAY.B3:IMGRAY.B20</svg:desc>
                </draw:g>
              </table:table-cell>
              <table:table-cell office:value-type="float" office:value="0.0649633">
                <text:p>0.0649633</text:p>
                <draw:g>
                  <svg:desc>IMGRAY.C3:IMGRAY.C20</svg:desc>
                </draw:g>
              </table:table-cell>
              <table:table-cell office:value-type="float" office:value="0.0715759">
                <text:p>0.0715759</text:p>
                <draw:g>
                  <svg:desc>IMGRAY.B24:IMGRAY.B41</svg:desc>
                </draw:g>
              </table:table-cell>
              <table:table-cell office:value-type="float" office:value="0.161084">
                <text:p>0.161084</text:p>
                <draw:g>
                  <svg:desc>IMGRAY.C24:IMGRAY.C41</svg:desc>
                </draw:g>
              </table:table-cell>
              <table:table-cell office:value-type="float" office:value="0.0704637">
                <text:p>0.0704637</text:p>
                <draw:g>
                  <svg:desc>IMGRAY.B45:IMGRAY.B63</svg:desc>
                </draw:g>
              </table:table-cell>
              <table:table-cell office:value-type="float" office:value="0.561891">
                <text:p>0.561891</text:p>
                <draw:g>
                  <svg:desc>IMGRAY.C45:IMGRAY.C63</svg:desc>
                </draw:g>
              </table:table-cell>
              <table:table-cell office:value-type="float" office:value="0.233612">
                <text:p>0.233612</text:p>
                <draw:g>
                  <svg:desc>IMGRAY.B67:IMGRAY.B80</svg:desc>
                </draw:g>
              </table:table-cell>
              <table:table-cell office:value-type="float" office:value="0.431872">
                <text:p>0.431872</text:p>
                <draw:g>
                  <svg:desc>IMGRAY.C67:IMGRAY.C80</svg:desc>
                </draw:g>
              </table:table-cell>
              <table:table-cell office:value-type="float" office:value="0.272123">
                <text:p>0.272123</text:p>
                <draw:g>
                  <svg:desc>IMGRAY.B84:IMGRAY.B99</svg:desc>
                </draw:g>
              </table:table-cell>
              <table:table-cell office:value-type="float" office:value="0.630366">
                <text:p>0.630366</text:p>
                <draw:g>
                  <svg:desc>IMGRAY.C84:IMGRAY.C99</svg:desc>
                </draw:g>
              </table:table-cell>
            </table:table-row>
            <table:table-row>
              <table:table-cell office:value-type="string">
                <text:p>Time(s)</text:p>
              </table:table-cell>
              <table:table-cell office:value-type="float" office:value="1">
                <text:p>1</text:p>
              </table:table-cell>
              <table:table-cell office:value-type="float" office:value="193.042">
                <text:p>193.042</text:p>
              </table:table-cell>
              <table:table-cell office:value-type="float" office:value="0.0898811">
                <text:p>0.0898811</text:p>
              </table:table-cell>
              <table:table-cell office:value-type="float" office:value="0.0835993">
                <text:p>0.0835993</text:p>
              </table:table-cell>
              <table:table-cell office:value-type="float" office:value="0.101629">
                <text:p>0.101629</text:p>
              </table:table-cell>
              <table:table-cell office:value-type="float" office:value="0.168185">
                <text:p>0.168185</text:p>
              </table:table-cell>
              <table:table-cell office:value-type="float" office:value="0.104525">
                <text:p>0.104525</text:p>
              </table:table-cell>
              <table:table-cell office:value-type="float" office:value="0.570319">
                <text:p>0.570319</text:p>
              </table:table-cell>
              <table:table-cell office:value-type="float" office:value="0.260352">
                <text:p>0.260352</text:p>
              </table:table-cell>
              <table:table-cell office:value-type="float" office:value="0.689208">
                <text:p>0.689208</text:p>
              </table:table-cell>
              <table:table-cell office:value-type="float" office:value="0.28343">
                <text:p>0.28343</text:p>
              </table:table-cell>
              <table:table-cell office:value-type="float" office:value="0.677454">
                <text:p>0.677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03">
                <text:p>0.106703</text:p>
              </table:table-cell>
              <table:table-cell office:value-type="float" office:value="0.115851">
                <text:p>0.115851</text:p>
              </table:table-cell>
              <table:table-cell office:value-type="float" office:value="0.130964">
                <text:p>0.130964</text:p>
              </table:table-cell>
              <table:table-cell office:value-type="float" office:value="0.17959">
                <text:p>0.17959</text:p>
              </table:table-cell>
              <table:table-cell office:value-type="float" office:value="0.137567">
                <text:p>0.137567</text:p>
              </table:table-cell>
              <table:table-cell office:value-type="float" office:value="0.584998">
                <text:p>0.584998</text:p>
              </table:table-cell>
              <table:table-cell office:value-type="float" office:value="0.307621">
                <text:p>0.307621</text:p>
              </table:table-cell>
              <table:table-cell office:value-type="float" office:value="1.0399">
                <text:p>1.0399</text:p>
              </table:table-cell>
              <table:table-cell office:value-type="float" office:value="0.299696">
                <text:p>0.299696</text:p>
              </table:table-cell>
              <table:table-cell office:value-type="float" office:value="0.699145">
                <text:p>0.699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37">
                <text:p>0.124337</text:p>
              </table:table-cell>
              <table:table-cell office:value-type="float" office:value="0.172481">
                <text:p>0.172481</text:p>
              </table:table-cell>
              <table:table-cell office:value-type="float" office:value="0.158607">
                <text:p>0.158607</text:p>
              </table:table-cell>
              <table:table-cell office:value-type="float" office:value="0.246756">
                <text:p>0.246756</text:p>
              </table:table-cell>
              <table:table-cell office:value-type="float" office:value="0.17441">
                <text:p>0.17441</text:p>
              </table:table-cell>
              <table:table-cell office:value-type="float" office:value="0.614641">
                <text:p>0.614641</text:p>
              </table:table-cell>
              <table:table-cell office:value-type="float" office:value="0.399564">
                <text:p>0.399564</text:p>
              </table:table-cell>
              <table:table-cell office:value-type="float" office:value="1.82394">
                <text:p>1.82394</text:p>
              </table:table-cell>
              <table:table-cell office:value-type="float" office:value="0.329402">
                <text:p>0.329402</text:p>
              </table:table-cell>
              <table:table-cell office:value-type="float" office:value="0.810145">
                <text:p>0.810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014">
                <text:p>0.149014</text:p>
              </table:table-cell>
              <table:table-cell office:value-type="float" office:value="0.276471">
                <text:p>0.276471</text:p>
              </table:table-cell>
              <table:table-cell office:value-type="float" office:value="0.191834">
                <text:p>0.191834</text:p>
              </table:table-cell>
              <table:table-cell office:value-type="float" office:value="0.384439">
                <text:p>0.384439</text:p>
              </table:table-cell>
              <table:table-cell office:value-type="float" office:value="0.229001">
                <text:p>0.229001</text:p>
              </table:table-cell>
              <table:table-cell office:value-type="float" office:value="0.66978">
                <text:p>0.66978</text:p>
              </table:table-cell>
              <table:table-cell office:value-type="float" office:value="0.524457">
                <text:p>0.524457</text:p>
              </table:table-cell>
              <table:table-cell office:value-type="float" office:value="3.41266">
                <text:p>3.41266</text:p>
              </table:table-cell>
              <table:table-cell office:value-type="float" office:value="0.385708">
                <text:p>0.385708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539">
                <text:p>0.183539</text:p>
              </table:table-cell>
              <table:table-cell office:value-type="float" office:value="0.470274">
                <text:p>0.470274</text:p>
              </table:table-cell>
              <table:table-cell office:value-type="float" office:value="0.234284">
                <text:p>0.234284</text:p>
              </table:table-cell>
              <table:table-cell office:value-type="float" office:value="0.638197">
                <text:p>0.638197</text:p>
              </table:table-cell>
              <table:table-cell office:value-type="float" office:value="0.287462">
                <text:p>0.287462</text:p>
              </table:table-cell>
              <table:table-cell office:value-type="float" office:value="0.960275">
                <text:p>0.960275</text:p>
              </table:table-cell>
              <table:table-cell office:value-type="float" office:value="0.668814">
                <text:p>0.668814</text:p>
              </table:table-cell>
              <table:table-cell office:value-type="float" office:value="5.73088">
                <text:p>5.73088</text:p>
              </table:table-cell>
              <table:table-cell office:value-type="float" office:value="0.489538">
                <text:p>0.489538</text:p>
              </table:table-cell>
              <table:table-cell office:value-type="float" office:value="1.54508">
                <text:p>1.5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386">
                <text:p>0.225386</text:p>
              </table:table-cell>
              <table:table-cell office:value-type="float" office:value="0.850846">
                <text:p>0.850846</text:p>
              </table:table-cell>
              <table:table-cell office:value-type="float" office:value="0.28818">
                <text:p>0.28818</text:p>
              </table:table-cell>
              <table:table-cell office:value-type="float" office:value="1.11081">
                <text:p>1.11081</text:p>
              </table:table-cell>
              <table:table-cell office:value-type="float" office:value="0.35299">
                <text:p>0.35299</text:p>
              </table:table-cell>
              <table:table-cell office:value-type="float" office:value="1.57724">
                <text:p>1.57724</text:p>
              </table:table-cell>
              <table:table-cell office:value-type="float" office:value="0.796673">
                <text:p>0.796673</text:p>
              </table:table-cell>
              <table:table-cell office:value-type="float" office:value="9.21895">
                <text:p>9.21895</text:p>
              </table:table-cell>
              <table:table-cell office:value-type="float" office:value="0.62414">
                <text:p>0.62414</text:p>
              </table:table-cell>
              <table:table-cell office:value-type="float" office:value="2.51639">
                <text:p>2.51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065">
                <text:p>0.275065</text:p>
              </table:table-cell>
              <table:table-cell office:value-type="float" office:value="1.5801">
                <text:p>1.5801</text:p>
              </table:table-cell>
              <table:table-cell office:value-type="float" office:value="0.359316">
                <text:p>0.359316</text:p>
              </table:table-cell>
              <table:table-cell office:value-type="float" office:value="2.0112">
                <text:p>2.0112</text:p>
              </table:table-cell>
              <table:table-cell office:value-type="float" office:value="0.433255">
                <text:p>0.433255</text:p>
              </table:table-cell>
              <table:table-cell office:value-type="float" office:value="2.75282">
                <text:p>2.75282</text:p>
              </table:table-cell>
              <table:table-cell office:value-type="float" office:value="0.892022">
                <text:p>0.892022</text:p>
              </table:table-cell>
              <table:table-cell office:value-type="float" office:value="15.3865">
                <text:p>15.3865</text:p>
              </table:table-cell>
              <table:table-cell office:value-type="float" office:value="0.756378">
                <text:p>0.756378</text:p>
              </table:table-cell>
              <table:table-cell office:value-type="float" office:value="4.12519">
                <text:p>4.12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013">
                <text:p>0.334013</text:p>
              </table:table-cell>
              <table:table-cell office:value-type="float" office:value="2.9671">
                <text:p>2.9671</text:p>
              </table:table-cell>
              <table:table-cell office:value-type="float" office:value="0.443914">
                <text:p>0.443914</text:p>
              </table:table-cell>
              <table:table-cell office:value-type="float" office:value="3.76174">
                <text:p>3.76174</text:p>
              </table:table-cell>
              <table:table-cell office:value-type="float" office:value="0.533355">
                <text:p>0.533355</text:p>
              </table:table-cell>
              <table:table-cell office:value-type="float" office:value="5.01697">
                <text:p>5.01697</text:p>
              </table:table-cell>
              <table:table-cell office:value-type="float" office:value="0.931599">
                <text:p>0.931599</text:p>
              </table:table-cell>
              <table:table-cell office:value-type="float" office:value="21.3702">
                <text:p>21.3702</text:p>
              </table:table-cell>
              <table:table-cell office:value-type="float" office:value="0.870635">
                <text:p>0.870635</text:p>
              </table:table-cell>
              <table:table-cell office:value-type="float" office:value="7.13017">
                <text:p>7.13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844">
                <text:p>0.405844</text:p>
              </table:table-cell>
              <table:table-cell office:value-type="float" office:value="5.82927">
                <text:p>5.82927</text:p>
              </table:table-cell>
              <table:table-cell office:value-type="float" office:value="0.543921">
                <text:p>0.543921</text:p>
              </table:table-cell>
              <table:table-cell office:value-type="float" office:value="7.18475">
                <text:p>7.18475</text:p>
              </table:table-cell>
              <table:table-cell office:value-type="float" office:value="0.642167">
                <text:p>0.642167</text:p>
              </table:table-cell>
              <table:table-cell office:value-type="float" office:value="9.38814">
                <text:p>9.38814</text:p>
              </table:table-cell>
              <table:table-cell office:value-type="float" office:value="0.9623">
                <text:p>0.9623</text:p>
              </table:table-cell>
              <table:table-cell office:value-type="float" office:value="29.8553">
                <text:p>29.8553</text:p>
              </table:table-cell>
              <table:table-cell office:value-type="float" office:value="0.920685">
                <text:p>0.920685</text:p>
              </table:table-cell>
              <table:table-cell office:value-type="float" office:value="10.0531">
                <text:p>10.0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77">
                <text:p>0.48977</text:p>
              </table:table-cell>
              <table:table-cell office:value-type="float" office:value="11.1622">
                <text:p>11.1622</text:p>
              </table:table-cell>
              <table:table-cell office:value-type="float" office:value="0.6503">
                <text:p>0.6503</text:p>
              </table:table-cell>
              <table:table-cell office:value-type="float" office:value="14.005">
                <text:p>14.005</text:p>
              </table:table-cell>
              <table:table-cell office:value-type="float" office:value="0.750307">
                <text:p>0.750307</text:p>
              </table:table-cell>
              <table:table-cell office:value-type="float" office:value="18.1389">
                <text:p>18.1389</text:p>
              </table:table-cell>
              <table:table-cell office:value-type="float" office:value="0.974349">
                <text:p>0.974349</text:p>
              </table:table-cell>
              <table:table-cell office:value-type="float" office:value="35.7499">
                <text:p>35.7499</text:p>
              </table:table-cell>
              <table:table-cell office:value-type="float" office:value="0.954098">
                <text:p>0.954098</text:p>
              </table:table-cell>
              <table:table-cell office:value-type="float" office:value="14.3217">
                <text:p>14.3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639">
                <text:p>0.576639</text:p>
              </table:table-cell>
              <table:table-cell office:value-type="float" office:value="21.7701">
                <text:p>21.7701</text:p>
              </table:table-cell>
              <table:table-cell office:value-type="float" office:value="0.757189">
                <text:p>0.757189</text:p>
              </table:table-cell>
              <table:table-cell office:value-type="float" office:value="27.8789">
                <text:p>27.8789</text:p>
              </table:table-cell>
              <table:table-cell office:value-type="float" office:value="0.847487">
                <text:p>0.847487</text:p>
              </table:table-cell>
              <table:table-cell office:value-type="float" office:value="36.29">
                <text:p>36.29</text:p>
              </table:table-cell>
              <table:table-cell office:value-type="float" office:value="0.983015">
                <text:p>0.983015</text:p>
              </table:table-cell>
              <table:table-cell office:value-type="float" office:value="44.9924">
                <text:p>44.9924</text:p>
              </table:table-cell>
              <table:table-cell office:value-type="float" office:value="0.967027">
                <text:p>0.967027</text:p>
              </table:table-cell>
              <table:table-cell office:value-type="float" office:value="17.2753">
                <text:p>17.2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092">
                <text:p>0.669092</text:p>
              </table:table-cell>
              <table:table-cell office:value-type="float" office:value="42.7453">
                <text:p>42.7453</text:p>
              </table:table-cell>
              <table:table-cell office:value-type="float" office:value="0.846166">
                <text:p>0.846166</text:p>
              </table:table-cell>
              <table:table-cell office:value-type="float" office:value="57.7495">
                <text:p>57.7495</text:p>
              </table:table-cell>
              <table:table-cell office:value-type="float" office:value="0.922168">
                <text:p>0.922168</text:p>
              </table:table-cell>
              <table:table-cell office:value-type="float" office:value="78.6272">
                <text:p>78.6272</text:p>
              </table:table-cell>
              <table:table-cell office:value-type="float" office:value="0.988924">
                <text:p>0.988924</text:p>
              </table:table-cell>
              <table:table-cell office:value-type="float" office:value="57.7786">
                <text:p>57.7786</text:p>
              </table:table-cell>
              <table:table-cell office:value-type="float" office:value="0.976713">
                <text:p>0.976713</text:p>
              </table:table-cell>
              <table:table-cell office:value-type="float" office:value="21.6166">
                <text:p>21.6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73">
                <text:p>0.772273</text:p>
              </table:table-cell>
              <table:table-cell office:value-type="float" office:value="88.1823">
                <text:p>88.1823</text:p>
              </table:table-cell>
              <table:table-cell office:value-type="float" office:value="0.917418">
                <text:p>0.917418</text:p>
              </table:table-cell>
              <table:table-cell office:value-type="float" office:value="131.525">
                <text:p>131.525</text:p>
              </table:table-cell>
              <table:table-cell office:value-type="float" office:value="0.952522">
                <text:p>0.952522</text:p>
              </table:table-cell>
              <table:table-cell office:value-type="float" office:value="129.477">
                <text:p>129.477</text:p>
              </table:table-cell>
              <table:table-cell office:value-type="float" office:value="0.992701">
                <text:p>0.992701</text:p>
              </table:table-cell>
              <table:table-cell office:value-type="float" office:value="74.035">
                <text:p>74.035</text:p>
              </table:table-cell>
              <table:table-cell office:value-type="float" office:value="0.983363">
                <text:p>0.983363</text:p>
              </table:table-cell>
              <table:table-cell office:value-type="float" office:value="26.6104">
                <text:p>26.6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242">
                <text:p>0.889242</text:p>
              </table:table-cell>
              <table:table-cell office:value-type="float" office:value="187.741">
                <text:p>187.741</text:p>
              </table:table-cell>
              <table:table-cell office:value-type="float" office:value="0.948282">
                <text:p>0.948282</text:p>
              </table:table-cell>
              <table:table-cell office:value-type="float" office:value="218.779">
                <text:p>218.779</text:p>
              </table:table-cell>
              <table:table-cell office:value-type="float" office:value="0.964733">
                <text:p>0.964733</text:p>
              </table:table-cell>
              <table:table-cell office:value-type="float" office:value="185.846">
                <text:p>18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673">
                <text:p>0.987673</text:p>
              </table:table-cell>
              <table:table-cell office:value-type="float" office:value="32.2429">
                <text:p>32.2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569">
                <text:p>0.952569</text:p>
              </table:table-cell>
              <table:table-cell office:value-type="float" office:value="299.139">
                <text:p>299.139</text:p>
              </table:table-cell>
              <table:table-cell office:value-type="float" office:value="0.973909">
                <text:p>0.973909</text:p>
              </table:table-cell>
              <table:table-cell office:value-type="float" office:value="375.948">
                <text:p>375.948</text:p>
              </table:table-cell>
              <table:table-cell office:value-type="float" office:value="0.976806">
                <text:p>0.976806</text:p>
              </table:table-cell>
              <table:table-cell office:value-type="float" office:value="242.923">
                <text:p>24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102">
                <text:p>0.991102</text:p>
              </table:table-cell>
              <table:table-cell office:value-type="float" office:value="38.7439">
                <text:p>38.7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7709">
                <text:p>0.977709</text:p>
              </table:table-cell>
              <table:table-cell office:value-type="float" office:value="381.238">
                <text:p>381.238</text:p>
              </table:table-cell>
              <table:table-cell office:value-type="float" office:value="0.985796">
                <text:p>0.985796</text:p>
              </table:table-cell>
              <table:table-cell office:value-type="float" office:value="507.472">
                <text:p>507.472</text:p>
              </table:table-cell>
              <table:table-cell office:value-type="float" office:value="0.984406">
                <text:p>0.984406</text:p>
              </table:table-cell>
              <table:table-cell office:value-type="float" office:value="340.976">
                <text:p>340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458">
                <text:p>0.995458</text:p>
              </table:table-cell>
              <table:table-cell office:value-type="float" office:value="473.844">
                <text:p>473.844</text:p>
              </table:table-cell>
              <table:table-cell office:value-type="float" office:value="0.993327">
                <text:p>0.993327</text:p>
              </table:table-cell>
              <table:table-cell office:value-type="float" office:value="729.314">
                <text:p>729.314</text:p>
              </table:table-cell>
              <table:table-cell office:value-type="float" office:value="0.989967">
                <text:p>0.989967</text:p>
              </table:table-cell>
              <table:table-cell office:value-type="float" office:value="460.079">
                <text:p>46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999">
                <text:p>0.993999</text:p>
              </table:table-cell>
              <table:table-cell office:value-type="float" office:value="637.355">
                <text:p>637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7.396cm" svg:y="0.316cm" chart:style-name="ch2">
          <text:p>OMD</text:p>
        </chart:title>
        <chart:legend chart:legend-position="end" svg:x="11.551cm" svg:y="2.959cm" style:legend-expansion="high" chart:style-name="ch3"/>
        <chart:plot-area chart:style-name="ch4" table:cell-range-address="OMD.B3:OMD.C19 OMD.A1:OMD.A1 OMD.A20:OMD.A20 OMD.C22:OMD.C38 OMD.A39:OMD.A39 OMD.C41:OMD.C58 OMD.A59:OMD.A59 OMD.C61:OMD.C76 OMD.A77:OMD.A77 OMD.C79:OMD.C96 OMD.G1:OMD.G1 OMD.I1:OMD.I2" chart:data-source-has-labels="row" svg:x="1.33cm" svg:y="1.275cm" svg:width="9.902cm" svg:height="6.57cm">
          <chartooo:coordinate-region svg:x="2.137cm" svg:y="1.474cm" svg:width="8.816cm" svg:height="5.724cm"/>
          <chart:axis chart:dimension="x" chart:name="primary-x" chart:style-name="ch5">
            <chart:title svg:x="5.258cm" svg:y="8.025cm" chart:style-name="ch6">
              <text:p>Precision (%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186cm" chart:style-name="ch10">
              <text:p>Time (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OMD.C3:OMD.C19" chart:label-cell-address="OMD.A1:OMD.A1" chart:class="chart:scatter">
            <chart:domain table:cell-range-address="OMD.B3:OMD.B19"/>
            <chart:data-point chart:repeated="17"/>
          </chart:series>
          <chart:series chart:style-name="ch12" chart:values-cell-range-address="OMD.C22:OMD.C38" chart:label-cell-address="OMD.A20:OMD.A20" chart:class="chart:scatter">
            <chart:domain table:cell-range-address="OMD.B22:OMD.B38"/>
            <chart:data-point chart:repeated="17"/>
          </chart:series>
          <chart:series chart:style-name="ch13" chart:values-cell-range-address="OMD.C41:OMD.C58" chart:label-cell-address="OMD.A39:OMD.A39" chart:class="chart:scatter">
            <chart:domain table:cell-range-address="OMD.B41:OMD.B58"/>
            <chart:data-point chart:repeated="18"/>
          </chart:series>
          <chart:series chart:style-name="ch14" chart:values-cell-range-address="OMD.C61:OMD.C76" chart:label-cell-address="OMD.A59:OMD.A59" chart:class="chart:scatter">
            <chart:domain table:cell-range-address="OMD.B61:OMD.B76"/>
            <chart:data-point chart:repeated="16"/>
          </chart:series>
          <chart:series chart:style-name="ch15" chart:values-cell-range-address="OMD.C79:OMD.C96" chart:label-cell-address="OMD.A77:OMD.A77" chart:class="chart:scatter">
            <chart:domain table:cell-range-address="OMD.B79:OMD.B96"/>
            <chart:data-point chart:repeated="18"/>
          </chart:series>
          <chart:series chart:style-name="ch16" chart:values-cell-range-address="OMD.I1:OMD.I2" chart:label-cell-address="OMD.G1:OMD.G1" chart:class="chart:scatter">
            <chart:domain table:cell-range-address="OMD.H1:OMD.H2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D-Tree</text:p>
                <draw:g>
                  <svg:desc>OMD.A1:OMD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5 KD-Tree</text:p>
                <draw:g>
                  <svg:desc>OMD.A20:OMD.A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20 KD-Tree</text:p>
                <draw:g>
                  <svg:desc>OMD.A39:OMD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5</text:p>
                <draw:g>
                  <svg:desc>OMD.A59:OMD.A5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20</text:p>
                <draw:g>
                  <svg:desc>OMD.A77:OMD.A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Linear Search</text:p>
                <draw:g>
                  <svg:desc>OMD.G1:O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0052">
                <text:p>0.0750052</text:p>
                <draw:g>
                  <svg:desc>OMD.B3:OMD.B19</svg:desc>
                </draw:g>
              </table:table-cell>
              <table:table-cell office:value-type="float" office:value="0.065279">
                <text:p>0.065279</text:p>
                <draw:g>
                  <svg:desc>OMD.C3:OMD.C19</svg:desc>
                </draw:g>
              </table:table-cell>
              <table:table-cell office:value-type="float" office:value="0.0707649">
                <text:p>0.0707649</text:p>
                <draw:g>
                  <svg:desc>OMD.B22:OMD.B38</svg:desc>
                </draw:g>
              </table:table-cell>
              <table:table-cell office:value-type="float" office:value="0.16045">
                <text:p>0.16045</text:p>
                <draw:g>
                  <svg:desc>OMD.C22:OMD.C38</svg:desc>
                </draw:g>
              </table:table-cell>
              <table:table-cell office:value-type="float" office:value="0.0703246">
                <text:p>0.0703246</text:p>
                <draw:g>
                  <svg:desc>OMD.B41:OMD.B58</svg:desc>
                </draw:g>
              </table:table-cell>
              <table:table-cell office:value-type="float" office:value="0.572867">
                <text:p>0.572867</text:p>
                <draw:g>
                  <svg:desc>OMD.C41:OMD.C58</svg:desc>
                </draw:g>
              </table:table-cell>
              <table:table-cell office:value-type="float" office:value="0.162106">
                <text:p>0.162106</text:p>
                <draw:g>
                  <svg:desc>OMD.B61:OMD.B76</svg:desc>
                </draw:g>
              </table:table-cell>
              <table:table-cell office:value-type="float" office:value="0.327442">
                <text:p>0.327442</text:p>
                <draw:g>
                  <svg:desc>OMD.C61:OMD.C76</svg:desc>
                </draw:g>
              </table:table-cell>
              <table:table-cell office:value-type="float" office:value="0.223927">
                <text:p>0.223927</text:p>
                <draw:g>
                  <svg:desc>OMD.B79:OMD.B96</svg:desc>
                </draw:g>
              </table:table-cell>
              <table:table-cell office:value-type="float" office:value="0.48122">
                <text:p>0.48122</text:p>
                <draw:g>
                  <svg:desc>OMD.C79:OMD.C96</svg:desc>
                </draw:g>
              </table:table-cell>
              <table:table-cell office:value-type="float" office:value="0.0703246">
                <text:p>0.0703246</text:p>
                <draw:g>
                  <svg:desc>OMD.H1:OMD.H2</svg:desc>
                </draw:g>
              </table:table-cell>
              <table:table-cell office:value-type="float" office:value="193.042">
                <text:p>193.042</text:p>
                <draw:g>
                  <svg:desc>OMD.I1:OMD.I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9811">
                <text:p>0.0879811</text:p>
              </table:table-cell>
              <table:table-cell office:value-type="float" office:value="0.0831237">
                <text:p>0.0831237</text:p>
              </table:table-cell>
              <table:table-cell office:value-type="float" office:value="0.101096">
                <text:p>0.101096</text:p>
              </table:table-cell>
              <table:table-cell office:value-type="float" office:value="0.167355">
                <text:p>0.167355</text:p>
              </table:table-cell>
              <table:table-cell office:value-type="float" office:value="0.0992886">
                <text:p>0.0992886</text:p>
              </table:table-cell>
              <table:table-cell office:value-type="float" office:value="0.569987">
                <text:p>0.569987</text:p>
              </table:table-cell>
              <table:table-cell office:value-type="float" office:value="0.179901">
                <text:p>0.179901</text:p>
              </table:table-cell>
              <table:table-cell office:value-type="float" office:value="0.481578">
                <text:p>0.481578</text:p>
              </table:table-cell>
              <table:table-cell office:value-type="float" office:value="0.2306">
                <text:p>0.2306</text:p>
              </table:table-cell>
              <table:table-cell office:value-type="float" office:value="0.501803">
                <text:p>0.501803</text:p>
              </table:table-cell>
              <table:table-cell office:value-type="float" office:value="1">
                <text:p>1</text:p>
              </table:table-cell>
              <table:table-cell office:value-type="float" office:value="193.042">
                <text:p>193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725">
                <text:p>0.100725</text:p>
              </table:table-cell>
              <table:table-cell office:value-type="float" office:value="0.116333">
                <text:p>0.116333</text:p>
              </table:table-cell>
              <table:table-cell office:value-type="float" office:value="0.136061">
                <text:p>0.136061</text:p>
              </table:table-cell>
              <table:table-cell office:value-type="float" office:value="0.18108">
                <text:p>0.18108</text:p>
              </table:table-cell>
              <table:table-cell office:value-type="float" office:value="0.134231">
                <text:p>0.134231</text:p>
              </table:table-cell>
              <table:table-cell office:value-type="float" office:value="0.583466">
                <text:p>0.583466</text:p>
              </table:table-cell>
              <table:table-cell office:value-type="float" office:value="0.213314">
                <text:p>0.213314</text:p>
              </table:table-cell>
              <table:table-cell office:value-type="float" office:value="0.747138">
                <text:p>0.747138</text:p>
              </table:table-cell>
              <table:table-cell office:value-type="float" office:value="0.241351">
                <text:p>0.241351</text:p>
              </table:table-cell>
              <table:table-cell office:value-type="float" office:value="0.539472">
                <text:p>0.53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569">
                <text:p>0.111569</text:p>
              </table:table-cell>
              <table:table-cell office:value-type="float" office:value="0.170174">
                <text:p>0.170174</text:p>
              </table:table-cell>
              <table:table-cell office:value-type="float" office:value="0.16148">
                <text:p>0.16148</text:p>
              </table:table-cell>
              <table:table-cell office:value-type="float" office:value="0.249525">
                <text:p>0.249525</text:p>
              </table:table-cell>
              <table:table-cell office:value-type="float" office:value="0.184304">
                <text:p>0.184304</text:p>
              </table:table-cell>
              <table:table-cell office:value-type="float" office:value="0.617093">
                <text:p>0.617093</text:p>
              </table:table-cell>
              <table:table-cell office:value-type="float" office:value="0.267697">
                <text:p>0.267697</text:p>
              </table:table-cell>
              <table:table-cell office:value-type="float" office:value="1.20857">
                <text:p>1.20857</text:p>
              </table:table-cell>
              <table:table-cell office:value-type="float" office:value="0.262877">
                <text:p>0.262877</text:p>
              </table:table-cell>
              <table:table-cell office:value-type="float" office:value="0.618871">
                <text:p>0.61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3503">
                <text:p>0.123503</text:p>
              </table:table-cell>
              <table:table-cell office:value-type="float" office:value="0.27447">
                <text:p>0.27447</text:p>
              </table:table-cell>
              <table:table-cell office:value-type="float" office:value="0.183145">
                <text:p>0.183145</text:p>
              </table:table-cell>
              <table:table-cell office:value-type="float" office:value="0.394233">
                <text:p>0.394233</text:p>
              </table:table-cell>
              <table:table-cell office:value-type="float" office:value="0.251106">
                <text:p>0.251106</text:p>
              </table:table-cell>
              <table:table-cell office:value-type="float" office:value="0.671071">
                <text:p>0.671071</text:p>
              </table:table-cell>
              <table:table-cell office:value-type="float" office:value="0.34057">
                <text:p>0.34057</text:p>
              </table:table-cell>
              <table:table-cell office:value-type="float" office:value="1.88712">
                <text:p>1.88712</text:p>
              </table:table-cell>
              <table:table-cell office:value-type="float" office:value="0.308756">
                <text:p>0.308756</text:p>
              </table:table-cell>
              <table:table-cell office:value-type="float" office:value="0.811686">
                <text:p>0.81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66">
                <text:p>0.13766</text:p>
              </table:table-cell>
              <table:table-cell office:value-type="float" office:value="0.491405">
                <text:p>0.491405</text:p>
              </table:table-cell>
              <table:table-cell office:value-type="float" office:value="0.207359">
                <text:p>0.207359</text:p>
              </table:table-cell>
              <table:table-cell office:value-type="float" office:value="0.658348">
                <text:p>0.658348</text:p>
              </table:table-cell>
              <table:table-cell office:value-type="float" office:value="0.303381">
                <text:p>0.303381</text:p>
              </table:table-cell>
              <table:table-cell office:value-type="float" office:value="0.972259">
                <text:p>0.972259</text:p>
              </table:table-cell>
              <table:table-cell office:value-type="float" office:value="0.433487">
                <text:p>0.433487</text:p>
              </table:table-cell>
              <table:table-cell office:value-type="float" office:value="3.04681">
                <text:p>3.04681</text:p>
              </table:table-cell>
              <table:table-cell office:value-type="float" office:value="0.379683">
                <text:p>0.379683</text:p>
              </table:table-cell>
              <table:table-cell office:value-type="float" office:value="1.21013">
                <text:p>1.2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34">
                <text:p>0.15534</text:p>
              </table:table-cell>
              <table:table-cell office:value-type="float" office:value="0.871186">
                <text:p>0.871186</text:p>
              </table:table-cell>
              <table:table-cell office:value-type="float" office:value="0.237042">
                <text:p>0.237042</text:p>
              </table:table-cell>
              <table:table-cell office:value-type="float" office:value="1.14808">
                <text:p>1.14808</text:p>
              </table:table-cell>
              <table:table-cell office:value-type="float" office:value="0.348657">
                <text:p>0.348657</text:p>
              </table:table-cell>
              <table:table-cell office:value-type="float" office:value="1.61599">
                <text:p>1.61599</text:p>
              </table:table-cell>
              <table:table-cell office:value-type="float" office:value="0.546238">
                <text:p>0.546238</text:p>
              </table:table-cell>
              <table:table-cell office:value-type="float" office:value="5.09799">
                <text:p>5.09799</text:p>
              </table:table-cell>
              <table:table-cell office:value-type="float" office:value="0.470978">
                <text:p>0.470978</text:p>
              </table:table-cell>
              <table:table-cell office:value-type="float" office:value="1.96851">
                <text:p>1.9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909">
                <text:p>0.17909</text:p>
              </table:table-cell>
              <table:table-cell office:value-type="float" office:value="1.52814">
                <text:p>1.52814</text:p>
              </table:table-cell>
              <table:table-cell office:value-type="float" office:value="0.276873">
                <text:p>0.276873</text:p>
              </table:table-cell>
              <table:table-cell office:value-type="float" office:value="2.06623">
                <text:p>2.06623</text:p>
              </table:table-cell>
              <table:table-cell office:value-type="float" office:value="0.401024">
                <text:p>0.401024</text:p>
              </table:table-cell>
              <table:table-cell office:value-type="float" office:value="2.79884">
                <text:p>2.79884</text:p>
              </table:table-cell>
              <table:table-cell office:value-type="float" office:value="0.66177">
                <text:p>0.66177</text:p>
              </table:table-cell>
              <table:table-cell office:value-type="float" office:value="8.82846">
                <text:p>8.82846</text:p>
              </table:table-cell>
              <table:table-cell office:value-type="float" office:value="0.578724">
                <text:p>0.578724</text:p>
              </table:table-cell>
              <table:table-cell office:value-type="float" office:value="3.38712">
                <text:p>3.3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007">
                <text:p>0.21007</text:p>
              </table:table-cell>
              <table:table-cell office:value-type="float" office:value="2.88569">
                <text:p>2.88569</text:p>
              </table:table-cell>
              <table:table-cell office:value-type="float" office:value="0.326853">
                <text:p>0.326853</text:p>
              </table:table-cell>
              <table:table-cell office:value-type="float" office:value="3.98783">
                <text:p>3.98783</text:p>
              </table:table-cell>
              <table:table-cell office:value-type="float" office:value="0.467757">
                <text:p>0.467757</text:p>
              </table:table-cell>
              <table:table-cell office:value-type="float" office:value="5.03768">
                <text:p>5.03768</text:p>
              </table:table-cell>
              <table:table-cell office:value-type="float" office:value="0.771856">
                <text:p>0.771856</text:p>
              </table:table-cell>
              <table:table-cell office:value-type="float" office:value="15.7397">
                <text:p>15.7397</text:p>
              </table:table-cell>
              <table:table-cell office:value-type="float" office:value="0.684292">
                <text:p>0.684292</text:p>
              </table:table-cell>
              <table:table-cell office:value-type="float" office:value="5.90341">
                <text:p>5.9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5555">
                <text:p>0.255555</text:p>
              </table:table-cell>
              <table:table-cell office:value-type="float" office:value="5.6149">
                <text:p>5.6149</text:p>
              </table:table-cell>
              <table:table-cell office:value-type="float" office:value="0.393864">
                <text:p>0.393864</text:p>
              </table:table-cell>
              <table:table-cell office:value-type="float" office:value="7.41106">
                <text:p>7.41106</text:p>
              </table:table-cell>
              <table:table-cell office:value-type="float" office:value="0.544941">
                <text:p>0.544941</text:p>
              </table:table-cell>
              <table:table-cell office:value-type="float" office:value="9.29802">
                <text:p>9.29802</text:p>
              </table:table-cell>
              <table:table-cell office:value-type="float" office:value="0.869106">
                <text:p>0.869106</text:p>
              </table:table-cell>
              <table:table-cell office:value-type="float" office:value="29.6439">
                <text:p>29.6439</text:p>
              </table:table-cell>
              <table:table-cell office:value-type="float" office:value="0.786825">
                <text:p>0.786825</text:p>
              </table:table-cell>
              <table:table-cell office:value-type="float" office:value="10.3186">
                <text:p>10.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8674">
                <text:p>0.318674</text:p>
              </table:table-cell>
              <table:table-cell office:value-type="float" office:value="11.0163">
                <text:p>11.0163</text:p>
              </table:table-cell>
              <table:table-cell office:value-type="float" office:value="0.47932">
                <text:p>0.47932</text:p>
              </table:table-cell>
              <table:table-cell office:value-type="float" office:value="14.1974">
                <text:p>14.1974</text:p>
              </table:table-cell>
              <table:table-cell office:value-type="float" office:value="0.633153">
                <text:p>0.633153</text:p>
              </table:table-cell>
              <table:table-cell office:value-type="float" office:value="17.5413">
                <text:p>17.5413</text:p>
              </table:table-cell>
              <table:table-cell office:value-type="float" office:value="0.916167">
                <text:p>0.916167</text:p>
              </table:table-cell>
              <table:table-cell office:value-type="float" office:value="43.1998">
                <text:p>43.1998</text:p>
              </table:table-cell>
              <table:table-cell office:value-type="float" office:value="0.873022">
                <text:p>0.873022</text:p>
              </table:table-cell>
              <table:table-cell office:value-type="float" office:value="18.1173">
                <text:p>18.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8207">
                <text:p>0.408207</text:p>
              </table:table-cell>
              <table:table-cell office:value-type="float" office:value="21.4748">
                <text:p>21.4748</text:p>
              </table:table-cell>
              <table:table-cell office:value-type="float" office:value="0.582663">
                <text:p>0.582663</text:p>
              </table:table-cell>
              <table:table-cell office:value-type="float" office:value="27.6259">
                <text:p>27.6259</text:p>
              </table:table-cell>
              <table:table-cell office:value-type="float" office:value="0.726974">
                <text:p>0.726974</text:p>
              </table:table-cell>
              <table:table-cell office:value-type="float" office:value="34.1741">
                <text:p>34.1741</text:p>
              </table:table-cell>
              <table:table-cell office:value-type="float" office:value="0.954816">
                <text:p>0.954816</text:p>
              </table:table-cell>
              <table:table-cell office:value-type="float" office:value="63.5305">
                <text:p>63.5305</text:p>
              </table:table-cell>
              <table:table-cell office:value-type="float" office:value="0.916815">
                <text:p>0.916815</text:p>
              </table:table-cell>
              <table:table-cell office:value-type="float" office:value="24.9776">
                <text:p>24.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7678">
                <text:p>0.527678</text:p>
              </table:table-cell>
              <table:table-cell office:value-type="float" office:value="43.0338">
                <text:p>43.0338</text:p>
              </table:table-cell>
              <table:table-cell office:value-type="float" office:value="0.706351">
                <text:p>0.706351</text:p>
              </table:table-cell>
              <table:table-cell office:value-type="float" office:value="54.8314">
                <text:p>54.8314</text:p>
              </table:table-cell>
              <table:table-cell office:value-type="float" office:value="0.82128">
                <text:p>0.82128</text:p>
              </table:table-cell>
              <table:table-cell office:value-type="float" office:value="70.6007">
                <text:p>70.6007</text:p>
              </table:table-cell>
              <table:table-cell office:value-type="float" office:value="0.968557">
                <text:p>0.968557</text:p>
              </table:table-cell>
              <table:table-cell office:value-type="float" office:value="80.4989">
                <text:p>80.4989</text:p>
              </table:table-cell>
              <table:table-cell office:value-type="float" office:value="0.951317">
                <text:p>0.951317</text:p>
              </table:table-cell>
              <table:table-cell office:value-type="float" office:value="34.4585">
                <text:p>34.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027">
                <text:p>0.69027</text:p>
              </table:table-cell>
              <table:table-cell office:value-type="float" office:value="87.3087">
                <text:p>87.3087</text:p>
              </table:table-cell>
              <table:table-cell office:value-type="float" office:value="0.829182">
                <text:p>0.829182</text:p>
              </table:table-cell>
              <table:table-cell office:value-type="float" office:value="114.996">
                <text:p>114.996</text:p>
              </table:table-cell>
              <table:table-cell office:value-type="float" office:value="0.907315">
                <text:p>0.907315</text:p>
              </table:table-cell>
              <table:table-cell office:value-type="float" office:value="155.956">
                <text:p>155.956</text:p>
              </table:table-cell>
              <table:table-cell office:value-type="float" office:value="0.979725">
                <text:p>0.979725</text:p>
              </table:table-cell>
              <table:table-cell office:value-type="float" office:value="100.706">
                <text:p>100.706</text:p>
              </table:table-cell>
              <table:table-cell office:value-type="float" office:value="0.964919">
                <text:p>0.964919</text:p>
              </table:table-cell>
              <table:table-cell office:value-type="float" office:value="41.0976">
                <text:p>41.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9582">
                <text:p>0.859582</text:p>
              </table:table-cell>
              <table:table-cell office:value-type="float" office:value="192.512">
                <text:p>192.512</text:p>
              </table:table-cell>
              <table:table-cell office:value-type="float" office:value="0.940612">
                <text:p>0.940612</text:p>
              </table:table-cell>
              <table:table-cell office:value-type="float" office:value="293.077">
                <text:p>293.077</text:p>
              </table:table-cell>
              <table:table-cell office:value-type="float" office:value="0.947355">
                <text:p>0.947355</text:p>
              </table:table-cell>
              <table:table-cell office:value-type="float" office:value="280.051">
                <text:p>280.051</text:p>
              </table:table-cell>
              <table:table-cell office:value-type="float" office:value="0.986816">
                <text:p>0.986816</text:p>
              </table:table-cell>
              <table:table-cell office:value-type="float" office:value="108.148">
                <text:p>108.148</text:p>
              </table:table-cell>
              <table:table-cell office:value-type="float" office:value="0.976273">
                <text:p>0.976273</text:p>
              </table:table-cell>
              <table:table-cell office:value-type="float" office:value="49.1694">
                <text:p>49.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0821">
                <text:p>0.940821</text:p>
              </table:table-cell>
              <table:table-cell office:value-type="float" office:value="300.526">
                <text:p>300.526</text:p>
              </table:table-cell>
              <table:table-cell office:value-type="float" office:value="0.979609">
                <text:p>0.979609</text:p>
              </table:table-cell>
              <table:table-cell office:value-type="float" office:value="523.7">
                <text:p>523.7</text:p>
              </table:table-cell>
              <table:table-cell office:value-type="float" office:value="0.97611">
                <text:p>0.97611</text:p>
              </table:table-cell>
              <table:table-cell office:value-type="float" office:value="514.454">
                <text:p>514.454</text:p>
              </table:table-cell>
              <table:table-cell office:value-type="float" office:value="0.990361">
                <text:p>0.990361</text:p>
              </table:table-cell>
              <table:table-cell office:value-type="float" office:value="131.859">
                <text:p>131.859</text:p>
              </table:table-cell>
              <table:table-cell office:value-type="float" office:value="0.984545">
                <text:p>0.984545</text:p>
              </table:table-cell>
              <table:table-cell office:value-type="float" office:value="59.0391">
                <text:p>59.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61">
                <text:p>0.990361</text:p>
              </table:table-cell>
              <table:table-cell office:value-type="float" office:value="466.7">
                <text:p>466.7</text:p>
              </table:table-cell>
              <table:table-cell office:value-type="float" office:value="0.990199">
                <text:p>0.990199</text:p>
              </table:table-cell>
              <table:table-cell office:value-type="float" office:value="733.011">
                <text:p>733.011</text:p>
              </table:table-cell>
              <table:table-cell office:value-type="float" office:value="0.985333">
                <text:p>0.985333</text:p>
              </table:table-cell>
              <table:table-cell office:value-type="float" office:value="744.59">
                <text:p>744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55">
                <text:p>0.98955</text:p>
              </table:table-cell>
              <table:table-cell office:value-type="float" office:value="71.1692">
                <text:p>71.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427">
                <text:p>0.991427</text:p>
              </table:table-cell>
              <table:table-cell office:value-type="float" office:value="1119.15">
                <text:p>111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025">
                <text:p>0.993025</text:p>
              </table:table-cell>
              <table:table-cell office:value-type="float" office:value="86.0643">
                <text:p>86.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EHD</text:p>
        </chart:title>
        <chart:legend chart:legend-position="end" svg:x="11.56cm" svg:y="3.205cm" style:legend-expansion="high" chart:style-name="ch3"/>
        <chart:plot-area chart:style-name="ch4" table:cell-range-address="EHD.B3:EHD.C18 EHD.A1:EHD.A1 EHD.A19:EHD.A19 EHD.A37:EHD.A37 EHD.C21:EHD.C36 EHD.A54:EHD.A54 EHD.C39:EHD.C53 EHD.A69:EHD.A69 EHD.C71:EHD.C85" chart:data-source-has-labels="row" svg:x="1.331cm" svg:y="1.275cm" svg:width="9.909cm" svg:height="6.564cm">
          <chartooo:coordinate-region svg:x="1.952cm" svg:y="1.474cm" svg:width="9.194cm" svg:height="5.718cm"/>
          <chart:axis chart:dimension="x" chart:name="primary-x" chart:style-name="ch5">
            <chart:title svg:x="5.302cm" svg:y="8.019cm" chart:style-name="ch6">
              <text:p>Precision(%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143cm" chart:style-name="ch10">
              <text:p>Time(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EHD.C3:EHD.C18" chart:label-cell-address="EHD.A1:EHD.A1" chart:class="chart:scatter">
            <chart:domain table:cell-range-address="EHD.B3:EHD.B18"/>
            <chart:data-point chart:repeated="16"/>
          </chart:series>
          <chart:series chart:style-name="ch12" chart:values-cell-range-address="EHD.C3:EHD.C18" chart:label-cell-address="EHD.A19:EHD.A19" chart:class="chart:scatter">
            <chart:domain table:cell-range-address="EHD.B21:EHD.B36"/>
            <chart:data-point chart:repeated="16"/>
          </chart:series>
          <chart:series chart:style-name="ch13" chart:values-cell-range-address="EHD.C21:EHD.C36" chart:label-cell-address="EHD.A37:EHD.A37" chart:class="chart:scatter">
            <chart:domain table:cell-range-address="EHD.B39:EHD.B53"/>
            <chart:data-point chart:repeated="16"/>
          </chart:series>
          <chart:series chart:style-name="ch14" chart:values-cell-range-address="EHD.C39:EHD.C53" chart:label-cell-address="EHD.A54:EHD.A54" chart:class="chart:scatter">
            <chart:domain table:cell-range-address="EHD.B56:EHD.B68"/>
            <chart:data-point chart:repeated="15"/>
          </chart:series>
          <chart:series chart:style-name="ch15" chart:values-cell-range-address="EHD.C71:EHD.C85" chart:label-cell-address="EHD.A69:EHD.A69" chart:class="chart:scatter">
            <chart:domain table:cell-range-address="EHD.B71:EHD.B85"/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D-Tree</text:p>
                <draw:g>
                  <svg:desc>EHD.A1:EHD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5 KD-Tree</text:p>
                <draw:g>
                  <svg:desc>EHD.A19:EHD.A1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20 KD-Tree</text:p>
                <draw:g>
                  <svg:desc>EHD.A37:EHD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5</text:p>
                <draw:g>
                  <svg:desc>EHD.A54:EHD.A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20</text:p>
                <draw:g>
                  <svg:desc>EHD.A69:EHD.A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4596">
                <text:p>0.0524596</text:p>
                <draw:g>
                  <svg:desc>EHD.B3:EHD.B18</svg:desc>
                </draw:g>
              </table:table-cell>
              <table:table-cell office:value-type="float" office:value="0.06835">
                <text:p>0.06835</text:p>
                <draw:g>
                  <svg:desc>EHD.C3:EHD.C18</svg:desc>
                </draw:g>
              </table:table-cell>
              <table:table-cell office:value-type="float" office:value="0.0560048">
                <text:p>0.0560048</text:p>
                <draw:g>
                  <svg:desc>EHD.B21:EHD.B36</svg:desc>
                </draw:g>
              </table:table-cell>
              <table:table-cell office:value-type="float" office:value="0.06835">
                <text:p>0.06835</text:p>
                <draw:g>
                  <svg:desc>EHD.C3:EHD.C18</svg:desc>
                </draw:g>
              </table:table-cell>
              <table:table-cell office:value-type="float" office:value="0.0530389">
                <text:p>0.0530389</text:p>
                <draw:g>
                  <svg:desc>EHD.B39:EHD.B53</svg:desc>
                </draw:g>
              </table:table-cell>
              <table:table-cell office:value-type="float" office:value="0.160801">
                <text:p>0.160801</text:p>
                <draw:g>
                  <svg:desc>EHD.C21:EHD.C36</svg:desc>
                </draw:g>
              </table:table-cell>
              <table:table-cell office:value-type="float" office:value="0.228677">
                <text:p>0.228677</text:p>
                <draw:g>
                  <svg:desc>EHD.B56:EHD.B68</svg:desc>
                </draw:g>
              </table:table-cell>
              <table:table-cell office:value-type="float" office:value="0.531729">
                <text:p>0.531729</text:p>
                <draw:g>
                  <svg:desc>EHD.C39:EHD.C53</svg:desc>
                </draw:g>
              </table:table-cell>
              <table:table-cell office:value-type="float" office:value="0.296499">
                <text:p>0.296499</text:p>
                <draw:g>
                  <svg:desc>EHD.B71:EHD.B85</svg:desc>
                </draw:g>
              </table:table-cell>
              <table:table-cell office:value-type="float" office:value="0.426921">
                <text:p>0.426921</text:p>
                <draw:g>
                  <svg:desc>EHD.C71:EHD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5981">
                <text:p>0.0845981</text:p>
              </table:table-cell>
              <table:table-cell office:value-type="float" office:value="0.0860373">
                <text:p>0.0860373</text:p>
              </table:table-cell>
              <table:table-cell office:value-type="float" office:value="0.0965544">
                <text:p>0.0965544</text:p>
              </table:table-cell>
              <table:table-cell office:value-type="float" office:value="0.0860373">
                <text:p>0.0860373</text:p>
              </table:table-cell>
              <table:table-cell office:value-type="float" office:value="0.0907616">
                <text:p>0.0907616</text:p>
              </table:table-cell>
              <table:table-cell office:value-type="float" office:value="0.170098">
                <text:p>0.170098</text:p>
              </table:table-cell>
              <table:table-cell office:value-type="float" office:value="0.26487">
                <text:p>0.26487</text:p>
              </table:table-cell>
              <table:table-cell office:value-type="float" office:value="0.540425">
                <text:p>0.540425</text:p>
              </table:table-cell>
              <table:table-cell office:value-type="float" office:value="0.309173">
                <text:p>0.309173</text:p>
              </table:table-cell>
              <table:table-cell office:value-type="float" office:value="0.450956">
                <text:p>0.450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0861">
                <text:p>0.120861</text:p>
              </table:table-cell>
              <table:table-cell office:value-type="float" office:value="0.115185">
                <text:p>0.115185</text:p>
              </table:table-cell>
              <table:table-cell office:value-type="float" office:value="0.148968">
                <text:p>0.148968</text:p>
              </table:table-cell>
              <table:table-cell office:value-type="float" office:value="0.115185">
                <text:p>0.115185</text:p>
              </table:table-cell>
              <table:table-cell office:value-type="float" office:value="0.14431">
                <text:p>0.14431</text:p>
              </table:table-cell>
              <table:table-cell office:value-type="float" office:value="0.187404">
                <text:p>0.187404</text:p>
              </table:table-cell>
              <table:table-cell office:value-type="float" office:value="0.327085">
                <text:p>0.327085</text:p>
              </table:table-cell>
              <table:table-cell office:value-type="float" office:value="0.590395">
                <text:p>0.590395</text:p>
              </table:table-cell>
              <table:table-cell office:value-type="float" office:value="0.326645">
                <text:p>0.326645</text:p>
              </table:table-cell>
              <table:table-cell office:value-type="float" office:value="0.476016">
                <text:p>0.476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433">
                <text:p>0.16433</text:p>
              </table:table-cell>
              <table:table-cell office:value-type="float" office:value="0.176637">
                <text:p>0.176637</text:p>
              </table:table-cell>
              <table:table-cell office:value-type="float" office:value="0.206131">
                <text:p>0.206131</text:p>
              </table:table-cell>
              <table:table-cell office:value-type="float" office:value="0.176637">
                <text:p>0.176637</text:p>
              </table:table-cell>
              <table:table-cell office:value-type="float" office:value="0.21102">
                <text:p>0.21102</text:p>
              </table:table-cell>
              <table:table-cell office:value-type="float" office:value="0.251339">
                <text:p>0.251339</text:p>
              </table:table-cell>
              <table:table-cell office:value-type="float" office:value="0.425678">
                <text:p>0.425678</text:p>
              </table:table-cell>
              <table:table-cell office:value-type="float" office:value="0.594536">
                <text:p>0.594536</text:p>
              </table:table-cell>
              <table:table-cell office:value-type="float" office:value="0.360104">
                <text:p>0.360104</text:p>
              </table:table-cell>
              <table:table-cell office:value-type="float" office:value="0.543834">
                <text:p>0.543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9895">
                <text:p>0.219895</text:p>
              </table:table-cell>
              <table:table-cell office:value-type="float" office:value="0.276489">
                <text:p>0.276489</text:p>
              </table:table-cell>
              <table:table-cell office:value-type="float" office:value="0.273861">
                <text:p>0.273861</text:p>
              </table:table-cell>
              <table:table-cell office:value-type="float" office:value="0.276489">
                <text:p>0.276489</text:p>
              </table:table-cell>
              <table:table-cell office:value-type="float" office:value="0.292212">
                <text:p>0.292212</text:p>
              </table:table-cell>
              <table:table-cell office:value-type="float" office:value="0.387787">
                <text:p>0.387787</text:p>
              </table:table-cell>
              <table:table-cell office:value-type="float" office:value="0.53982">
                <text:p>0.53982</text:p>
              </table:table-cell>
              <table:table-cell office:value-type="float" office:value="0.683241">
                <text:p>0.683241</text:p>
              </table:table-cell>
              <table:table-cell office:value-type="float" office:value="0.428204">
                <text:p>0.428204</text:p>
              </table:table-cell>
              <table:table-cell office:value-type="float" office:value="0.707248">
                <text:p>0.707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0938">
                <text:p>0.290938</text:p>
              </table:table-cell>
              <table:table-cell office:value-type="float" office:value="0.464376">
                <text:p>0.464376</text:p>
              </table:table-cell>
              <table:table-cell office:value-type="float" office:value="0.356628">
                <text:p>0.356628</text:p>
              </table:table-cell>
              <table:table-cell office:value-type="float" office:value="0.464376">
                <text:p>0.464376</text:p>
              </table:table-cell>
              <table:table-cell office:value-type="float" office:value="0.392242">
                <text:p>0.392242</text:p>
              </table:table-cell>
              <table:table-cell office:value-type="float" office:value="0.644594">
                <text:p>0.644594</text:p>
              </table:table-cell>
              <table:table-cell office:value-type="float" office:value="0.661515">
                <text:p>0.661515</text:p>
              </table:table-cell>
              <table:table-cell office:value-type="float" office:value="0.966536">
                <text:p>0.966536</text:p>
              </table:table-cell>
              <table:table-cell office:value-type="float" office:value="0.525871">
                <text:p>0.525871</text:p>
              </table:table-cell>
              <table:table-cell office:value-type="float" office:value="1.01612">
                <text:p>1.0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9568">
                <text:p>0.379568</text:p>
              </table:table-cell>
              <table:table-cell office:value-type="float" office:value="0.839076">
                <text:p>0.839076</text:p>
              </table:table-cell>
              <table:table-cell office:value-type="float" office:value="0.460991">
                <text:p>0.460991</text:p>
              </table:table-cell>
              <table:table-cell office:value-type="float" office:value="0.839076">
                <text:p>0.839076</text:p>
              </table:table-cell>
              <table:table-cell office:value-type="float" office:value="0.511528">
                <text:p>0.511528</text:p>
              </table:table-cell>
              <table:table-cell office:value-type="float" office:value="1.16174">
                <text:p>1.16174</text:p>
              </table:table-cell>
              <table:table-cell office:value-type="float" office:value="0.779202">
                <text:p>0.779202</text:p>
              </table:table-cell>
              <table:table-cell office:value-type="float" office:value="1.67258">
                <text:p>1.67258</text:p>
              </table:table-cell>
              <table:table-cell office:value-type="float" office:value="0.639757">
                <text:p>0.639757</text:p>
              </table:table-cell>
              <table:table-cell office:value-type="float" office:value="1.68648">
                <text:p>1.68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0154">
                <text:p>0.480154</text:p>
              </table:table-cell>
              <table:table-cell office:value-type="float" office:value="1.62643">
                <text:p>1.62643</text:p>
              </table:table-cell>
              <table:table-cell office:value-type="float" office:value="0.586463">
                <text:p>0.586463</text:p>
              </table:table-cell>
              <table:table-cell office:value-type="float" office:value="1.62643">
                <text:p>1.62643</text:p>
              </table:table-cell>
              <table:table-cell office:value-type="float" office:value="0.645226">
                <text:p>0.645226</text:p>
              </table:table-cell>
              <table:table-cell office:value-type="float" office:value="2.18091">
                <text:p>2.18091</text:p>
              </table:table-cell>
              <table:table-cell office:value-type="float" office:value="0.884723">
                <text:p>0.884723</text:p>
              </table:table-cell>
              <table:table-cell office:value-type="float" office:value="2.89288">
                <text:p>2.89288</text:p>
              </table:table-cell>
              <table:table-cell office:value-type="float" office:value="0.753528">
                <text:p>0.753528</text:p>
              </table:table-cell>
              <table:table-cell office:value-type="float" office:value="2.92439">
                <text:p>2.92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1849">
                <text:p>0.601849</text:p>
              </table:table-cell>
              <table:table-cell office:value-type="float" office:value="3.07885">
                <text:p>3.07885</text:p>
              </table:table-cell>
              <table:table-cell office:value-type="float" office:value="0.717149">
                <text:p>0.717149</text:p>
              </table:table-cell>
              <table:table-cell office:value-type="float" office:value="3.07885">
                <text:p>3.07885</text:p>
              </table:table-cell>
              <table:table-cell office:value-type="float" office:value="0.773803">
                <text:p>0.773803</text:p>
              </table:table-cell>
              <table:table-cell office:value-type="float" office:value="4.02157">
                <text:p>4.02157</text:p>
              </table:table-cell>
              <table:table-cell office:value-type="float" office:value="0.930301">
                <text:p>0.930301</text:p>
              </table:table-cell>
              <table:table-cell office:value-type="float" office:value="5.34525">
                <text:p>5.34525</text:p>
              </table:table-cell>
              <table:table-cell office:value-type="float" office:value="0.85986">
                <text:p>0.85986</text:p>
              </table:table-cell>
              <table:table-cell office:value-type="float" office:value="5.16395">
                <text:p>5.16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7205">
                <text:p>0.727205</text:p>
              </table:table-cell>
              <table:table-cell office:value-type="float" office:value="5.91519">
                <text:p>5.91519</text:p>
              </table:table-cell>
              <table:table-cell office:value-type="float" office:value="0.835716">
                <text:p>0.835716</text:p>
              </table:table-cell>
              <table:table-cell office:value-type="float" office:value="5.91519">
                <text:p>5.91519</text:p>
              </table:table-cell>
              <table:table-cell office:value-type="float" office:value="0.882591">
                <text:p>0.882591</text:p>
              </table:table-cell>
              <table:table-cell office:value-type="float" office:value="7.88867">
                <text:p>7.88867</text:p>
              </table:table-cell>
              <table:table-cell office:value-type="float" office:value="0.964061">
                <text:p>0.964061</text:p>
              </table:table-cell>
              <table:table-cell office:value-type="float" office:value="10.4501">
                <text:p>10.4501</text:p>
              </table:table-cell>
              <table:table-cell office:value-type="float" office:value="0.911625">
                <text:p>0.911625</text:p>
              </table:table-cell>
              <table:table-cell office:value-type="float" office:value="7.11199">
                <text:p>7.11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25">
                <text:p>0.84225</text:p>
              </table:table-cell>
              <table:table-cell office:value-type="float" office:value="11.9818">
                <text:p>11.9818</text:p>
              </table:table-cell>
              <table:table-cell office:value-type="float" office:value="0.92613">
                <text:p>0.92613</text:p>
              </table:table-cell>
              <table:table-cell office:value-type="float" office:value="11.9818">
                <text:p>11.9818</text:p>
              </table:table-cell>
              <table:table-cell office:value-type="float" office:value="0.92905">
                <text:p>0.92905</text:p>
              </table:table-cell>
              <table:table-cell office:value-type="float" office:value="15.1421">
                <text:p>15.1421</text:p>
              </table:table-cell>
              <table:table-cell office:value-type="float" office:value="0.977895">
                <text:p>0.977895</text:p>
              </table:table-cell>
              <table:table-cell office:value-type="float" office:value="15.7483">
                <text:p>15.7483</text:p>
              </table:table-cell>
              <table:table-cell office:value-type="float" office:value="0.953101">
                <text:p>0.953101</text:p>
              </table:table-cell>
              <table:table-cell office:value-type="float" office:value="10.2484">
                <text:p>10.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8331">
                <text:p>0.928331</text:p>
              </table:table-cell>
              <table:table-cell office:value-type="float" office:value="22.631">
                <text:p>22.631</text:p>
              </table:table-cell>
              <table:table-cell office:value-type="float" office:value="0.959798">
                <text:p>0.959798</text:p>
              </table:table-cell>
              <table:table-cell office:value-type="float" office:value="22.631">
                <text:p>22.631</text:p>
              </table:table-cell>
              <table:table-cell office:value-type="float" office:value="0.962694">
                <text:p>0.962694</text:p>
              </table:table-cell>
              <table:table-cell office:value-type="float" office:value="22.971">
                <text:p>22.971</text:p>
              </table:table-cell>
              <table:table-cell office:value-type="float" office:value="0.987209">
                <text:p>0.987209</text:p>
              </table:table-cell>
              <table:table-cell office:value-type="float" office:value="24.0818">
                <text:p>24.0818</text:p>
              </table:table-cell>
              <table:table-cell office:value-type="float" office:value="0.968394">
                <text:p>0.968394</text:p>
              </table:table-cell>
              <table:table-cell office:value-type="float" office:value="12.9067">
                <text:p>12.9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1814">
                <text:p>0.961814</text:p>
              </table:table-cell>
              <table:table-cell office:value-type="float" office:value="35.0426">
                <text:p>35.0426</text:p>
              </table:table-cell>
              <table:table-cell office:value-type="float" office:value="0.973145">
                <text:p>0.973145</text:p>
              </table:table-cell>
              <table:table-cell office:value-type="float" office:value="35.0426">
                <text:p>35.0426</text:p>
              </table:table-cell>
              <table:table-cell office:value-type="float" office:value="0.974697">
                <text:p>0.974697</text:p>
              </table:table-cell>
              <table:table-cell office:value-type="float" office:value="28.6443">
                <text:p>28.6443</text:p>
              </table:table-cell>
              <table:table-cell office:value-type="float" office:value="0.993628">
                <text:p>0.993628</text:p>
              </table:table-cell>
              <table:table-cell office:value-type="float" office:value="30.1475">
                <text:p>30.1475</text:p>
              </table:table-cell>
              <table:table-cell office:value-type="float" office:value="0.979378">
                <text:p>0.979378</text:p>
              </table:table-cell>
              <table:table-cell office:value-type="float" office:value="14.9026">
                <text:p>14.9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4651">
                <text:p>0.974651</text:p>
              </table:table-cell>
              <table:table-cell office:value-type="float" office:value="44.3119">
                <text:p>44.3119</text:p>
              </table:table-cell>
              <table:table-cell office:value-type="float" office:value="0.982483">
                <text:p>0.982483</text:p>
              </table:table-cell>
              <table:table-cell office:value-type="float" office:value="44.3119">
                <text:p>44.3119</text:p>
              </table:table-cell>
              <table:table-cell office:value-type="float" office:value="0.984383">
                <text:p>0.984383</text:p>
              </table:table-cell>
              <table:table-cell office:value-type="float" office:value="36.4202">
                <text:p>36.4202</text:p>
              </table:table-cell>
              <table:table-cell office:value-type="float" office:value="NaN">
                <text:p>NaN</text:p>
              </table:table-cell>
              <table:table-cell office:value-type="float" office:value="38.5646">
                <text:p>38.5646</text:p>
              </table:table-cell>
              <table:table-cell office:value-type="float" office:value="0.986375">
                <text:p>0.986375</text:p>
              </table:table-cell>
              <table:table-cell office:value-type="float" office:value="18.5355">
                <text:p>18.5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4614">
                <text:p>0.984614</text:p>
              </table:table-cell>
              <table:table-cell office:value-type="float" office:value="60.1505">
                <text:p>60.1505</text:p>
              </table:table-cell>
              <table:table-cell office:value-type="float" office:value="0.989249">
                <text:p>0.989249</text:p>
              </table:table-cell>
              <table:table-cell office:value-type="float" office:value="60.1505">
                <text:p>60.1505</text:p>
              </table:table-cell>
              <table:table-cell office:value-type="float" office:value="0.990801">
                <text:p>0.990801</text:p>
              </table:table-cell>
              <table:table-cell office:value-type="float" office:value="46.4548">
                <text:p>46.4548</text:p>
              </table:table-cell>
              <table:table-cell office:value-type="float" office:value="NaN">
                <text:p>NaN</text:p>
              </table:table-cell>
              <table:table-cell office:value-type="float" office:value="48.8459">
                <text:p>48.8459</text:p>
              </table:table-cell>
              <table:table-cell office:value-type="float" office:value="0.992539">
                <text:p>0.992539</text:p>
              </table:table-cell>
              <table:table-cell office:value-type="float" office:value="22.2084">
                <text:p>22.2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1241">
                <text:p>0.991241</text:p>
              </table:table-cell>
              <table:table-cell office:value-type="float" office:value="71.4964">
                <text:p>71.4964</text:p>
              </table:table-cell>
              <table:table-cell office:value-type="float" office:value="0.994138">
                <text:p>0.994138</text:p>
              </table:table-cell>
              <table:table-cell office:value-type="float" office:value="71.4964">
                <text:p>71.4964</text:p>
              </table:table-cell>
              <table:table-cell office:value-type="float" office:value="NaN">
                <text:p>NaN</text:p>
              </table:table-cell>
              <table:table-cell office:value-type="float" office:value="59.6687">
                <text:p>59.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7.356cm" svg:y="0.316cm" chart:style-name="ch2">
          <text:p>Audio</text:p>
        </chart:title>
        <chart:legend chart:legend-position="end" svg:x="11.551cm" svg:y="2.958cm" style:legend-expansion="high" chart:style-name="ch3"/>
        <chart:plot-area chart:style-name="ch4" table:cell-range-address="Audio.B3:Audio.C20 Audio.A1:Audio.A1 Audio.A21:Audio.A21 Audio.C23:Audio.C39 Audio.A40:Audio.A40 Audio.C42:Audio.C57 Audio.A58:Audio.A58 Audio.C60:Audio.C73 Audio.A74:Audio.A74 Audio.C76:Audio.C91 Audio.G1:Audio.G1 Audio.I1:Audio.I2" chart:data-source-has-labels="row" svg:x="1.33cm" svg:y="1.275cm" svg:width="9.902cm" svg:height="6.569cm">
          <chartooo:coordinate-region svg:x="2.137cm" svg:y="1.474cm" svg:width="9.001cm" svg:height="5.723cm"/>
          <chart:axis chart:dimension="x" chart:name="primary-x" chart:style-name="ch5">
            <chart:title svg:x="5.298cm" svg:y="8.024cm" chart:style-name="ch6">
              <text:p>Precision(%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145cm" chart:style-name="ch10">
              <text:p>Time(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Audio.C3:Audio.C20" chart:label-cell-address="Audio.A1:Audio.A1" chart:class="chart:scatter">
            <chart:domain table:cell-range-address="Audio.B3:Audio.B20"/>
            <chart:data-point chart:repeated="18"/>
          </chart:series>
          <chart:series chart:style-name="ch12" chart:values-cell-range-address="Audio.C23:Audio.C39" chart:label-cell-address="Audio.A21:Audio.A21" chart:class="chart:scatter">
            <chart:domain table:cell-range-address="Audio.B23:Audio.B39"/>
            <chart:data-point chart:repeated="17"/>
          </chart:series>
          <chart:series chart:style-name="ch13" chart:values-cell-range-address="Audio.C42:Audio.C57" chart:label-cell-address="Audio.A40:Audio.A40" chart:class="chart:scatter">
            <chart:domain table:cell-range-address="Audio.B42:Audio.B57"/>
            <chart:data-point chart:repeated="16"/>
          </chart:series>
          <chart:series chart:style-name="ch14" chart:values-cell-range-address="Audio.C60:Audio.C73" chart:label-cell-address="Audio.A58:Audio.A58" chart:class="chart:scatter">
            <chart:domain table:cell-range-address="Audio.B60:Audio.B73"/>
            <chart:data-point chart:repeated="14"/>
          </chart:series>
          <chart:series chart:style-name="ch15" chart:values-cell-range-address="Audio.C76:Audio.C91" chart:label-cell-address="Audio.A74:Audio.A74" chart:class="chart:scatter">
            <chart:domain table:cell-range-address="Audio.B76:Audio.B91"/>
            <chart:data-point chart:repeated="16"/>
          </chart:series>
          <chart:series chart:style-name="ch16" chart:values-cell-range-address="Audio.I1:Audio.I2" chart:label-cell-address="Audio.G1:Audio.G1" chart:class="chart:scatter">
            <chart:domain table:cell-range-address="Audio.H1:Audio.H2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D-Tree</text:p>
                <draw:g>
                  <svg:desc>Audio.A1:Audio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5 KD-Tree</text:p>
                <draw:g>
                  <svg:desc>Audio.A21:Audio.A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andom 20 KD-Tree</text:p>
                <draw:g>
                  <svg:desc>Audio.A40:Audio.A4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5</text:p>
                <draw:g>
                  <svg:desc>Audio.A58:Audio.A5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Means 20</text:p>
                <draw:g>
                  <svg:desc>Audio.A74:Audio.A7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Linear Search</text:p>
                <draw:g>
                  <svg:desc>Audio.G1:Audi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9826">
                <text:p>0.0429826</text:p>
                <draw:g>
                  <svg:desc>Audio.B3:Audio.B20</svg:desc>
                </draw:g>
              </table:table-cell>
              <table:table-cell office:value-type="float" office:value="0.0768387">
                <text:p>0.0768387</text:p>
                <draw:g>
                  <svg:desc>Audio.C3:Audio.C20</svg:desc>
                </draw:g>
              </table:table-cell>
              <table:table-cell office:value-type="float" office:value="0.0442107">
                <text:p>0.0442107</text:p>
                <draw:g>
                  <svg:desc>Audio.B23:Audio.B39</svg:desc>
                </draw:g>
              </table:table-cell>
              <table:table-cell office:value-type="float" office:value="0.197096">
                <text:p>0.197096</text:p>
                <draw:g>
                  <svg:desc>Audio.C23:Audio.C39</svg:desc>
                </draw:g>
              </table:table-cell>
              <table:table-cell office:value-type="float" office:value="0.0434229">
                <text:p>0.0434229</text:p>
                <draw:g>
                  <svg:desc>Audio.B42:Audio.B57</svg:desc>
                </draw:g>
              </table:table-cell>
              <table:table-cell office:value-type="float" office:value="0.621769">
                <text:p>0.621769</text:p>
                <draw:g>
                  <svg:desc>Audio.C42:Audio.C57</svg:desc>
                </draw:g>
              </table:table-cell>
              <table:table-cell office:value-type="float" office:value="0.190769">
                <text:p>0.190769</text:p>
                <draw:g>
                  <svg:desc>Audio.B60:Audio.B73</svg:desc>
                </draw:g>
              </table:table-cell>
              <table:table-cell office:value-type="float" office:value="0.305316">
                <text:p>0.305316</text:p>
                <draw:g>
                  <svg:desc>Audio.C60:Audio.C73</svg:desc>
                </draw:g>
              </table:table-cell>
              <table:table-cell office:value-type="float" office:value="0.253887">
                <text:p>0.253887</text:p>
                <draw:g>
                  <svg:desc>Audio.B76:Audio.B91</svg:desc>
                </draw:g>
              </table:table-cell>
              <table:table-cell office:value-type="float" office:value="0.479418">
                <text:p>0.479418</text:p>
                <draw:g>
                  <svg:desc>Audio.C76:Audio.C91</svg:desc>
                </draw:g>
              </table:table-cell>
              <table:table-cell office:value-type="float" office:value="0.0429826">
                <text:p>0.0429826</text:p>
                <draw:g>
                  <svg:desc>Audio.H1:Audio.H2</svg:desc>
                </draw:g>
              </table:table-cell>
              <table:table-cell office:value-type="float" office:value="197.95">
                <text:p>197.95</text:p>
                <draw:g>
                  <svg:desc>Audio.I1:Audio.I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3319">
                <text:p>0.0683319</text:p>
              </table:table-cell>
              <table:table-cell office:value-type="float" office:value="0.09858">
                <text:p>0.09858</text:p>
              </table:table-cell>
              <table:table-cell office:value-type="float" office:value="0.0775077">
                <text:p>0.0775077</text:p>
              </table:table-cell>
              <table:table-cell office:value-type="float" office:value="0.209408">
                <text:p>0.209408</text:p>
              </table:table-cell>
              <table:table-cell office:value-type="float" office:value="0.0774845">
                <text:p>0.0774845</text:p>
              </table:table-cell>
              <table:table-cell office:value-type="float" office:value="0.653645">
                <text:p>0.653645</text:p>
              </table:table-cell>
              <table:table-cell office:value-type="float" office:value="0.221725">
                <text:p>0.221725</text:p>
              </table:table-cell>
              <table:table-cell office:value-type="float" office:value="0.38815">
                <text:p>0.38815</text:p>
              </table:table-cell>
              <table:table-cell office:value-type="float" office:value="0.263781">
                <text:p>0.263781</text:p>
              </table:table-cell>
              <table:table-cell office:value-type="float" office:value="0.508863">
                <text:p>0.508863</text:p>
              </table:table-cell>
              <table:table-cell office:value-type="float" office:value="1">
                <text:p>1</text:p>
              </table:table-cell>
              <table:table-cell office:value-type="float" office:value="197.95">
                <text:p>197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552">
                <text:p>0.103552</text:p>
              </table:table-cell>
              <table:table-cell office:value-type="float" office:value="0.140725">
                <text:p>0.140725</text:p>
              </table:table-cell>
              <table:table-cell office:value-type="float" office:value="0.130732">
                <text:p>0.130732</text:p>
              </table:table-cell>
              <table:table-cell office:value-type="float" office:value="0.237887">
                <text:p>0.237887</text:p>
              </table:table-cell>
              <table:table-cell office:value-type="float" office:value="0.132748">
                <text:p>0.132748</text:p>
              </table:table-cell>
              <table:table-cell office:value-type="float" office:value="0.667397">
                <text:p>0.667397</text:p>
              </table:table-cell>
              <table:table-cell office:value-type="float" office:value="0.282944">
                <text:p>0.282944</text:p>
              </table:table-cell>
              <table:table-cell office:value-type="float" office:value="0.52657">
                <text:p>0.52657</text:p>
              </table:table-cell>
              <table:table-cell office:value-type="float" office:value="0.286999">
                <text:p>0.286999</text:p>
              </table:table-cell>
              <table:table-cell office:value-type="float" office:value="0.523362">
                <text:p>0.52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034">
                <text:p>0.150034</text:p>
              </table:table-cell>
              <table:table-cell office:value-type="float" office:value="0.212567">
                <text:p>0.212567</text:p>
              </table:table-cell>
              <table:table-cell office:value-type="float" office:value="0.196191">
                <text:p>0.196191</text:p>
              </table:table-cell>
              <table:table-cell office:value-type="float" office:value="0.319231">
                <text:p>0.319231</text:p>
              </table:table-cell>
              <table:table-cell office:value-type="float" office:value="0.209537">
                <text:p>0.209537</text:p>
              </table:table-cell>
              <table:table-cell office:value-type="float" office:value="0.689806">
                <text:p>0.689806</text:p>
              </table:table-cell>
              <table:table-cell office:value-type="float" office:value="0.380101">
                <text:p>0.380101</text:p>
              </table:table-cell>
              <table:table-cell office:value-type="float" office:value="0.873331">
                <text:p>0.873331</text:p>
              </table:table-cell>
              <table:table-cell office:value-type="float" office:value="0.326112">
                <text:p>0.326112</text:p>
              </table:table-cell>
              <table:table-cell office:value-type="float" office:value="0.608881">
                <text:p>0.60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7985">
                <text:p>0.207985</text:p>
              </table:table-cell>
              <table:table-cell office:value-type="float" office:value="0.39498">
                <text:p>0.39498</text:p>
              </table:table-cell>
              <table:table-cell office:value-type="float" office:value="0.275853">
                <text:p>0.275853</text:p>
              </table:table-cell>
              <table:table-cell office:value-type="float" office:value="0.527796">
                <text:p>0.527796</text:p>
              </table:table-cell>
              <table:table-cell office:value-type="float" office:value="0.319091">
                <text:p>0.319091</text:p>
              </table:table-cell>
              <table:table-cell office:value-type="float" office:value="0.781163">
                <text:p>0.781163</text:p>
              </table:table-cell>
              <table:table-cell office:value-type="float" office:value="0.491299">
                <text:p>0.491299</text:p>
              </table:table-cell>
              <table:table-cell office:value-type="float" office:value="1.45741">
                <text:p>1.45741</text:p>
              </table:table-cell>
              <table:table-cell office:value-type="float" office:value="0.396598">
                <text:p>0.396598</text:p>
              </table:table-cell>
              <table:table-cell office:value-type="float" office:value="0.762652">
                <text:p>0.76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1947">
                <text:p>0.281947</text:p>
              </table:table-cell>
              <table:table-cell office:value-type="float" office:value="0.634844">
                <text:p>0.634844</text:p>
              </table:table-cell>
              <table:table-cell office:value-type="float" office:value="0.375605">
                <text:p>0.375605</text:p>
              </table:table-cell>
              <table:table-cell office:value-type="float" office:value="0.898241">
                <text:p>0.898241</text:p>
              </table:table-cell>
              <table:table-cell office:value-type="float" office:value="0.440369">
                <text:p>0.440369</text:p>
              </table:table-cell>
              <table:table-cell office:value-type="float" office:value="1.16932">
                <text:p>1.16932</text:p>
              </table:table-cell>
              <table:table-cell office:value-type="float" office:value="0.612415">
                <text:p>0.612415</text:p>
              </table:table-cell>
              <table:table-cell office:value-type="float" office:value="2.60273">
                <text:p>2.60273</text:p>
              </table:table-cell>
              <table:table-cell office:value-type="float" office:value="0.499015">
                <text:p>0.499015</text:p>
              </table:table-cell>
              <table:table-cell office:value-type="float" office:value="1.08232">
                <text:p>1.0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0809">
                <text:p>0.370809</text:p>
              </table:table-cell>
              <table:table-cell office:value-type="float" office:value="1.10593">
                <text:p>1.10593</text:p>
              </table:table-cell>
              <table:table-cell office:value-type="float" office:value="0.496235">
                <text:p>0.496235</text:p>
              </table:table-cell>
              <table:table-cell office:value-type="float" office:value="1.59705">
                <text:p>1.59705</text:p>
              </table:table-cell>
              <table:table-cell office:value-type="float" office:value="0.57548">
                <text:p>0.57548</text:p>
              </table:table-cell>
              <table:table-cell office:value-type="float" office:value="1.96445">
                <text:p>1.96445</text:p>
              </table:table-cell>
              <table:table-cell office:value-type="float" office:value="0.72417">
                <text:p>0.72417</text:p>
              </table:table-cell>
              <table:table-cell office:value-type="float" office:value="4.67523">
                <text:p>4.67523</text:p>
              </table:table-cell>
              <table:table-cell office:value-type="float" office:value="0.614037">
                <text:p>0.614037</text:p>
              </table:table-cell>
              <table:table-cell office:value-type="float" office:value="1.65293">
                <text:p>1.6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3874">
                <text:p>0.473874</text:p>
              </table:table-cell>
              <table:table-cell office:value-type="float" office:value="2.13497">
                <text:p>2.13497</text:p>
              </table:table-cell>
              <table:table-cell office:value-type="float" office:value="0.625206">
                <text:p>0.625206</text:p>
              </table:table-cell>
              <table:table-cell office:value-type="float" office:value="2.94041">
                <text:p>2.94041</text:p>
              </table:table-cell>
              <table:table-cell office:value-type="float" office:value="0.709433">
                <text:p>0.709433</text:p>
              </table:table-cell>
              <table:table-cell office:value-type="float" office:value="3.51204">
                <text:p>3.51204</text:p>
              </table:table-cell>
              <table:table-cell office:value-type="float" office:value="0.819334">
                <text:p>0.819334</text:p>
              </table:table-cell>
              <table:table-cell office:value-type="float" office:value="8.46169">
                <text:p>8.46169</text:p>
              </table:table-cell>
              <table:table-cell office:value-type="float" office:value="0.728202">
                <text:p>0.728202</text:p>
              </table:table-cell>
              <table:table-cell office:value-type="float" office:value="2.73261">
                <text:p>2.7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7529">
                <text:p>0.587529</text:p>
              </table:table-cell>
              <table:table-cell office:value-type="float" office:value="4.08647">
                <text:p>4.08647</text:p>
              </table:table-cell>
              <table:table-cell office:value-type="float" office:value="0.751095">
                <text:p>0.751095</text:p>
              </table:table-cell>
              <table:table-cell office:value-type="float" office:value="5.24365">
                <text:p>5.24365</text:p>
              </table:table-cell>
              <table:table-cell office:value-type="float" office:value="0.829993">
                <text:p>0.829993</text:p>
              </table:table-cell>
              <table:table-cell office:value-type="float" office:value="6.56997">
                <text:p>6.56997</text:p>
              </table:table-cell>
              <table:table-cell office:value-type="float" office:value="0.899182">
                <text:p>0.899182</text:p>
              </table:table-cell>
              <table:table-cell office:value-type="float" office:value="16.507">
                <text:p>16.507</text:p>
              </table:table-cell>
              <table:table-cell office:value-type="float" office:value="0.838821">
                <text:p>0.838821</text:p>
              </table:table-cell>
              <table:table-cell office:value-type="float" office:value="4.91327">
                <text:p>4.9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605">
                <text:p>0.70605</text:p>
              </table:table-cell>
              <table:table-cell office:value-type="float" office:value="7.78488">
                <text:p>7.78488</text:p>
              </table:table-cell>
              <table:table-cell office:value-type="float" office:value="0.855018">
                <text:p>0.855018</text:p>
              </table:table-cell>
              <table:table-cell office:value-type="float" office:value="9.95665">
                <text:p>9.95665</text:p>
              </table:table-cell>
              <table:table-cell office:value-type="float" office:value="0.916051">
                <text:p>0.916051</text:p>
              </table:table-cell>
              <table:table-cell office:value-type="float" office:value="12.4717">
                <text:p>12.4717</text:p>
              </table:table-cell>
              <table:table-cell office:value-type="float" office:value="0.936094">
                <text:p>0.936094</text:p>
              </table:table-cell>
              <table:table-cell office:value-type="float" office:value="24.196">
                <text:p>24.196</text:p>
              </table:table-cell>
              <table:table-cell office:value-type="float" office:value="0.923628">
                <text:p>0.923628</text:p>
              </table:table-cell>
              <table:table-cell office:value-type="float" office:value="8.90622">
                <text:p>8.9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22">
                <text:p>0.812522</text:p>
              </table:table-cell>
              <table:table-cell office:value-type="float" office:value="15.9115">
                <text:p>15.9115</text:p>
              </table:table-cell>
              <table:table-cell office:value-type="float" office:value="0.901244">
                <text:p>0.901244</text:p>
              </table:table-cell>
              <table:table-cell office:value-type="float" office:value="14.9486">
                <text:p>14.9486</text:p>
              </table:table-cell>
              <table:table-cell office:value-type="float" office:value="0.951433">
                <text:p>0.951433</text:p>
              </table:table-cell>
              <table:table-cell office:value-type="float" office:value="18.8076">
                <text:p>18.8076</text:p>
              </table:table-cell>
              <table:table-cell office:value-type="float" office:value="0.965591">
                <text:p>0.965591</text:p>
              </table:table-cell>
              <table:table-cell office:value-type="float" office:value="36.2079">
                <text:p>36.2079</text:p>
              </table:table-cell>
              <table:table-cell office:value-type="float" office:value="0.954283">
                <text:p>0.954283</text:p>
              </table:table-cell>
              <table:table-cell office:value-type="float" office:value="13.0599">
                <text:p>13.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6541">
                <text:p>0.896541</text:p>
              </table:table-cell>
              <table:table-cell office:value-type="float" office:value="33.2377">
                <text:p>33.2377</text:p>
              </table:table-cell>
              <table:table-cell office:value-type="float" office:value="0.937739">
                <text:p>0.937739</text:p>
              </table:table-cell>
              <table:table-cell office:value-type="float" office:value="24.6419">
                <text:p>24.6419</text:p>
              </table:table-cell>
              <table:table-cell office:value-type="float" office:value="0.965243">
                <text:p>0.965243</text:p>
              </table:table-cell>
              <table:table-cell office:value-type="float" office:value="23.4305">
                <text:p>23.4305</text:p>
              </table:table-cell>
              <table:table-cell office:value-type="float" office:value="0.97757">
                <text:p>0.97757</text:p>
              </table:table-cell>
              <table:table-cell office:value-type="float" office:value="44.0704">
                <text:p>44.0704</text:p>
              </table:table-cell>
              <table:table-cell office:value-type="float" office:value="0.967051">
                <text:p>0.967051</text:p>
              </table:table-cell>
              <table:table-cell office:value-type="float" office:value="15.4129">
                <text:p>15.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4727">
                <text:p>0.934727</text:p>
              </table:table-cell>
              <table:table-cell office:value-type="float" office:value="52.8005">
                <text:p>52.8005</text:p>
              </table:table-cell>
              <table:table-cell office:value-type="float" office:value="0.963529">
                <text:p>0.963529</text:p>
              </table:table-cell>
              <table:table-cell office:value-type="float" office:value="37.2829">
                <text:p>37.2829</text:p>
              </table:table-cell>
              <table:table-cell office:value-type="float" office:value="0.976041">
                <text:p>0.976041</text:p>
              </table:table-cell>
              <table:table-cell office:value-type="float" office:value="30.0642">
                <text:p>30.0642</text:p>
              </table:table-cell>
              <table:table-cell office:value-type="float" office:value="0.986051">
                <text:p>0.986051</text:p>
              </table:table-cell>
              <table:table-cell office:value-type="float" office:value="56.0487">
                <text:p>56.0487</text:p>
              </table:table-cell>
              <table:table-cell office:value-type="float" office:value="0.977037">
                <text:p>0.977037</text:p>
              </table:table-cell>
              <table:table-cell office:value-type="float" office:value="19.0246">
                <text:p>19.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4061">
                <text:p>0.964061</text:p>
              </table:table-cell>
              <table:table-cell office:value-type="float" office:value="78.4404">
                <text:p>78.4404</text:p>
              </table:table-cell>
              <table:table-cell office:value-type="float" office:value="0.974303">
                <text:p>0.974303</text:p>
              </table:table-cell>
              <table:table-cell office:value-type="float" office:value="40.8252">
                <text:p>40.8252</text:p>
              </table:table-cell>
              <table:table-cell office:value-type="float" office:value="0.984012">
                <text:p>0.984012</text:p>
              </table:table-cell>
              <table:table-cell office:value-type="float" office:value="37.4454">
                <text:p>37.4454</text:p>
              </table:table-cell>
              <table:table-cell office:value-type="float" office:value="0.991195">
                <text:p>0.991195</text:p>
              </table:table-cell>
              <table:table-cell office:value-type="float" office:value="70.9069">
                <text:p>70.9069</text:p>
              </table:table-cell>
              <table:table-cell office:value-type="float" office:value="0.983873">
                <text:p>0.983873</text:p>
              </table:table-cell>
              <table:table-cell office:value-type="float" office:value="24.1794">
                <text:p>24.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4604">
                <text:p>0.974604</text:p>
              </table:table-cell>
              <table:table-cell office:value-type="float" office:value="94.5354">
                <text:p>94.5354</text:p>
              </table:table-cell>
              <table:table-cell office:value-type="float" office:value="0.981695">
                <text:p>0.981695</text:p>
              </table:table-cell>
              <table:table-cell office:value-type="float" office:value="51.536">
                <text:p>51.536</text:p>
              </table:table-cell>
              <table:table-cell office:value-type="float" office:value="0.989805">
                <text:p>0.989805</text:p>
              </table:table-cell>
              <table:table-cell office:value-type="float" office:value="45.7506">
                <text:p>45.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55">
                <text:p>0.98955</text:p>
              </table:table-cell>
              <table:table-cell office:value-type="float" office:value="30.2951">
                <text:p>30.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3015">
                <text:p>0.983015</text:p>
              </table:table-cell>
              <table:table-cell office:value-type="float" office:value="121.946">
                <text:p>121.946</text:p>
              </table:table-cell>
              <table:table-cell office:value-type="float" office:value="0.987488">
                <text:p>0.987488</text:p>
              </table:table-cell>
              <table:table-cell office:value-type="float" office:value="65.1346">
                <text:p>65.1346</text:p>
              </table:table-cell>
              <table:table-cell office:value-type="float" office:value="0.993466">
                <text:p>0.993466</text:p>
              </table:table-cell>
              <table:table-cell office:value-type="float" office:value="61.4107">
                <text:p>61.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721">
                <text:p>0.993721</text:p>
              </table:table-cell>
              <table:table-cell office:value-type="float" office:value="37.5146">
                <text:p>37.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88">
                <text:p>0.989388</text:p>
              </table:table-cell>
              <table:table-cell office:value-type="float" office:value="149.528">
                <text:p>149.528</text:p>
              </table:table-cell>
              <table:table-cell office:value-type="float" office:value="0.992261">
                <text:p>0.992261</text:p>
              </table:table-cell>
              <table:table-cell office:value-type="float" office:value="83.7922">
                <text:p>83.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3744">
                <text:p>0.993744</text:p>
              </table:table-cell>
              <table:table-cell office:value-type="float" office:value="188.566">
                <text:p>188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